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40000002E43CCEB8C0E17CFF6.png" manifest:media-type="image/png"/>
  <manifest:file-entry manifest:full-path="Pictures/100000010000001A000000216CD2364359A2793F.png" manifest:media-type="image/png"/>
  <manifest:file-entry manifest:full-path="Pictures/100000010000001800000022C108A21D724D58D8.png" manifest:media-type="image/png"/>
  <manifest:file-entry manifest:full-path="Pictures/100000010000001A00000021C93E40964A705304.png" manifest:media-type="image/png"/>
  <manifest:file-entry manifest:full-path="Pictures/10000001000000120000002243B456C81280AB7D.png" manifest:media-type="image/png"/>
  <manifest:file-entry manifest:full-path="Pictures/100000010000001A00000030FE92A9589638438B.png" manifest:media-type="image/png"/>
  <manifest:file-entry manifest:full-path="Pictures/1000000000000632000007CAF575EE6A36C1AD40.jpg" manifest:media-type="image/jpeg"/>
  <manifest:file-entry manifest:full-path="Pictures/100000010000006A0000006B0461440008BB3BF5.png" manifest:media-type="image/png"/>
  <manifest:file-entry manifest:full-path="Pictures/100000010000006A0000006AC8D3BA5BBB5E2A78.png" manifest:media-type="image/png"/>
  <manifest:file-entry manifest:full-path="Pictures/100000000000008600000085E34D7E10EB028A77.jpg" manifest:media-type="image/jpeg"/>
  <manifest:file-entry manifest:full-path="Pictures/1000000000000097000000802DD4477D1B6EE0AE.jpg" manifest:media-type="image/jpeg"/>
  <manifest:file-entry manifest:full-path="Pictures/10000001000000420000001CE35E074A9D327F3D.png" manifest:media-type="image/png"/>
  <manifest:file-entry manifest:full-path="Pictures/10000000000000D00000009712D701D63C732654.jpg" manifest:media-type="image/jpeg"/>
  <manifest:file-entry manifest:full-path="Pictures/100000010000001700000017375B5128A02D70F8.png" manifest:media-type="image/png"/>
  <manifest:file-entry manifest:full-path="Pictures/1000000100000042000000435FF430150FABBE77.png" manifest:media-type="image/png"/>
  <manifest:file-entry manifest:full-path="Pictures/100000010000000400000005B25A98E02AAF91E5.png" manifest:media-type="image/png"/>
  <manifest:file-entry manifest:full-path="Pictures/100000010000002500000015DB123584741BE8DA.png" manifest:media-type="image/png"/>
  <manifest:file-entry manifest:full-path="Pictures/100000010000001A00000021E184B2B47A5AA551.png" manifest:media-type="image/png"/>
  <manifest:file-entry manifest:full-path="Pictures/100000010000002E000000285FE10DEBCDA8767A.png" manifest:media-type="image/png"/>
  <manifest:file-entry manifest:full-path="Pictures/100000010000003300000031E3A1A8DBDF01EA29.png" manifest:media-type="image/png"/>
  <manifest:file-entry manifest:full-path="Pictures/100000010000001D0000000EAA9BF312721DD96F.png" manifest:media-type="image/png"/>
  <manifest:file-entry manifest:full-path="Pictures/10000001000000A7000000B1859C4191DFC22EB3.png" manifest:media-type="image/png"/>
  <manifest:file-entry manifest:full-path="Pictures/10000001000000240000002E55067732A85294E4.png" manifest:media-type="image/png"/>
  <manifest:file-entry manifest:full-path="Pictures/10000001000000230000001352F92DBE701457E5.png" manifest:media-type="image/png"/>
  <manifest:file-entry manifest:full-path="Pictures/100000010000001E0000001726A821D050458B5D.png" manifest:media-type="image/png"/>
  <manifest:file-entry manifest:full-path="Pictures/10000001000000210000002103A0EC5903C801EF.png" manifest:media-type="image/png"/>
  <manifest:file-entry manifest:full-path="Pictures/1000000100000021000000207F9470D53CB00B2E.png" manifest:media-type="image/png"/>
  <manifest:file-entry manifest:full-path="Pictures/100000010000000E000000128C7546393AC15243.png" manifest:media-type="image/png"/>
  <manifest:file-entry manifest:full-path="Pictures/10000001000000210000002063E5FC7EAE457315.png" manifest:media-type="image/png"/>
  <manifest:file-entry manifest:full-path="Pictures/10000001000005770000032C113C747E42028113.png" manifest:media-type="image/png"/>
  <manifest:file-entry manifest:full-path="Pictures/100000010000002100000021ABA36B4A108523B7.png" manifest:media-type="image/png"/>
  <manifest:file-entry manifest:full-path="Pictures/1000000100000022000000301CC2E455CF6122F4.png" manifest:media-type="image/png"/>
  <manifest:file-entry manifest:full-path="Pictures/10000001000000190000003073EB83C054E65B3D.png" manifest:media-type="image/png"/>
  <manifest:file-entry manifest:full-path="Pictures/100000000000005E0000005F49818CDF20F3E363.jpg" manifest:media-type="image/jpeg"/>
  <manifest:file-entry manifest:full-path="Pictures/100000010000002D0000002EBE4D0580B50CECF2.png" manifest:media-type="image/png"/>
  <manifest:file-entry manifest:full-path="Pictures/100000010000001500000022EBDDE07D68E0A36C.png" manifest:media-type="image/png"/>
  <manifest:file-entry manifest:full-path="Pictures/100000010000003400000012B601973D96965AA7.png" manifest:media-type="image/png"/>
  <manifest:file-entry manifest:full-path="Pictures/100000010000001D0000001EF3618E21E94C9E2E.png" manifest:media-type="image/png"/>
  <manifest:file-entry manifest:full-path="Pictures/1000000000000075000000899A81B85EECE68B70.jpg" manifest:media-type="image/jpeg"/>
  <manifest:file-entry manifest:full-path="Pictures/10000001000000420000005E813C9126E83FC5D9.png" manifest:media-type="image/png"/>
  <manifest:file-entry manifest:full-path="Pictures/100000010000001D0000001DDA38D6FA31503822.png" manifest:media-type="image/png"/>
  <manifest:file-entry manifest:full-path="Pictures/10000000000000C00000007D3FB9502D465160C6.jpg" manifest:media-type="image/jpeg"/>
  <manifest:file-entry manifest:full-path="Pictures/10000001000000240000002EA734283E9FB22EDE.png" manifest:media-type="image/png"/>
  <manifest:file-entry manifest:full-path="Pictures/100000010000006B0000006A2D66DD2E4FE76196.png" manifest:media-type="image/png"/>
  <manifest:file-entry manifest:full-path="Pictures/100000000000005B00000087C415D6D8D0F1B538.jpg" manifest:media-type="image/jpeg"/>
  <manifest:file-entry manifest:full-path="Pictures/100000000000007C00000035E834D717D073F757.jpg" manifest:media-type="image/jpeg"/>
  <manifest:file-entry manifest:full-path="Pictures/10000001000000240000002EAFE657D317010560.png" manifest:media-type="image/png"/>
  <manifest:file-entry manifest:full-path="Pictures/1000000100000019000000212D77017CD5E4E3F0.png" manifest:media-type="image/png"/>
  <manifest:file-entry manifest:full-path="Pictures/10000001000000830000003EEBAE6D2ED0F5CD70.png" manifest:media-type="image/png"/>
  <manifest:file-entry manifest:full-path="Pictures/10000001000000280000002A1263E45E56B57C6E.png" manifest:media-type="image/png"/>
  <manifest:file-entry manifest:full-path="Pictures/100000010000001000000010B4CA12CBAAB9CB8D.png" manifest:media-type="image/png"/>
  <manifest:file-entry manifest:full-path="Pictures/100000010000009E0000009E74F8EA3CB455982A.png" manifest:media-type="image/png"/>
  <manifest:file-entry manifest:full-path="Pictures/100000010000002E00000051DA21C79C162F50E3.png" manifest:media-type="image/png"/>
  <manifest:file-entry manifest:full-path="Pictures/1000000100000095000000956B263D79A734D25E.png" manifest:media-type="image/png"/>
  <manifest:file-entry manifest:full-path="Pictures/100000010000006700000064CA06F8AD375B6D3F.png" manifest:media-type="image/png"/>
  <manifest:file-entry manifest:full-path="Pictures/1000000000000632000008C3C452076DDFE4E4C4.jpg" manifest:media-type="image/jpeg"/>
  <manifest:file-entry manifest:full-path="Pictures/10000001000000200000001C2F6DB4403EC54B87.png" manifest:media-type="image/png"/>
  <manifest:file-entry manifest:full-path="Pictures/100000010000001300000022F912506332EE4721.png" manifest:media-type="image/png"/>
  <manifest:file-entry manifest:full-path="Pictures/10000001000000330000001CE89F20168BAA6B0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d20911"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solid" draw:fill-color="#c5c5c5" draw:textarea-vertical-align="top" draw:auto-grow-height="false" draw:fit-to-size="false" style:shrink-to-fit="false" fo:min-height="0cm" fo:min-width="0cm" fo:padding-top="0cm" fo:padding-bottom="0cm" fo:padding-left="0cm" fo:padding-right="0cm" fo:wrap-option="wrap"/>
    </style:style>
    <style:style style:name="gr15" style:family="graphic">
      <style:graphic-properties style:protect="size"/>
    </style:style>
    <style:style style:name="gr16"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2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list-style-name="L2">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33" style:family="graphic" style:parent-style-name="standard">
      <style:graphic-properties draw:stroke="solid" svg:stroke-width="0.00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solid" svg:stroke-width="0.046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solid" svg:stroke-width="0.051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solid" svg:stroke-width="0.04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e94e1b"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solid" svg:stroke-width="0.052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solid" draw:fill-color="#7b7a7a"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solid" svg:stroke-width="0.134cm" svg:stroke-color="#c5c5c5" draw:fill="none" draw:textarea-vertical-align="top" draw:auto-grow-height="false" draw:fit-to-size="false" style:shrink-to-fit="false" fo:min-height="0cm" fo:min-width="0cm" fo:padding-top="0cm" fo:padding-bottom="0cm" fo:padding-left="0cm" fo:padding-right="0cm" fo:wrap-option="wrap"/>
    </style:style>
    <style:style style:name="gr50" style:family="graphic" style:parent-style-name="standard">
      <style:graphic-properties draw:stroke="none" svg:stroke-width="0cm" draw:fill="solid" draw:fill-color="#ffffff" draw:opacity="10%" draw:textarea-vertical-align="top" draw:auto-grow-height="false" draw:fit-to-size="false" style:shrink-to-fit="false" fo:min-height="0cm" fo:min-width="0cm" fo:padding-top="0cm" fo:padding-bottom="0cm" fo:padding-left="0cm" fo:padding-right="0cm" fo:wrap-option="wrap"/>
    </style:style>
    <style:style style:name="gr51" style:family="graphic" style:parent-style-name="standard">
      <style:graphic-properties draw:stroke="solid" svg:stroke-width="0.009cm" svg:stroke-color="#ffffff" draw:fill="none" draw:textarea-vertical-align="top" draw:auto-grow-height="false" draw:fit-to-size="false" style:shrink-to-fit="false" fo:min-height="0cm" fo:min-width="0cm" fo:padding-top="0cm" fo:padding-bottom="0cm" fo:padding-left="0cm" fo:padding-right="0cm" fo:wrap-option="wrap"/>
    </style:style>
    <style:style style:name="gr52"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 style:family="graphic" style:parent-style-name="standard">
      <style:graphic-properties draw:stroke="none" svg:stroke-width="0cm" draw:fill="solid" draw:fill-color="#aca9a8"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graphic-properties draw:stroke="none" svg:stroke-width="0cm" draw:fill="solid" draw:fill-color="#c5c2c2" draw:textarea-vertical-align="top" draw:auto-grow-height="false" draw:fit-to-size="false" style:shrink-to-fit="false" fo:min-height="0cm" fo:min-width="0cm" fo:padding-top="0cm" fo:padding-bottom="0cm" fo:padding-left="0cm" fo:padding-right="0cm" fo:wrap-option="wrap"/>
    </style:style>
    <style:style style:name="gr63"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5cm" fo:padding-bottom="0cm" fo:padding-left="0cm" fo:padding-right="0cm" fo:wrap-option="wrap"/>
      <style:paragraph-properties style:writing-mode="lr-tb"/>
    </style:style>
    <style:style style:name="gr73"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083cm" fo:padding-bottom="0cm" fo:padding-left="0cm" fo:padding-right="0cm" fo:wrap-option="wrap"/>
      <style:paragraph-properties style:writing-mode="lr-tb"/>
    </style:style>
    <style:style style:name="gr7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77"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9"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0"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5" style:family="graphic" style:parent-style-name="standard">
      <style:graphic-properties draw:stroke="solid" svg:stroke-width="0.118cm" svg:stroke-color="#bd1621" draw:fill="none" draw:textarea-vertical-align="top" draw:auto-grow-height="false" draw:fit-to-size="false" style:shrink-to-fit="false" fo:min-height="0cm" fo:min-width="0cm" fo:padding-top="0cm" fo:padding-bottom="0cm" fo:padding-left="0cm" fo:padding-right="0cm" fo:wrap-option="wrap"/>
    </style:style>
    <style:style style:name="gr86"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8"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89"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90"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29.723cm" fo:min-width="20.989cm" fo:padding-top="0cm" fo:padding-bottom="0cm" fo:padding-left="0cm" fo:padding-right="0cm" fo:wrap-option="wrap" fo:clip="rect(0cm, 0cm, 0cm, 0cm)"/>
    </style:style>
    <style:style style:name="gr91"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2"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93"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4"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0"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1"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bitmap" draw:fill-image-name="msFillBitmap_20_1" style:repeat="stretch"/>
      <style:paragraph-properties fo:text-align="start" style:font-independent-line-spacing="true"/>
      <style:text-properties fo:font-size="18pt"/>
    </style:style>
    <style:style style:name="P2" style:family="paragraph">
      <loext:graphic-properties draw:fill="solid" draw:fill-color="#d20911"/>
      <style:paragraph-properties fo:text-align="start" style:font-independent-line-spacing="true"/>
      <style:text-properties fo:font-size="18pt"/>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loext:graphic-properties draw:fill="bitmap" draw:fill-image-name="msFillBitmap_20_2" style:repeat="stretch"/>
      <style:paragraph-properties fo:text-align="start" style:font-independent-line-spacing="true"/>
      <style:text-properties fo:font-size="18pt"/>
    </style:style>
    <style:style style:name="P5" style:family="paragraph">
      <loext:graphic-properties draw:fill="bitmap" draw:fill-image-name="msFillBitmap_20_3" style:repeat="stretch"/>
      <style:paragraph-properties fo:text-align="start" style:font-independent-line-spacing="true"/>
      <style:text-properties fo:font-size="18pt"/>
    </style:style>
    <style:style style:name="P6" style:family="paragraph">
      <loext:graphic-properties draw:fill="bitmap" draw:fill-image-name="msFillBitmap_20_4" style:repeat="stretch"/>
      <style:paragraph-properties fo:text-align="start" style:font-independent-line-spacing="true"/>
      <style:text-properties fo:font-size="18pt"/>
    </style:style>
    <style:style style:name="P7" style:family="paragraph">
      <loext:graphic-properties draw:fill="bitmap" draw:fill-image-name="msFillBitmap_20_5" style:repeat="stretch"/>
      <style:paragraph-properties fo:text-align="start" style:font-independent-line-spacing="true"/>
      <style:text-properties fo:font-size="18pt"/>
    </style:style>
    <style:style style:name="P8" style:family="paragraph">
      <loext:graphic-properties draw:fill="bitmap" draw:fill-image-name="msFillBitmap_20_6" style:repeat="stretch"/>
      <style:paragraph-properties fo:text-align="start" style:font-independent-line-spacing="true"/>
      <style:text-properties fo:font-size="18pt"/>
    </style:style>
    <style:style style:name="P9" style:family="paragraph">
      <loext:graphic-properties draw:fill="bitmap" draw:fill-image-name="msFillBitmap_20_7" style:repeat="stretch"/>
      <style:paragraph-properties fo:text-align="start" style:font-independent-line-spacing="true"/>
      <style:text-properties fo:font-size="18pt"/>
    </style:style>
    <style:style style:name="P10" style:family="paragraph">
      <loext:graphic-properties draw:fill="bitmap" draw:fill-image-name="msFillBitmap_20_8" style:repeat="stretch"/>
      <style:paragraph-properties fo:text-align="start" style:font-independent-line-spacing="true"/>
      <style:text-properties fo:font-size="18pt"/>
    </style:style>
    <style:style style:name="P11" style:family="paragraph">
      <loext:graphic-properties draw:fill="bitmap" draw:fill-image-name="msFillBitmap_20_9" style:repeat="stretch"/>
      <style:paragraph-properties fo:text-align="start" style:font-independent-line-spacing="true"/>
      <style:text-properties fo:font-size="18pt"/>
    </style:style>
    <style:style style:name="P12" style:family="paragraph">
      <loext:graphic-properties draw:fill="bitmap" draw:fill-image-name="msFillBitmap_20_10" style:repeat="stretch"/>
      <style:paragraph-properties fo:text-align="start" style:font-independent-line-spacing="true"/>
      <style:text-properties fo:font-size="18pt"/>
    </style:style>
    <style:style style:name="P13" style:family="paragraph">
      <loext:graphic-properties draw:fill="bitmap" draw:fill-image-name="msFillBitmap_20_11" style:repeat="stretch"/>
      <style:paragraph-properties fo:text-align="start" style:font-independent-line-spacing="true"/>
      <style:text-properties fo:font-size="18pt"/>
    </style:style>
    <style:style style:name="P14" style:family="paragraph">
      <loext:graphic-properties draw:fill="solid" draw:fill-color="#c5c5c5"/>
      <style:paragraph-properties fo:text-align="start" style:font-independent-line-spacing="true"/>
      <style:text-properties fo:font-size="18pt"/>
    </style:style>
    <style:style style:name="P15" style:family="paragraph">
      <loext:graphic-properties draw:fill-color="#ffffff"/>
      <style:paragraph-properties style:writing-mode="lr-tb"/>
    </style:style>
    <style:style style:name="P16" style:family="paragraph">
      <loext:graphic-properties draw:fill="solid" draw:fill-color="#bd1621"/>
      <style:paragraph-properties fo:text-align="start" style:font-independent-line-spacing="true"/>
      <style:text-properties fo:font-size="18pt"/>
    </style:style>
    <style:style style:name="P17" style:family="paragraph">
      <style:paragraph-properties fo:margin-left="0.035cm" fo:margin-right="0cm" fo:margin-top="0.037cm" fo:margin-bottom="0cm" fo:line-height="0.684cm" fo:text-align="start" fo:text-indent="0cm" style:punctuation-wrap="hanging" style:writing-mode="lr-tb"/>
      <style:text-properties fo:font-size="18pt" fo:hyphenate="false"/>
    </style:style>
    <style:style style:name="P18" style:family="paragraph">
      <style:paragraph-properties fo:margin-left="0.035cm" fo:margin-right="0cm" fo:margin-top="0cm" fo:margin-bottom="0cm" fo:line-height="0.684cm" fo:text-align="start" fo:text-indent="0cm" style:punctuation-wrap="hanging" style:writing-mode="lr-tb"/>
      <style:text-properties fo:font-size="18pt" fo:hyphenate="false"/>
    </style:style>
    <style:style style:name="P19" style:family="paragraph">
      <loext:graphic-properties draw:fill="none"/>
      <style:paragraph-properties fo:margin-left="0.035cm" fo:margin-right="0cm" fo:margin-top="0.037cm" fo:margin-bottom="0cm" fo:line-height="0.684cm" fo:text-align="start" fo:text-indent="0cm" style:punctuation-wrap="hanging" style:writing-mode="lr-tb" style:font-independent-line-spacing="true"/>
      <style:text-properties fo:font-size="18pt" fo:hyphenate="false"/>
    </style:style>
    <style:style style:name="P20" style:family="paragraph">
      <style:paragraph-properties fo:margin-left="0.035cm" fo:margin-right="0.014cm" fo:margin-top="0.09cm" fo:margin-bottom="0cm" fo:line-height="0.635cm" fo:text-align="start" fo:text-indent="0cm" style:punctuation-wrap="hanging" style:writing-mode="lr-tb"/>
      <style:text-properties fo:font-size="18pt" fo:hyphenate="false"/>
    </style:style>
    <style:style style:name="P21" style:family="paragraph">
      <loext:graphic-properties draw:fill="none"/>
      <style:paragraph-properties fo:margin-left="0.035cm" fo:margin-right="0.014cm" fo:margin-top="0.09cm" fo:margin-bottom="0cm" fo:line-height="0.635cm" fo:text-align="start" fo:text-indent="0cm" style:punctuation-wrap="hanging" style:writing-mode="lr-tb" style:font-independent-line-spacing="true"/>
      <style:text-properties fo:font-size="18pt" fo:hyphenate="false"/>
    </style:style>
    <style:style style:name="P22" style:family="paragraph">
      <style:paragraph-properties fo:margin-left="0.035cm" fo:margin-right="0.014cm" fo:margin-top="0.037cm" fo:margin-bottom="0cm" fo:line-height="116%" fo:text-align="start" fo:text-indent="0cm" style:punctuation-wrap="hanging" style:writing-mode="lr-tb"/>
      <style:text-properties fo:font-size="18pt" fo:hyphenate="false"/>
    </style:style>
    <style:style style:name="P23" style:family="paragraph">
      <loext:graphic-properties draw:fill="none"/>
      <style:paragraph-properties fo:margin-left="0.035cm" fo:margin-right="0.014cm" fo:margin-top="0.037cm" fo:margin-bottom="0cm" fo:line-height="116%" fo:text-align="start" fo:text-indent="0cm" style:punctuation-wrap="hanging" style:writing-mode="lr-tb" style:font-independent-line-spacing="true"/>
      <style:text-properties fo:font-size="18pt" fo:hyphenate="false"/>
    </style:style>
    <style:style style:name="P24" style:family="paragraph">
      <loext:graphic-properties draw:fill="bitmap" draw:fill-image-name="msFillBitmap_20_12" style:repeat="stretch"/>
      <style:paragraph-properties fo:text-align="start" style:font-independent-line-spacing="true"/>
      <style:text-properties fo:font-size="18pt"/>
    </style:style>
    <style:style style:name="P25" style:family="paragraph">
      <style:paragraph-properties fo:margin-left="0.034cm" fo:margin-right="0.014cm" fo:margin-top="0.064cm" fo:margin-bottom="0cm" fo:line-height="94%" fo:text-align="center" fo:text-indent="-0.005cm" style:punctuation-wrap="hanging"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034cm" fo:margin-right="0.014cm" fo:margin-top="0.064cm" fo:margin-bottom="0cm" fo:line-height="94%" fo:text-align="center" fo:text-indent="-0.005cm" style:punctuation-wrap="hanging"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035cm" fo:margin-right="0.014cm" fo:margin-top="0.064cm" fo:margin-bottom="0cm" fo:line-height="94%" fo:text-align="center" fo:text-indent="-0.002cm" style:punctuation-wrap="hanging" style:writing-mode="lr-tb">
        <style:tab-stops>
          <style:tab-stop style:position="0cm"/>
        </style:tab-stops>
      </style:paragraph-properties>
      <style:text-properties fo:font-size="18pt" fo:hyphenate="false"/>
    </style:style>
    <style:style style:name="P28" style:family="paragraph">
      <loext:graphic-properties draw:fill="none"/>
      <style:paragraph-properties fo:margin-left="0.035cm" fo:margin-right="0.014cm" fo:margin-top="0.064cm" fo:margin-bottom="0cm" fo:line-height="94%" fo:text-align="center" fo:text-indent="-0.002cm" style:punctuation-wrap="hanging"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035cm" fo:margin-right="0.014cm" fo:margin-top="0.064cm" fo:margin-bottom="0cm" fo:line-height="94%" fo:text-align="start" fo:text-indent="0.155cm" style:punctuation-wrap="hanging" style:writing-mode="lr-tb">
        <style:tab-stops>
          <style:tab-stop style:position="0cm"/>
        </style:tab-stops>
      </style:paragraph-properties>
      <style:text-properties fo:font-size="18pt" fo:hyphenate="false"/>
    </style:style>
    <style:style style:name="P30" style:family="paragraph">
      <loext:graphic-properties draw:fill="none"/>
      <style:paragraph-properties fo:margin-left="0.035cm" fo:margin-right="0.014cm" fo:margin-top="0.064cm" fo:margin-bottom="0cm" fo:line-height="94%" fo:text-align="start" fo:text-indent="0.155cm" style:punctuation-wrap="hanging" style:writing-mode="lr-tb" style:font-independent-line-spacing="true">
        <style:tab-stops>
          <style:tab-stop style:position="0cm"/>
        </style:tab-stops>
      </style:paragraph-properties>
      <style:text-properties fo:font-size="18pt" fo:hyphenate="false"/>
    </style:style>
    <style:style style:name="P31" style:family="paragraph">
      <style:paragraph-properties fo:margin-left="0.035cm" fo:margin-right="0.014cm" fo:margin-top="0.064cm" fo:margin-bottom="0cm" fo:line-height="94%" fo:text-align="justify" fo:text-indent="0.185cm" style:punctuation-wrap="hanging" style:writing-mode="lr-tb">
        <style:tab-stops>
          <style:tab-stop style:position="0cm"/>
        </style:tab-stops>
      </style:paragraph-properties>
      <style:text-properties fo:font-size="18pt" fo:hyphenate="false"/>
    </style:style>
    <style:style style:name="P32" style:family="paragraph">
      <loext:graphic-properties draw:fill="none"/>
      <style:paragraph-properties fo:margin-left="0.035cm" fo:margin-right="0.014cm" fo:margin-top="0.064cm" fo:margin-bottom="0cm" fo:line-height="94%" fo:text-align="justify" fo:text-indent="0.185cm" style:punctuation-wrap="hanging"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162cm" fo:margin-right="0.014cm" fo:margin-top="0.064cm" fo:margin-bottom="0cm" fo:line-height="94%" fo:text-align="justify" fo:text-indent="-0.127cm" style:punctuation-wrap="hanging" style:writing-mode="lr-tb">
        <style:tab-stops>
          <style:tab-stop style:position="0cm"/>
        </style:tab-stops>
      </style:paragraph-properties>
      <style:text-properties fo:font-size="18pt" fo:hyphenate="false"/>
    </style:style>
    <style:style style:name="P34" style:family="paragraph">
      <loext:graphic-properties draw:fill="none"/>
      <style:paragraph-properties fo:margin-left="0.162cm" fo:margin-right="0.014cm" fo:margin-top="0.064cm" fo:margin-bottom="0cm" fo:line-height="94%" fo:text-align="justify" fo:text-indent="-0.127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margin-left="0.035cm" fo:margin-right="0.014cm" fo:margin-top="0.064cm" fo:margin-bottom="0cm" fo:line-height="94%" fo:text-align="start" fo:text-indent="0.61cm" style:punctuation-wrap="hanging" style:writing-mode="lr-tb">
        <style:tab-stops>
          <style:tab-stop style:position="0cm"/>
        </style:tab-stops>
      </style:paragraph-properties>
      <style:text-properties fo:font-size="18pt" fo:hyphenate="false"/>
    </style:style>
    <style:style style:name="P36" style:family="paragraph">
      <loext:graphic-properties draw:fill="none"/>
      <style:paragraph-properties fo:margin-left="0.035cm" fo:margin-right="0.014cm" fo:margin-top="0.064cm" fo:margin-bottom="0cm" fo:line-height="94%" fo:text-align="start" fo:text-indent="0.61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035cm" fo:margin-right="0.014cm" fo:margin-top="0.035cm" fo:margin-bottom="0cm" fo:line-height="108%" fo:text-align="end" fo:text-indent="0.863cm" style:punctuation-wrap="hanging" style:writing-mode="lr-tb">
        <style:tab-stops>
          <style:tab-stop style:position="0cm"/>
        </style:tab-stops>
      </style:paragraph-properties>
      <style:text-properties fo:font-size="18pt" fo:hyphenate="false"/>
    </style:style>
    <style:style style:name="P38" style:family="paragraph">
      <loext:graphic-properties draw:fill="none"/>
      <style:paragraph-properties fo:margin-left="0.035cm" fo:margin-right="0.014cm" fo:margin-top="0.035cm" fo:margin-bottom="0cm" fo:line-height="108%" fo:text-align="end" fo:text-indent="0.863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bitmap" draw:fill-image-name="msFillBitmap_20_13" style:repeat="stretch"/>
      <style:paragraph-properties fo:text-align="start" style:font-independent-line-spacing="true"/>
      <style:text-properties fo:font-size="18pt"/>
    </style:style>
    <style:style style:name="P40" style:family="paragraph">
      <loext:graphic-properties draw:fill="bitmap" draw:fill-image-name="msFillBitmap_20_14" style:repeat="stretch"/>
      <style:paragraph-properties fo:text-align="start" style:font-independent-line-spacing="true"/>
      <style:text-properties fo:font-size="18pt"/>
    </style:style>
    <style:style style:name="P41" style:family="paragraph">
      <loext:graphic-properties draw:fill="bitmap" draw:fill-image-name="msFillBitmap_20_15" style:repeat="stretch"/>
      <style:paragraph-properties fo:text-align="start" style:font-independent-line-spacing="true"/>
      <style:text-properties fo:font-size="18pt"/>
    </style:style>
    <style:style style:name="P42" style:family="paragraph">
      <loext:graphic-properties draw:fill="bitmap" draw:fill-image-name="msFillBitmap_20_16" style:repeat="stretch"/>
      <style:paragraph-properties fo:text-align="start" style:font-independent-line-spacing="true"/>
      <style:text-properties fo:font-size="18pt"/>
    </style:style>
    <style:style style:name="P43" style:family="paragraph">
      <style:paragraph-properties fo:margin-left="0.035cm" fo:margin-right="1.207cm" fo:margin-top="0.09cm" fo:margin-bottom="0cm" fo:line-height="0.635cm" fo:text-align="start" fo:text-indent="0cm" style:punctuation-wrap="hanging" style:writing-mode="lr-tb"/>
      <style:text-properties fo:font-size="18pt" fo:hyphenate="false"/>
    </style:style>
    <style:style style:name="P44" style:family="paragraph">
      <style:paragraph-properties fo:margin-left="0.661cm" fo:margin-right="0.407cm" fo:margin-top="0.236cm" fo:margin-bottom="0cm" fo:line-height="130%" fo:text-align="start" fo:text-indent="0cm" style:punctuation-wrap="hanging" style:writing-mode="lr-tb"/>
      <style:text-properties fo:font-size="18pt" fo:hyphenate="false"/>
    </style:style>
    <style:style style:name="P45" style:family="paragraph">
      <style:paragraph-properties fo:margin-left="0.661cm" fo:margin-right="0.407cm" fo:margin-top="0.233cm" fo:margin-bottom="0cm" fo:line-height="100%" fo:text-align="start" fo:text-indent="0cm" style:punctuation-wrap="hanging" style:writing-mode="lr-tb"/>
      <style:text-properties fo:font-size="18pt" fo:hyphenate="false"/>
    </style:style>
    <style:style style:name="P46" style:family="paragraph">
      <loext:graphic-properties draw:fill="none"/>
      <style:paragraph-properties fo:margin-left="0.035cm" fo:margin-right="1.207cm" fo:margin-top="0.09cm" fo:margin-bottom="0cm" fo:line-height="0.635cm" fo:text-align="start" fo:text-indent="0cm" style:punctuation-wrap="hanging" style:writing-mode="lr-tb" style:font-independent-line-spacing="true"/>
      <style:text-properties fo:font-size="18pt" fo:hyphenate="false"/>
    </style:style>
    <style:style style:name="P47" style:family="paragraph">
      <loext:graphic-properties draw:fill="none"/>
      <style:paragraph-properties fo:text-align="start" style:font-independent-line-spacing="true"/>
      <style:text-properties fo:font-size="18pt"/>
    </style:style>
    <style:style style:name="P48" style:family="paragraph">
      <loext:graphic-properties draw:fill="solid" draw:fill-color="#e94e1b"/>
      <style:paragraph-properties fo:text-align="start" style:font-independent-line-spacing="true"/>
      <style:text-properties fo:font-size="18pt"/>
    </style:style>
    <style:style style:name="P49" style:family="paragraph">
      <loext:graphic-properties draw:fill="bitmap" draw:fill-image-name="msFillBitmap_20_17" style:repeat="stretch"/>
      <style:paragraph-properties fo:text-align="start" style:font-independent-line-spacing="true"/>
      <style:text-properties fo:font-size="18pt"/>
    </style:style>
    <style:style style:name="P50" style:family="paragraph">
      <loext:graphic-properties draw:fill="bitmap" draw:fill-image-name="msFillBitmap_20_18" style:repeat="stretch"/>
      <style:paragraph-properties fo:text-align="start" style:font-independent-line-spacing="true"/>
      <style:text-properties fo:font-size="18pt"/>
    </style:style>
    <style:style style:name="P51" style:family="paragraph">
      <loext:graphic-properties draw:fill="bitmap" draw:fill-image-name="msFillBitmap_20_19" style:repeat="stretch"/>
      <style:paragraph-properties fo:text-align="start" style:font-independent-line-spacing="true"/>
      <style:text-properties fo:font-size="18pt"/>
    </style:style>
    <style:style style:name="P52" style:family="paragraph">
      <loext:graphic-properties draw:fill="bitmap" draw:fill-image-name="msFillBitmap_20_20" style:repeat="stretch"/>
      <style:paragraph-properties fo:text-align="start" style:font-independent-line-spacing="true"/>
      <style:text-properties fo:font-size="18pt"/>
    </style:style>
    <style:style style:name="P53" style:family="paragraph">
      <loext:graphic-properties draw:fill="bitmap" draw:fill-image-name="msFillBitmap_20_21" style:repeat="stretch"/>
      <style:paragraph-properties fo:text-align="start" style:font-independent-line-spacing="true"/>
      <style:text-properties fo:font-size="18pt"/>
    </style:style>
    <style:style style:name="P54" style:family="paragraph">
      <loext:graphic-properties draw:fill="bitmap" draw:fill-image-name="msFillBitmap_20_22" style:repeat="stretch"/>
      <style:paragraph-properties fo:text-align="start" style:font-independent-line-spacing="true"/>
      <style:text-properties fo:font-size="18pt"/>
    </style:style>
    <style:style style:name="P55" style:family="paragraph">
      <loext:graphic-properties draw:fill="bitmap" draw:fill-image-name="msFillBitmap_20_23" style:repeat="stretch"/>
      <style:paragraph-properties fo:text-align="start" style:font-independent-line-spacing="true"/>
      <style:text-properties fo:font-size="18pt"/>
    </style:style>
    <style:style style:name="P56" style:family="paragraph">
      <loext:graphic-properties draw:fill="bitmap" draw:fill-image-name="msFillBitmap_20_24" style:repeat="stretch"/>
      <style:paragraph-properties fo:text-align="start" style:font-independent-line-spacing="true"/>
      <style:text-properties fo:font-size="18pt"/>
    </style:style>
    <style:style style:name="P57" style:family="paragraph">
      <loext:graphic-properties draw:fill="bitmap" draw:fill-image-name="msFillBitmap_20_25" style:repeat="stretch"/>
      <style:paragraph-properties fo:text-align="start" style:font-independent-line-spacing="true"/>
      <style:text-properties fo:font-size="18pt"/>
    </style:style>
    <style:style style:name="P58" style:family="paragraph">
      <loext:graphic-properties draw:fill="solid" draw:fill-color="#7b7a7a"/>
      <style:paragraph-properties fo:text-align="start" style:font-independent-line-spacing="true"/>
      <style:text-properties fo:font-size="18pt"/>
    </style:style>
    <style:style style:name="P59" style:family="paragraph">
      <loext:graphic-properties draw:fill="solid" draw:fill-color="#ffffff" draw:opacity="10%"/>
      <style:paragraph-properties fo:text-align="start" style:font-independent-line-spacing="true"/>
      <style:text-properties fo:font-size="18pt"/>
    </style:style>
    <style:style style:name="P60" style:family="paragraph">
      <loext:graphic-properties draw:fill="bitmap" draw:fill-image-name="msFillBitmap_20_26" style:repeat="stretch"/>
      <style:paragraph-properties fo:text-align="start" style:font-independent-line-spacing="true"/>
      <style:text-properties fo:font-size="18pt"/>
    </style:style>
    <style:style style:name="P61" style:family="paragraph">
      <loext:graphic-properties draw:fill="bitmap" draw:fill-image-name="msFillBitmap_20_27" style:repeat="stretch"/>
      <style:paragraph-properties fo:text-align="start" style:font-independent-line-spacing="true"/>
      <style:text-properties fo:font-size="18pt"/>
    </style:style>
    <style:style style:name="P62" style:family="paragraph">
      <loext:graphic-properties draw:fill="bitmap" draw:fill-image-name="msFillBitmap_20_28" style:repeat="stretch"/>
      <style:paragraph-properties fo:text-align="start" style:font-independent-line-spacing="true"/>
      <style:text-properties fo:font-size="18pt"/>
    </style:style>
    <style:style style:name="P63" style:family="paragraph">
      <loext:graphic-properties draw:fill="bitmap" draw:fill-image-name="msFillBitmap_20_29" style:repeat="stretch"/>
      <style:paragraph-properties fo:text-align="start" style:font-independent-line-spacing="true"/>
      <style:text-properties fo:font-size="18pt"/>
    </style:style>
    <style:style style:name="P64" style:family="paragraph">
      <loext:graphic-properties draw:fill="bitmap" draw:fill-image-name="msFillBitmap_20_30" style:repeat="stretch"/>
      <style:paragraph-properties fo:text-align="start" style:font-independent-line-spacing="true"/>
      <style:text-properties fo:font-size="18pt"/>
    </style:style>
    <style:style style:name="P65" style:family="paragraph">
      <loext:graphic-properties draw:fill="bitmap" draw:fill-image-name="msFillBitmap_20_31" style:repeat="stretch"/>
      <style:paragraph-properties fo:text-align="start" style:font-independent-line-spacing="true"/>
      <style:text-properties fo:font-size="18pt"/>
    </style:style>
    <style:style style:name="P66" style:family="paragraph">
      <loext:graphic-properties draw:fill="bitmap" draw:fill-image-name="msFillBitmap_20_32" style:repeat="stretch"/>
      <style:paragraph-properties fo:text-align="start" style:font-independent-line-spacing="true"/>
      <style:text-properties fo:font-size="18pt"/>
    </style:style>
    <style:style style:name="P67" style:family="paragraph">
      <loext:graphic-properties draw:fill="solid" draw:fill-color="#aca9a8"/>
      <style:paragraph-properties fo:text-align="start" style:font-independent-line-spacing="true"/>
      <style:text-properties fo:font-size="18pt"/>
    </style:style>
    <style:style style:name="P68" style:family="paragraph">
      <loext:graphic-properties draw:fill="bitmap" draw:fill-image-name="msFillBitmap_20_33" style:repeat="stretch"/>
      <style:paragraph-properties fo:text-align="start" style:font-independent-line-spacing="true"/>
      <style:text-properties fo:font-size="18pt"/>
    </style:style>
    <style:style style:name="P69" style:family="paragraph">
      <loext:graphic-properties draw:fill="bitmap" draw:fill-image-name="msFillBitmap_20_34" style:repeat="stretch"/>
      <style:paragraph-properties fo:text-align="start" style:font-independent-line-spacing="true"/>
      <style:text-properties fo:font-size="18pt"/>
    </style:style>
    <style:style style:name="P70" style:family="paragraph">
      <loext:graphic-properties draw:fill="solid" draw:fill-color="#c5c2c2"/>
      <style:paragraph-properties fo:text-align="start" style:font-independent-line-spacing="true"/>
      <style:text-properties fo:font-size="18pt"/>
    </style:style>
    <style:style style:name="P71" style:family="paragraph">
      <loext:graphic-properties draw:fill="bitmap" draw:fill-image-name="msFillBitmap_20_35" style:repeat="stretch"/>
      <style:paragraph-properties fo:text-align="start" style:font-independent-line-spacing="true"/>
      <style:text-properties fo:font-size="18pt"/>
    </style:style>
    <style:style style:name="P72" style:family="paragraph">
      <loext:graphic-properties draw:fill="bitmap" draw:fill-image-name="msFillBitmap_20_36" style:repeat="stretch"/>
      <style:paragraph-properties fo:text-align="start" style:font-independent-line-spacing="true"/>
      <style:text-properties fo:font-size="18pt"/>
    </style:style>
    <style:style style:name="P73" style:family="paragraph">
      <loext:graphic-properties draw:fill="bitmap" draw:fill-image-name="msFillBitmap_20_37" style:repeat="stretch"/>
      <style:paragraph-properties fo:text-align="start" style:font-independent-line-spacing="true"/>
      <style:text-properties fo:font-size="18pt"/>
    </style:style>
    <style:style style:name="P74" style:family="paragraph">
      <loext:graphic-properties draw:fill="bitmap" draw:fill-image-name="msFillBitmap_20_38" style:repeat="stretch"/>
      <style:paragraph-properties fo:text-align="start" style:font-independent-line-spacing="true"/>
      <style:text-properties fo:font-size="18pt"/>
    </style:style>
    <style:style style:name="P75" style:family="paragraph">
      <loext:graphic-properties draw:fill="bitmap" draw:fill-image-name="msFillBitmap_20_39" style:repeat="stretch"/>
      <style:paragraph-properties fo:text-align="start" style:font-independent-line-spacing="true"/>
      <style:text-properties fo:font-size="18pt"/>
    </style:style>
    <style:style style:name="P76" style:family="paragraph">
      <loext:graphic-properties draw:fill="bitmap" draw:fill-image-name="msFillBitmap_20_40" style:repeat="stretch"/>
      <style:paragraph-properties fo:text-align="start" style:font-independent-line-spacing="true"/>
      <style:text-properties fo:font-size="18pt"/>
    </style:style>
    <style:style style:name="P7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8" style:family="paragraph">
      <style:paragraph-properties fo:margin-left="0cm" fo:margin-right="0cm" fo:margin-top="0.019cm" fo:margin-bottom="0cm" fo:line-height="100%" fo:text-align="start" fo:text-indent="0cm" style:punctuation-wrap="hanging" style:writing-mode="lr-tb"/>
      <style:text-properties fo:font-size="18pt" fo:hyphenate="false"/>
    </style:style>
    <style:style style:name="P79" style:family="paragraph">
      <style:paragraph-properties fo:margin-left="0.55cm" fo:margin-right="1.314cm" fo:margin-top="0cm" fo:margin-bottom="0cm" fo:line-height="105%" fo:text-align="start" fo:text-indent="0cm" style:punctuation-wrap="hanging" style:writing-mode="lr-tb"/>
      <style:text-properties fo:font-size="18pt" fo:hyphenate="false"/>
    </style:style>
    <style:style style:name="P8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1" style:family="paragraph">
      <style:paragraph-properties fo:margin-left="0cm" fo:margin-right="0cm" fo:margin-top="0.011cm" fo:margin-bottom="0cm" fo:line-height="100%" fo:text-align="start" fo:text-indent="0cm" style:punctuation-wrap="hanging" style:writing-mode="lr-tb"/>
      <style:text-properties fo:font-size="18pt" fo:hyphenate="false"/>
    </style:style>
    <style:style style:name="P82" style:family="paragraph">
      <style:paragraph-properties fo:margin-left="0.446cm" fo:margin-right="0.376cm" fo:margin-top="0cm" fo:margin-bottom="0cm" fo:line-height="105%" fo:text-align="start" fo:text-indent="0cm" style:punctuation-wrap="hanging" style:writing-mode="lr-tb"/>
      <style:text-properties fo:font-size="18pt" fo:hyphenate="false"/>
    </style:style>
    <style:style style:name="P83" style:family="paragraph">
      <style:paragraph-properties fo:margin-left="0.605cm" fo:margin-right="0.965cm" fo:margin-top="0.215cm" fo:margin-bottom="0cm" fo:line-height="105%" fo:text-align="start" fo:text-indent="0cm" style:punctuation-wrap="hanging" style:writing-mode="lr-tb"/>
      <style:text-properties fo:font-size="18pt" fo:hyphenate="false"/>
    </style:style>
    <style:style style:name="P84" style:family="paragraph">
      <style:paragraph-properties fo:margin-left="0.386cm" fo:margin-right="0.601cm" fo:margin-top="0.215cm" fo:margin-bottom="0cm" fo:line-height="105%" fo:text-align="start" fo:text-indent="0cm" style:punctuation-wrap="hanging" style:writing-mode="lr-tb"/>
      <style:text-properties fo:font-size="18pt" fo:hyphenate="false"/>
    </style:style>
    <style:style style:name="P85" style:family="paragraph">
      <style:paragraph-properties fo:margin-left="0.55cm" fo:margin-right="0cm" fo:margin-top="0.002cm" fo:margin-bottom="0cm" fo:line-height="100%" fo:text-align="justify" fo:text-indent="0cm" style:punctuation-wrap="hanging" style:writing-mode="lr-tb"/>
      <style:text-properties fo:font-size="18pt" fo:hyphenate="false"/>
    </style:style>
    <style:style style:name="P86" style:family="paragraph">
      <style:paragraph-properties fo:margin-left="0.55cm" fo:margin-right="0.741cm" fo:margin-top="0cm" fo:margin-bottom="0cm" fo:line-height="105%" fo:text-align="justify" fo:text-indent="0cm" style:punctuation-wrap="hanging" style:writing-mode="lr-tb"/>
      <style:text-properties fo:font-size="18pt" fo:hyphenate="false"/>
    </style:style>
    <style:style style:name="P87" style:family="paragraph">
      <style:paragraph-properties fo:margin-left="0.434cm" fo:margin-right="0.863cm" fo:margin-top="0cm" fo:margin-bottom="0cm" fo:line-height="105%" fo:text-align="start" fo:text-indent="0cm" style:punctuation-wrap="hanging" style:writing-mode="lr-tb"/>
      <style:text-properties fo:font-size="18pt" fo:hyphenate="false"/>
    </style:style>
    <style:style style:name="P88" style:family="paragraph">
      <style:paragraph-properties fo:margin-left="0.035cm" fo:margin-right="0.014cm" fo:margin-top="0.083cm" fo:margin-bottom="0cm" fo:line-height="0.67cm" fo:text-align="start" fo:text-indent="0cm" style:punctuation-wrap="hanging" style:writing-mode="lr-tb"/>
      <style:text-properties fo:font-size="18pt" fo:hyphenate="false"/>
    </style:style>
    <style:style style:name="P89" style:family="paragraph">
      <loext:graphic-properties draw:fill="none"/>
      <style:paragraph-properties fo:margin-left="0.035cm" fo:margin-right="0.014cm" fo:margin-top="0.083cm" fo:margin-bottom="0cm" fo:line-height="0.67cm" fo:text-align="start" fo:text-indent="0cm" style:punctuation-wrap="hanging" style:writing-mode="lr-tb" style:font-independent-line-spacing="true"/>
      <style:text-properties fo:font-size="18pt" fo:hyphenate="false"/>
    </style:style>
    <style:style style:name="P90"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91" style:family="paragraph">
      <loext:graphic-properties draw:fill="none"/>
      <style:paragraph-properties fo:margin-left="0.035cm" fo:margin-right="0cm" fo:margin-top="0.037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bitmap" draw:fill-image-name="msFillBitmap_20_41" style:repeat="stretch"/>
      <style:paragraph-properties fo:text-align="start" style:font-independent-line-spacing="true"/>
      <style:text-properties fo:font-size="18pt"/>
    </style:style>
    <style:style style:name="P93" style:family="paragraph">
      <loext:graphic-properties draw:fill="bitmap" draw:fill-image-name="msFillBitmap_20_42" style:repeat="stretch"/>
      <style:paragraph-properties fo:text-align="start" style:font-independent-line-spacing="true"/>
      <style:text-properties fo:font-size="18pt"/>
    </style:style>
    <style:style style:name="P94" style:family="paragraph">
      <loext:graphic-properties draw:fill="bitmap" draw:fill-image-name="msFillBitmap_20_43" style:repeat="stretch"/>
      <style:paragraph-properties fo:text-align="start" style:font-independent-line-spacing="true"/>
      <style:text-properties fo:font-size="18pt"/>
    </style:style>
    <style:style style:name="P95" style:family="paragraph">
      <loext:graphic-properties draw:fill="bitmap" draw:fill-image-name="msFillBitmap_20_44" style:repeat="stretch"/>
      <style:paragraph-properties fo:text-align="start" style:font-independent-line-spacing="true"/>
      <style:text-properties fo:font-size="18pt"/>
    </style:style>
    <style:style style:name="P96" style:family="paragraph">
      <loext:graphic-properties draw:fill="bitmap" draw:fill-image-name="msFillBitmap_20_45" style:repeat="stretch"/>
      <style:paragraph-properties fo:text-align="start" style:font-independent-line-spacing="true"/>
      <style:text-properties fo:font-size="18pt"/>
    </style:style>
    <style:style style:name="P97" style:family="paragraph">
      <loext:graphic-properties draw:fill="bitmap" draw:fill-image-name="msFillBitmap_20_46" style:repeat="stretch"/>
      <style:paragraph-properties fo:text-align="start" style:font-independent-line-spacing="true"/>
      <style:text-properties fo:font-size="18pt"/>
    </style:style>
    <style:style style:name="P98" style:family="paragraph">
      <loext:graphic-properties draw:fill="bitmap" draw:fill-image-name="msFillBitmap_20_47" style:repeat="stretch"/>
      <style:paragraph-properties fo:text-align="start" style:font-independent-line-spacing="true"/>
      <style:text-properties fo:font-size="18pt"/>
    </style:style>
    <style:style style:name="P99" style:family="paragraph">
      <style:paragraph-properties fo:margin-left="0.035cm" fo:margin-right="0cm" fo:margin-top="0.035cm" fo:margin-bottom="0cm" fo:line-height="0.982cm" fo:text-align="start" fo:text-indent="0cm" style:punctuation-wrap="hanging" style:writing-mode="lr-tb"/>
      <style:text-properties fo:font-size="18pt" fo:hyphenate="false"/>
    </style:style>
    <style:style style:name="P100" style:family="paragraph">
      <loext:graphic-properties draw:fill="none"/>
      <style:paragraph-properties fo:margin-left="0.035cm" fo:margin-right="0cm" fo:margin-top="0.035cm" fo:margin-bottom="0cm" fo:line-height="0.982cm" fo:text-align="start" fo:text-indent="0cm" style:punctuation-wrap="hanging" style:writing-mode="lr-tb" style:font-independent-line-spacing="true"/>
      <style:text-properties fo:font-size="18pt" fo:hyphenate="false"/>
    </style:style>
    <style:style style:name="P101" style:family="paragraph">
      <loext:graphic-properties draw:fill="bitmap" draw:fill-image-name="msFillBitmap_20_48" style:repeat="stretch"/>
      <style:paragraph-properties fo:text-align="start" style:font-independent-line-spacing="true"/>
      <style:text-properties fo:font-size="18pt"/>
    </style:style>
    <style:style style:name="P10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103"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104" style:family="paragraph">
      <style:paragraph-properties fo:margin-left="0.035cm" fo:margin-right="0.014cm" fo:margin-top="0.002cm" fo:margin-bottom="0cm" fo:line-height="103%" fo:text-align="start" fo:text-indent="0cm" style:punctuation-wrap="hanging" style:writing-mode="lr-tb"/>
      <style:text-properties fo:font-size="18pt" fo:hyphenate="false"/>
    </style:style>
    <style:style style:name="P105" style:family="paragraph">
      <loext:graphic-properties draw:fill="none"/>
      <style:paragraph-properties fo:margin-left="0.035cm" fo:margin-right="0.014cm" fo:margin-top="0.002cm" fo:margin-bottom="0cm" fo:line-height="103%" fo:text-align="start" fo:text-indent="0cm" style:punctuation-wrap="hanging" style:writing-mode="lr-tb" style:font-independent-line-spacing="true"/>
      <style:text-properties fo:font-size="18pt" fo:hyphenate="false"/>
    </style:style>
    <style:style style:name="P106" style:family="paragraph">
      <loext:graphic-properties draw:fill="bitmap" draw:fill-image-name="msFillBitmap_20_49" style:repeat="stretch"/>
      <style:paragraph-properties fo:text-align="start" style:font-independent-line-spacing="true"/>
      <style:text-properties fo:font-size="18pt"/>
    </style:style>
    <style:style style:name="P107" style:family="paragraph">
      <loext:graphic-properties draw:fill="bitmap" draw:fill-image-name="msFillBitmap_20_50" style:repeat="stretch"/>
      <style:paragraph-properties fo:text-align="start" style:font-independent-line-spacing="true"/>
      <style:text-properties fo:font-size="18pt"/>
    </style:style>
    <style:style style:name="P108" style:family="paragraph">
      <loext:graphic-properties draw:fill="bitmap" draw:fill-image-name="msFillBitmap_20_51" style:repeat="stretch"/>
      <style:paragraph-properties fo:text-align="start" style:font-independent-line-spacing="true"/>
      <style:text-properties fo:font-size="18pt"/>
    </style:style>
    <style:style style:name="P109" style:family="paragraph">
      <loext:graphic-properties draw:fill="bitmap" draw:fill-image-name="msFillBitmap_20_52" style:repeat="stretch"/>
      <style:paragraph-properties fo:text-align="start" style:font-independent-line-spacing="true"/>
      <style:text-properties fo:font-size="18pt"/>
    </style:style>
    <style:style style:name="P110" style:family="paragraph">
      <loext:graphic-properties draw:fill="bitmap" draw:fill-image-name="msFillBitmap_20_53" style:repeat="stretch"/>
      <style:paragraph-properties fo:text-align="start" style:font-independent-line-spacing="true"/>
      <style:text-properties fo:font-size="18pt"/>
    </style:style>
    <style:style style:name="P111" style:family="paragraph">
      <loext:graphic-properties draw:fill="bitmap" draw:fill-image-name="msFillBitmap_20_54" style:repeat="stretch"/>
      <style:paragraph-properties fo:text-align="start" style:font-independent-line-spacing="true"/>
      <style:text-properties fo:font-size="18pt"/>
    </style:style>
    <style:style style:name="P112" style:family="paragraph">
      <loext:graphic-properties draw:fill="bitmap" draw:fill-image-name="msFillBitmap_20_55" style:repeat="stretch"/>
      <style:paragraph-properties fo:text-align="start" style:font-independent-line-spacing="true"/>
      <style:text-properties fo:font-size="18pt"/>
    </style:style>
    <style:style style:name="P113" style:family="paragraph">
      <loext:graphic-properties draw:fill="bitmap" draw:fill-image-name="msFillBitmap_20_56" style:repeat="stretch"/>
      <style:paragraph-properties fo:text-align="start" style:font-independent-line-spacing="true"/>
      <style:text-properties fo:font-size="18pt"/>
    </style:style>
    <style:style style:name="P114" style:family="paragraph">
      <loext:graphic-properties draw:fill="bitmap" draw:fill-image-name="msFillBitmap_20_57" style:repeat="stretch"/>
      <style:paragraph-properties fo:text-align="start" style:font-independent-line-spacing="true"/>
      <style:text-properties fo:font-size="18pt"/>
    </style:style>
    <style:style style:name="P115" style:family="paragraph">
      <loext:graphic-properties draw:fill="bitmap" draw:fill-image-name="msFillBitmap_20_58" style:repeat="stretch"/>
      <style:paragraph-properties fo:text-align="start" style:font-independent-line-spacing="true"/>
      <style:text-properties fo:font-size="18pt"/>
    </style:style>
    <style:style style:name="P116" style:family="paragraph">
      <loext:graphic-properties draw:fill="bitmap" draw:fill-image-name="msFillBitmap_20_59" style:repeat="stretch"/>
      <style:paragraph-properties fo:text-align="start" style:font-independent-line-spacing="true"/>
      <style:text-properties fo:font-size="18pt"/>
    </style:style>
    <style:style style:name="T1" style:family="text">
      <style:text-properties fo:font-variant="normal" fo:text-transform="none" fo:color="#1d1d1b" loext:opacity="100%" style:text-line-through-style="none" style:text-line-through-type="none" style:text-position="0% 100%" style:font-name="Gill Sans MT1" fo:font-size="16.5pt" fo:letter-spacing="-0.002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2" style:family="text">
      <style:text-properties fo:font-variant="normal" fo:text-transform="none" fo:color="#1d1d1b" loext:opacity="100%" style:text-line-through-style="none" style:text-line-through-type="none" style:text-position="0% 100%" style:font-name="Gill Sans MT1" fo:font-size="16.5pt" fo:letter-spacing="normal"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3" style:family="text">
      <style:text-properties fo:font-variant="normal" fo:text-transform="none" fo:color="#1d1d1b" loext:opacity="100%" style:text-line-through-style="none" style:text-line-through-type="none" style:text-position="0% 100%" style:font-name="Gill Sans MT1" fo:font-size="16.5pt" fo:letter-spacing="-0.083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4" style:family="text">
      <style:text-properties fo:font-variant="normal" fo:text-transform="none" fo:color="#1d1d1b" loext:opacity="100%" style:text-line-through-style="none" style:text-line-through-type="none" style:text-position="0% 100%" style:font-name="Gill Sans MT1" fo:font-size="16.5pt" fo:letter-spacing="0.009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Gill Sans MT1" fo:font-size="16pt" fo:letter-spacing="-0.007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Gill Sans MT1" fo:font-size="16pt" fo:letter-spacing="-0.01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Gill Sans MT1" fo:font-size="16pt" fo:letter-spacing="normal"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2" style:family="text">
      <style:text-properties fo:font-variant="normal" fo:text-transform="none" fo:color="#1d1d1b"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3" style:family="text">
      <style:text-properties fo:font-variant="normal" fo:text-transform="none" fo:color="#1d1d1b" loext:opacity="100%" style:text-line-through-style="none" style:text-line-through-type="none" style:text-position="0% 100%" style:font-name="Calibri" fo:font-size="12pt" fo:letter-spacing="0.026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4" style:family="text">
      <style:text-properties fo:font-variant="normal" fo:text-transform="none" fo:color="#1d1d1b" loext:opacity="100%" style:text-line-through-style="none" style:text-line-through-type="none" style:text-position="0% 100%" style:font-name="Calibri" fo:font-size="12pt" fo:letter-spacing="0.016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5" style:family="text">
      <style:text-properties fo:font-variant="normal" fo:text-transform="none" fo:color="#1d1d1b" loext:opacity="100%" style:text-line-through-style="none" style:text-line-through-type="none" style:text-position="0% 100%" style:font-name="Calibri" fo:font-size="12pt" fo:letter-spacing="0.023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6" style:family="text">
      <style:text-properties fo:font-variant="normal" fo:text-transform="none" fo:color="#1d1d1b" loext:opacity="100%" style:text-line-through-style="none" style:text-line-through-type="none" style:text-position="0% 100%" style:font-name="Calibri" fo:font-size="12pt" fo:letter-spacing="0.011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7" style:family="text">
      <style:text-properties fo:font-variant="normal" fo:text-transform="none" fo:color="#1d1d1b" loext:opacity="100%" style:text-line-through-style="none" style:text-line-through-type="none" style:text-position="0% 100%" style:font-name="Calibri" fo:font-size="12pt" fo:letter-spacing="0.014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8" style:family="text">
      <style:text-properties fo:font-variant="normal" fo:text-transform="none" fo:color="#1d1d1b" loext:opacity="100%" style:text-line-through-style="none" style:text-line-through-type="none" style:text-position="0% 100%" style:font-name="Calibri" fo:font-size="12pt" fo:letter-spacing="0.012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9" style:family="text">
      <style:text-properties fo:font-variant="normal" fo:text-transform="none" fo:color="#1d1d1b" loext:opacity="100%" style:text-line-through-style="none" style:text-line-through-type="none" style:text-position="0% 100%" style:font-name="Calibri" fo:font-size="12pt" fo:letter-spacing="0.018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0" style:family="text">
      <style:text-properties fo:font-variant="normal" fo:text-transform="none" fo:color="#1d1d1b" loext:opacity="100%" style:text-line-through-style="none" style:text-line-through-type="none" style:text-position="0% 100%" style:font-name="Calibri" fo:font-size="12pt" fo:letter-spacing="0.009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1" style:family="text">
      <style:text-properties fo:font-variant="normal" fo:text-transform="none" fo:color="#1d1d1b" loext:opacity="100%" style:text-line-through-style="none" style:text-line-through-type="none" style:text-position="0% 100%" style:font-name="Calibri" fo:font-size="12pt" fo:letter-spacing="0.007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2" style:family="text">
      <style:text-properties fo:font-variant="normal" fo:text-transform="none" fo:color="#1d1d1b" loext:opacity="100%" style:text-line-through-style="none" style:text-line-through-type="none" style:text-position="0% 100%" style:font-name="Calibri" fo:font-size="12pt" fo:letter-spacing="0.025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3" style:family="text">
      <style:text-properties fo:font-variant="normal" fo:text-transform="none" fo:color="#1d1d1b" loext:opacity="100%" style:text-line-through-style="none" style:text-line-through-type="none" style:text-position="0% 100%" style:font-name="Calibri" fo:font-size="12pt" fo:letter-spacing="0.032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 fo:font-size="11.5pt" fo:letter-spacing="0.016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alibri" fo:font-size="11.5pt" fo:letter-spacing="0.009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alibri" fo:font-size="11.5pt" fo:letter-spacing="0.012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 fo:font-size="11.5pt" fo:letter-spacing="-0.04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Calibri" fo:font-size="11.5pt" fo:letter-spacing="0.01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Calibri" fo:font-size="11.5pt" fo:letter-spacing="0.018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Calibri" fo:font-size="11.5pt" fo:letter-spacing="-0.01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libri" fo:font-size="11.5pt" fo:letter-spacing="normal"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alibri" fo:font-size="11.5pt" fo:letter-spacing="-0.035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 fo:font-size="11.5pt" fo:letter-spacing="0.02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 fo:font-size="11.5pt" fo:letter-spacing="0.014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 fo:font-size="11.5pt" fo:letter-spacing="0.019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6" style:family="text">
      <style:text-properties fo:font-variant="normal" fo:text-transform="none" fo:color="#9d9d9c" loext:opacity="100%" style:text-line-through-style="none" style:text-line-through-type="none" style:text-position="0% 100%" style:font-name="Calibri" fo:font-size="10pt" fo:letter-spacing="0.012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7" style:family="text">
      <style:text-properties fo:font-variant="normal" fo:text-transform="none" fo:color="#9d9d9c" loext:opacity="100%" style:text-line-through-style="none" style:text-line-through-type="none" style:text-position="0% 100%" style:font-name="Calibri" fo:font-size="10pt" fo:letter-spacing="normal"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8" style:family="text">
      <style:text-properties fo:font-variant="normal" fo:text-transform="none" fo:color="#9d9d9c" loext:opacity="100%" style:text-line-through-style="none" style:text-line-through-type="none" style:text-position="0% 100%" style:font-name="Calibri" fo:font-size="10pt" fo:letter-spacing="0.011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9" style:family="text">
      <style:text-properties fo:font-variant="normal" fo:text-transform="none" fo:color="#9d9d9c" loext:opacity="100%" style:text-line-through-style="none" style:text-line-through-type="none" style:text-position="0% 100%" style:font-name="Calibri" fo:font-size="10pt" fo:letter-spacing="0.005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0" style:family="text">
      <style:text-properties fo:font-variant="normal" fo:text-transform="none" fo:color="#9d9d9c" loext:opacity="100%" style:text-line-through-style="none" style:text-line-through-type="none" style:text-position="0% 100%" style:font-name="Calibri" fo:font-size="10pt" fo:letter-spacing="-0.002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1" style:family="text">
      <style:text-properties fo:font-variant="normal" fo:text-transform="none" fo:color="#9d9d9c" loext:opacity="100%" style:text-line-through-style="none" style:text-line-through-type="none" style:text-position="0% 100%" style:font-name="Calibri" fo:font-size="10pt" fo:letter-spacing="0.007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2" style:family="text">
      <style:text-properties fo:font-variant="normal" fo:text-transform="none" fo:color="#9d9d9c" loext:opacity="100%" style:text-line-through-style="none" style:text-line-through-type="none" style:text-position="0% 100%" style:font-name="Calibri" fo:font-size="10pt" fo:letter-spacing="-0.005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3" style:family="text">
      <style:text-properties fo:font-variant="normal" fo:text-transform="none" fo:color="#9d9d9c" loext:opacity="100%" style:text-line-through-style="none" style:text-line-through-type="none" style:text-position="0% 100%" style:font-name="Calibri" fo:font-size="10pt" fo:letter-spacing="0.009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4" style:family="text">
      <style:text-properties fo:font-variant="normal" fo:text-transform="none" fo:color="#9d9d9c" loext:opacity="100%" style:text-line-through-style="none" style:text-line-through-type="none" style:text-position="0% 100%" style:font-name="Calibri" fo:font-size="10pt" fo:letter-spacing="0.004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5" style:family="text">
      <style:text-properties fo:font-variant="normal" fo:text-transform="none" fo:color="#9d9d9c" loext:opacity="100%" style:text-line-through-style="none" style:text-line-through-type="none" style:text-position="0% 100%" style:font-name="Calibri" fo:font-size="10pt" fo:letter-spacing="0.016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6" style:family="text">
      <style:text-properties fo:font-variant="normal" fo:text-transform="none" fo:color="#9d9d9c" loext:opacity="100%" style:text-line-through-style="none" style:text-line-through-type="none" style:text-position="0% 100%" style:font-name="Calibri" fo:font-size="10pt" fo:letter-spacing="0.018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7" style:family="text">
      <style:text-properties fo:font-variant="normal" fo:text-transform="none" fo:color="#9d9d9c" loext:opacity="100%" style:text-line-through-style="none" style:text-line-through-type="none" style:text-position="0% 100%" style:font-name="Calibri" fo:font-size="10pt" fo:letter-spacing="0.049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8" style:family="text">
      <style:text-properties fo:font-variant="normal" fo:text-transform="none" fo:color="#1d1d1b" loext:opacity="100%" style:text-line-through-style="none" style:text-line-through-type="none" style:text-position="0% 100%" style:font-name="Gill Sans MT1" fo:font-size="16pt" fo:letter-spacing="-0.01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49" style:family="text">
      <style:text-properties fo:font-variant="normal" fo:text-transform="none" fo:color="#1d1d1b"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0" style:family="text">
      <style:text-properties fo:font-variant="normal" fo:text-transform="none" fo:color="#1d1d1b"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1" style:family="text">
      <style:text-properties fo:font-variant="normal" fo:text-transform="none" fo:color="#1d1d1b" loext:opacity="100%" style:text-line-through-style="none" style:text-line-through-type="none" style:text-position="0% 100%" style:font-name="Gill Sans MT1" fo:font-size="16pt" fo:letter-spacing="-0.005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2" style:family="text">
      <style:text-properties fo:font-variant="normal" fo:text-transform="none" fo:color="#1d1d1b" loext:opacity="100%" style:text-line-through-style="none" style:text-line-through-type="none" style:text-position="0% 100%" style:font-name="Gill Sans MT1" fo:font-size="16pt" fo:letter-spacing="-0.011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3" style:family="text">
      <style:text-properties fo:font-variant="normal" fo:text-transform="none" fo:color="#1d1d1b"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4" style:family="text">
      <style:text-properties fo:font-variant="normal" fo:text-transform="none" fo:color="#1d1d1b" loext:opacity="100%" style:text-line-through-style="none" style:text-line-through-type="none" style:text-position="0% 100%" style:font-name="Calibri" fo:font-size="13.5pt" fo:letter-spacing="0.019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5" style:family="text">
      <style:text-properties fo:font-variant="normal" fo:text-transform="none" fo:color="#1d1d1b" loext:opacity="100%" style:text-line-through-style="none" style:text-line-through-type="none" style:text-position="0% 100%" style:font-name="Calibri" fo:font-size="13.5pt" fo:letter-spacing="0.021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6" style:family="text">
      <style:text-properties fo:font-variant="normal" fo:text-transform="none" fo:color="#1d1d1b" loext:opacity="100%" style:text-line-through-style="none" style:text-line-through-type="none" style:text-position="0% 100%" style:font-name="Calibri" fo:font-size="13.5pt" fo:letter-spacing="-0.026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7" style:family="text">
      <style:text-properties fo:font-variant="normal" fo:text-transform="none" fo:color="#1d1d1b" loext:opacity="100%" style:text-line-through-style="none" style:text-line-through-type="none" style:text-position="0% 100%" style:font-name="Calibri" fo:font-size="13.5pt" fo:letter-spacing="0.009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8" style:family="text">
      <style:text-properties fo:font-variant="normal" fo:text-transform="none" fo:color="#1d1d1b" loext:opacity="100%" style:text-line-through-style="none" style:text-line-through-type="none" style:text-position="0% 100%" style:font-name="Calibri" fo:font-size="13.5pt" fo:letter-spacing="0.023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9" style:family="text">
      <style:text-properties fo:font-variant="normal" fo:text-transform="none" fo:color="#1d1d1b" loext:opacity="100%" style:text-line-through-style="none" style:text-line-through-type="none" style:text-position="0% 100%" style:font-name="Calibri" fo:font-size="13.5pt" fo:letter-spacing="0.03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0" style:family="text">
      <style:text-properties fo:font-variant="normal" fo:text-transform="none" fo:color="#1d1d1b" loext:opacity="100%" style:text-line-through-style="none" style:text-line-through-type="none" style:text-position="0% 100%" style:font-name="Calibri" fo:font-size="13.5pt" fo:letter-spacing="0.012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1" style:family="text">
      <style:text-properties fo:font-variant="normal" fo:text-transform="none" fo:color="#1d1d1b" loext:opacity="100%" style:text-line-through-style="none" style:text-line-through-type="none" style:text-position="0% 100%" style:font-name="Calibri" fo:font-size="13.5pt" fo:letter-spacing="0.007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imes New Roman1" fo:font-size="10pt" fo:letter-spacing="normal" fo:language="pt" fo:country="BR" fo:font-style="normal" style:text-underline-style="none" fo:font-weight="normal" fo:background-color="transparent" style:font-size-asian="10pt" style:font-style-asian="normal" style:font-weight-asian="normal" style:font-name-complex="Times New Roman1" style:font-size-complex="10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1" fo:font-size="11.5pt" fo:letter-spacing="normal" fo:language="pt" fo:country="BR" fo:font-style="normal" style:text-underline-style="none" fo:font-weight="normal" fo:background-color="transparent" style:font-size-asian="11.5pt" style:font-style-asian="normal" style:font-weight-asian="normal" style:font-name-complex="Times New Roman1" style:font-size-complex="11.5pt" style:font-style-complex="normal" style:font-weight-complex="normal"/>
    </style:style>
    <style:style style:name="T64" style:family="text">
      <style:text-properties fo:font-variant="normal" fo:text-transform="none" fo:color="#1d1d1b" loext:opacity="100%" style:text-line-through-style="none" style:text-line-through-type="none" style:text-position="0% 100%" style:font-name="Calibri" fo:font-size="10pt" fo:letter-spacing="0.007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5" style:family="text">
      <style:text-properties fo:font-variant="normal" fo:text-transform="none" fo:color="#1d1d1b" loext:opacity="100%" style:text-line-through-style="none" style:text-line-through-type="none" style:text-position="0% 100%" style:font-name="Calibri" fo:font-size="10pt" fo:letter-spacing="0.005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6" style:family="text">
      <style:text-properties fo:font-variant="normal" fo:text-transform="none" fo:color="#1d1d1b" loext:opacity="100%" style:text-line-through-style="none" style:text-line-through-type="none" style:text-position="0% 100%" style:font-name="Calibri" fo:font-size="10pt" fo:letter-spacing="0.009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7" style:family="text">
      <style:text-properties fo:font-variant="normal" fo:text-transform="none" fo:color="#1d1d1b" loext:opacity="100%" style:text-line-through-style="none" style:text-line-through-type="none" style:text-position="0% 100%" style:font-name="Calibri" fo:font-size="10pt" fo:letter-spacing="0.01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8" style:family="text">
      <style:text-properties fo:font-variant="normal" fo:text-transform="none" fo:color="#1d1d1b" loext:opacity="100%" style:text-line-through-style="none" style:text-line-through-type="none" style:text-position="0% 100%" style:font-name="Calibri" fo:font-size="10pt" fo:letter-spacing="0.018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9" style:family="text">
      <style:text-properties fo:font-variant="normal" fo:text-transform="none" fo:color="#1d1d1b" loext:opacity="100%" style:text-line-through-style="none" style:text-line-through-type="none" style:text-position="0% 100%" style:font-name="Calibri" fo:font-size="10pt" fo:letter-spacing="0.014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0" style:family="text">
      <style:text-properties fo:font-variant="normal" fo:text-transform="none" fo:color="#1d1d1b" loext:opacity="100%" style:text-line-through-style="none" style:text-line-through-type="none" style:text-position="0% 100%" style:font-name="Calibri" fo:font-size="10pt" fo:letter-spacing="-0.00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1" fo:font-size="8.5pt" fo:letter-spacing="normal" fo:language="pt" fo:country="BR" fo:font-style="normal" style:text-underline-style="none" fo:font-weight="normal" fo:background-color="transparent" style:font-size-asian="8.5pt" style:font-style-asian="normal" style:font-weight-asian="normal" style:font-name-complex="Times New Roman1" style:font-size-complex="8.5pt" style:font-style-complex="normal" style:font-weight-complex="normal"/>
    </style:style>
    <style:style style:name="T72" style:family="text">
      <style:text-properties fo:font-variant="normal" fo:text-transform="none" fo:color="#1d1d1b" loext:opacity="100%" style:text-line-through-style="none" style:text-line-through-type="none" style:text-position="0% 100%" style:font-name="Calibri" fo:font-size="10pt" fo:letter-spacing="0.004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3" style:family="text">
      <style:text-properties fo:font-variant="normal" fo:text-transform="none" fo:color="#1d1d1b" loext:opacity="100%" style:text-line-through-style="none" style:text-line-through-type="none" style:text-position="0% 100%" style:font-name="Calibri" fo:font-size="10pt" fo:letter-spacing="0.016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4" style:family="text">
      <style:text-properties fo:font-variant="normal" fo:text-transform="none" fo:color="#1d1d1b" loext:opacity="100%" style:text-line-through-style="none" style:text-line-through-type="none" style:text-position="0% 100%" style:font-name="Calibri" fo:font-size="10pt" fo:letter-spacing="0.011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5" style:family="text">
      <style:text-properties fo:font-variant="normal" fo:text-transform="none" fo:color="#1d1d1b" loext:opacity="100%" style:text-line-through-style="none" style:text-line-through-type="none" style:text-position="0% 100%" style:font-name="Calibri" fo:font-size="10pt" fo:letter-spacing="0.00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6" style:family="text">
      <style:text-properties fo:font-variant="normal" fo:text-transform="none" fo:color="#1d1d1b" loext:opacity="100%" style:text-line-through-style="none" style:text-line-through-type="none" style:text-position="0% 100%" style:font-name="Calibri" fo:font-size="10pt" fo:letter-spacing="0.03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7" style:family="text">
      <style:text-properties fo:font-variant="normal" fo:text-transform="none" fo:color="#1d1d1b" loext:opacity="100%" style:text-line-through-style="none" style:text-line-through-type="none" style:text-position="0% 100%" style:font-name="Calibri" fo:font-size="10pt" fo:letter-spacing="-0.03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1" fo:font-size="9pt" fo:letter-spacing="normal" fo:language="pt" fo:country="BR" fo:font-style="normal" style:text-underline-style="none" fo:font-weight="normal" fo:background-color="transparent" style:font-size-asian="9pt" style:font-style-asian="normal" style:font-weight-asian="normal" style:font-name-complex="Times New Roman1" style:font-size-complex="9pt" style:font-style-complex="normal" style:font-weight-complex="normal"/>
    </style:style>
    <style:style style:name="T79" style:family="text">
      <style:text-properties fo:font-variant="normal" fo:text-transform="none" fo:color="#1d1d1b" loext:opacity="100%" style:text-line-through-style="none" style:text-line-through-type="none" style:text-position="0% 100%" style:font-name="Calibri" fo:font-size="10pt" fo:letter-spacing="-0.03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0" style:family="text">
      <style:text-properties fo:font-variant="normal" fo:text-transform="none" fo:color="#1d1d1b" loext:opacity="100%" style:text-line-through-style="none" style:text-line-through-type="none" style:text-position="0% 100%" style:font-name="Calibri" fo:font-size="10pt" fo:letter-spacing="normal"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1" style:family="text">
      <style:text-properties fo:font-variant="normal" fo:text-transform="none" fo:color="#1d1d1b" loext:opacity="100%" style:text-line-through-style="none" style:text-line-through-type="none" style:text-position="0% 100%" style:font-name="Calibri" fo:font-size="10pt" fo:letter-spacing="-0.009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2" style:family="text">
      <style:text-properties fo:font-variant="normal" fo:text-transform="none" fo:color="#1d1d1b" loext:opacity="100%" style:text-line-through-style="none" style:text-line-through-type="none" style:text-position="0% 100%" style:font-name="Gill Sans MT1" fo:font-size="16.5pt" fo:letter-spacing="-0.00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3" style:family="text">
      <style:text-properties fo:font-variant="normal" fo:text-transform="none" fo:color="#1d1d1b" loext:opacity="100%" style:text-line-through-style="none" style:text-line-through-type="none" style:text-position="0% 100%" style:font-name="Gill Sans MT1" fo:font-size="16.5pt" fo:letter-spacing="0.007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4" style:family="text">
      <style:text-properties fo:font-variant="normal" fo:text-transform="none" fo:color="#1d1d1b" loext:opacity="100%" style:text-line-through-style="none" style:text-line-through-type="none" style:text-position="0% 100%" style:font-name="Gill Sans MT1" fo:font-size="16.5pt" fo:letter-spacing="0.00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5" style:family="text">
      <style:text-properties fo:font-variant="normal" fo:text-transform="none" fo:color="#1d1d1b" loext:opacity="100%" style:text-line-through-style="none" style:text-line-through-type="none" style:text-position="0% 100%" style:font-name="Gill Sans MT1" fo:font-size="16.5pt" fo:letter-spacing="-0.08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6" style:family="text">
      <style:text-properties fo:font-variant="normal" fo:text-transform="none" fo:color="#1d1d1b" loext:opacity="100%" style:text-line-through-style="none" style:text-line-through-type="none" style:text-position="0% 100%" style:font-name="Gill Sans MT1" fo:font-size="16.5pt" fo:letter-spacing="0.004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7" style:family="text">
      <style:text-properties fo:font-variant="normal" fo:text-transform="none" fo:color="#1d1d1b" loext:opacity="100%" style:text-line-through-style="none" style:text-line-through-type="none" style:text-position="0% 100%" style:font-name="Gill Sans MT1" fo:font-size="16.5pt" fo:letter-spacing="-0.09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8" style:family="text">
      <style:text-properties fo:font-variant="normal" fo:text-transform="none" fo:color="#1d1d1b" loext:opacity="100%" style:text-line-through-style="none" style:text-line-through-type="none" style:text-position="0% 100%" style:font-name="Calibri" fo:font-size="16.5pt" fo:letter-spacing="0.037cm" fo:language="pt" fo:country="BR" fo:font-style="normal" style:text-underline-style="none" fo:font-weight="bold" fo:background-color="transparent" style:font-size-asian="16.5pt" style:font-style-asian="normal" style:font-weight-asian="bold" style:font-name-complex="Calibri" style:font-size-complex="16.5pt" style:font-style-complex="normal" style:font-weight-complex="bold"/>
    </style:style>
    <style:style style:name="T89" style:family="text">
      <style:text-properties fo:font-variant="normal" fo:text-transform="none" fo:color="#1d1d1b" loext:opacity="100%" style:text-line-through-style="none" style:text-line-through-type="none" style:text-position="0% 100%" style:font-name="Lucida Sans" fo:font-size="24pt" fo:letter-spacing="0.007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0" style:family="text">
      <style:text-properties fo:font-variant="normal" fo:text-transform="none" fo:color="#1d1d1b" loext:opacity="100%" style:text-line-through-style="none" style:text-line-through-type="none" style:text-position="0% 100%" style:font-name="Lucida Sans" fo:font-size="24pt" fo:letter-spacing="-0.028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Lucida Sans" fo:font-size="24pt" fo:letter-spacing="-0.002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2" style:family="text">
      <style:text-properties fo:font-variant="normal" fo:text-transform="none" fo:color="#ffffff" loext:opacity="100%" style:text-line-through-style="none" style:text-line-through-type="none" style:text-position="0% 100%" style:font-name="Calibri" fo:font-size="12pt" fo:letter-spacing="0.019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3" style:family="text">
      <style:text-properties fo:font-variant="normal" fo:text-transform="none" fo:color="#ffffff" loext:opacity="100%" style:text-line-through-style="none" style:text-line-through-type="none" style:text-position="0% 100%" style:font-name="Calibri" fo:font-size="12pt" fo:letter-spacing="normal"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4" style:family="text">
      <style:text-properties fo:font-variant="normal" fo:text-transform="none" fo:color="#ffffff" loext:opacity="100%" style:text-line-through-style="none" style:text-line-through-type="none" style:text-position="0% 100%" style:font-name="Calibri" fo:font-size="12pt" fo:letter-spacing="0.009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5" style:family="text">
      <style:text-properties fo:font-variant="normal" fo:text-transform="none" fo:color="#ffffff" loext:opacity="100%" style:text-line-through-style="none" style:text-line-through-type="none" style:text-position="0% 100%" style:font-name="Calibri" fo:font-size="12pt" fo:letter-spacing="-0.04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d1d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9d9d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1" draw:layer="layout" svg:width="20.988cm" svg:height="29.675cm" svg:x="0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2" draw:layer="layout" svg:width="4.269cm" svg:height="4.269cm" svg:x="8.434cm" svg:y="11.98cm">
          <text:p/>
          <draw:enhanced-geometry draw:mirror-horizontal="false" draw:mirror-vertical="false" svg:viewBox="0 0 0 0" drawooo:sub-view-size="1537335 1537335" draw:text-areas="0 0 ?f0 ?f1" draw:type="ooxml-non-primitive" draw:enhanced-path="M 1536827 0 L 0 0 0 1536827 1536953 1536827 1536827 0 Z N">
            <draw:equation draw:name="f0" draw:formula="logwidth"/>
            <draw:equation draw:name="f1" draw:formula="logheight"/>
          </draw:enhanced-geometry>
        </draw:custom-shape>
        <draw:custom-shape draw:name="object 4" draw:style-name="gr3" draw:text-style-name="P3" draw:layer="layout" svg:width="0.992cm" svg:height="1.013cm" svg:x="8.553cm" svg:y="15.123cm">
          <text:p/>
          <draw:enhanced-geometry draw:mirror-horizontal="false" draw:mirror-vertical="false" svg:viewBox="0 0 0 0" drawooo:sub-view-size="357504 365125" draw:text-areas="0 0 ?f0 ?f1" draw:type="ooxml-non-primitive" draw:enhanced-path="M 163322 0 L 128016 5969 90169 32131 0 122174 242570 364616 329438 277368 336550 268732 256286 268732 193166 205739 214884 183641 229615 173100 245363 169545 357250 169545 355219 165988 153543 165988 94234 107314 109600 92201 129667 78739 147574 76835 241426 76835 237489 55118 217677 25781 194056 8509 163322 0 Z N">
            <draw:equation draw:name="f0" draw:formula="logwidth"/>
            <draw:equation draw:name="f1" draw:formula="logheight"/>
          </draw:enhanced-geometry>
        </draw:custom-shape>
        <draw:custom-shape draw:name="object 5" draw:style-name="gr4" draw:text-style-name="P4" draw:layer="layout" svg:width="0.601cm" svg:height="0.532cm" svg:x="8.963cm" svg:y="1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3" draw:layer="layout" svg:width="0.952cm" svg:height="0.832cm" svg:x="9.068cm" svg:y="14.79cm">
          <text:p/>
          <draw:enhanced-geometry draw:mirror-horizontal="false" draw:mirror-vertical="false" svg:viewBox="0 0 0 0" drawooo:sub-view-size="342900 299720" draw:text-areas="0 0 ?f0 ?f1" draw:type="ooxml-non-primitive" draw:enhanced-path="M 56895 0 L 0 57023 242188 299212 342518 198627 255397 198627 56895 0 Z N">
            <draw:equation draw:name="f0" draw:formula="logwidth"/>
            <draw:equation draw:name="f1" draw:formula="logheight"/>
          </draw:enhanced-geometry>
        </draw:custom-shape>
        <draw:custom-shape draw:name="object 7" draw:style-name="gr3" draw:text-style-name="P3" draw:layer="layout" svg:width="0.343cm" svg:height="0.223cm" svg:x="9.778cm" svg:y="15.118cm">
          <text:p/>
          <draw:enhanced-geometry draw:mirror-horizontal="false" draw:mirror-vertical="false" svg:viewBox="0 0 0 0" drawooo:sub-view-size="123825 80645" draw:text-areas="0 0 ?f0 ?f1" draw:type="ooxml-non-primitive" draw:enhanced-path="M 80137 0 L 0 80390 87121 80390 123825 43561 80137 0 Z N">
            <draw:equation draw:name="f0" draw:formula="logwidth"/>
            <draw:equation draw:name="f1" draw:formula="logheight"/>
          </draw:enhanced-geometry>
        </draw:custom-shape>
        <draw:custom-shape draw:name="object 8" draw:style-name="gr3" draw:text-style-name="P3" draw:layer="layout" svg:width="0.83cm" svg:height="0.83cm" svg:x="9.508cm" svg:y="14.35cm">
          <text:p/>
          <draw:enhanced-geometry draw:mirror-horizontal="false" draw:mirror-vertical="false" svg:viewBox="0 0 0 0" drawooo:sub-view-size="299085 299085" draw:text-areas="0 0 ?f0 ?f1" draw:type="ooxml-non-primitive" draw:enhanced-path="M 57023 0 L 0 56768 241935 298830 299085 241807 57023 0 Z N">
            <draw:equation draw:name="f0" draw:formula="logwidth"/>
            <draw:equation draw:name="f1" draw:formula="logheight"/>
          </draw:enhanced-geometry>
        </draw:custom-shape>
        <draw:custom-shape draw:name="object 9" draw:style-name="gr3" draw:text-style-name="P3" draw:layer="layout" svg:width="0.812cm" svg:height="0.856cm" svg:x="9.746cm" svg:y="14.085cm">
          <text:p/>
          <draw:enhanced-geometry draw:mirror-horizontal="false" draw:mirror-vertical="false" svg:viewBox="0 0 0 0" drawooo:sub-view-size="292735 308610" draw:text-areas="0 0 ?f0 ?f1" draw:type="ooxml-non-primitive" draw:enhanced-path="M 66548 0 L 0 66039 242570 308482 292353 258317 117221 83184 117856 82422 269113 82422 66548 0 Z N">
            <draw:equation draw:name="f0" draw:formula="logwidth"/>
            <draw:equation draw:name="f1" draw:formula="logheight"/>
          </draw:enhanced-geometry>
        </draw:custom-shape>
        <draw:custom-shape draw:name="object 10" draw:style-name="gr3" draw:text-style-name="P3" draw:layer="layout" svg:width="0.867cm" svg:height="0.294cm" svg:x="10.073cm" svg:y="14.314cm">
          <text:p/>
          <draw:enhanced-geometry draw:mirror-horizontal="false" draw:mirror-vertical="false" svg:viewBox="0 0 0 0" drawooo:sub-view-size="312420 106045" draw:text-areas="0 0 ?f0 ?f1" draw:type="ooxml-non-primitive" draw:enhanced-path="M 151256 0 L 0 0 244728 105537 311912 38227 288289 14605 187197 14605 151256 0 Z N">
            <draw:equation draw:name="f0" draw:formula="logwidth"/>
            <draw:equation draw:name="f1" draw:formula="logheight"/>
          </draw:enhanced-geometry>
        </draw:custom-shape>
        <draw:custom-shape draw:name="object 11" draw:style-name="gr3" draw:text-style-name="P3" draw:layer="layout" svg:width="0.743cm" svg:height="0.606cm" svg:x="10.13cm" svg:y="13.748cm">
          <text:p/>
          <draw:enhanced-geometry draw:mirror-horizontal="false" draw:mirror-vertical="false" svg:viewBox="0 0 0 0" drawooo:sub-view-size="267970 218439" draw:text-areas="0 0 ?f0 ?f1" draw:type="ooxml-non-primitive" draw:enhanced-path="M 49911 0 L 0 49911 167512 217677 166877 218186 267970 218186 49911 0 Z N">
            <draw:equation draw:name="f0" draw:formula="logwidth"/>
            <draw:equation draw:name="f1" draw:formula="logheight"/>
          </draw:enhanced-geometry>
        </draw:custom-shape>
        <draw:custom-shape draw:name="object 12" draw:style-name="gr3" draw:text-style-name="P3" draw:layer="layout" svg:width="0.936cm" svg:height="1.041cm" svg:x="10.35cm" svg:y="13.296cm">
          <text:p/>
          <draw:enhanced-geometry draw:mirror-horizontal="false" draw:mirror-vertical="false" svg:viewBox="0 0 0 0" drawooo:sub-view-size="337185 375285" draw:text-areas="0 0 ?f0 ?f1" draw:type="ooxml-non-primitive" draw:enhanced-path="M 187833 0 L 149733 6603 115443 23113 85598 47243 0 133095 242188 375285 320548 296799 337185 276478 256539 276478 98678 118617 113664 104139 147700 81279 183387 77724 329946 77724 317500 61975 272414 25526 228981 5587 187833 0 Z N">
            <draw:equation draw:name="f0" draw:formula="logwidth"/>
            <draw:equation draw:name="f1" draw:formula="logheight"/>
          </draw:enhanced-geometry>
        </draw:custom-shape>
        <draw:custom-shape draw:name="object 13" draw:style-name="gr5" draw:text-style-name="P5" draw:layer="layout" svg:width="0.527cm" svg:height="0.551cm" svg:x="10.859cm" svg:y="1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3" draw:layer="layout" svg:width="1.456cm" svg:height="1.297cm" svg:x="10.938cm" svg:y="12.453cm">
          <text:p/>
          <draw:enhanced-geometry draw:mirror-horizontal="false" draw:mirror-vertical="false" svg:viewBox="0 0 0 0" drawooo:sub-view-size="524510 467360" draw:text-areas="0 0 ?f0 ?f1" draw:type="ooxml-non-primitive" draw:enhanced-path="M 224409 0 L 0 224536 242315 467106 339598 369824 254508 369824 193675 308610 235965 266446 151257 266446 97282 212598 226187 83312 524128 83312 405511 46862 404495 43434 333501 43434 224409 0 Z N">
            <draw:equation draw:name="f0" draw:formula="logwidth"/>
            <draw:equation draw:name="f1" draw:formula="logheight"/>
          </draw:enhanced-geometry>
        </draw:custom-shape>
        <draw:custom-shape draw:name="object 15" draw:style-name="gr3" draw:text-style-name="P3" draw:layer="layout" svg:width="1.045cm" svg:height="0.796cm" svg:x="11.567cm" svg:y="12.684cm">
          <text:p/>
          <draw:enhanced-geometry draw:mirror-horizontal="false" draw:mirror-vertical="false" svg:viewBox="0 0 0 0" drawooo:sub-view-size="376554 287020" draw:text-areas="0 0 ?f0 ?f1" draw:type="ooxml-non-primitive" draw:enhanced-path="M 297941 0 L 0 0 110616 32512 149605 165608 28321 286512 113411 286512 230124 169925 186816 39750 360299 39750 376174 24002 297941 0 Z N">
            <draw:equation draw:name="f0" draw:formula="logwidth"/>
            <draw:equation draw:name="f1" draw:formula="logheight"/>
          </draw:enhanced-geometry>
        </draw:custom-shape>
        <draw:custom-shape draw:name="object 16" draw:style-name="gr3" draw:text-style-name="P3" draw:layer="layout" svg:width="0.341cm" svg:height="0.223cm" svg:x="11.358cm" svg:y="12.969cm">
          <text:p/>
          <draw:enhanced-geometry draw:mirror-horizontal="false" draw:mirror-vertical="false" svg:viewBox="0 0 0 0" drawooo:sub-view-size="123189 80645" draw:text-areas="0 0 ?f0 ?f1" draw:type="ooxml-non-primitive" draw:enhanced-path="M 80771 0 L 0 80645 84708 80645 123189 42037 80771 0 Z N">
            <draw:equation draw:name="f0" draw:formula="logwidth"/>
            <draw:equation draw:name="f1" draw:formula="logheight"/>
          </draw:enhanced-geometry>
        </draw:custom-shape>
        <draw:custom-shape draw:name="object 17" draw:style-name="gr3" draw:text-style-name="P3" draw:layer="layout" svg:width="0.482cm" svg:height="0.133cm" svg:x="12.085cm" svg:y="12.795cm">
          <text:p/>
          <draw:enhanced-geometry draw:mirror-horizontal="false" draw:mirror-vertical="false" svg:viewBox="0 0 0 0" drawooo:sub-view-size="173989 48260" draw:text-areas="0 0 ?f0 ?f1" draw:type="ooxml-non-primitive" draw:enhanced-path="M 173482 0 L 0 0 125475 47879 173482 0 Z N">
            <draw:equation draw:name="f0" draw:formula="logwidth"/>
            <draw:equation draw:name="f1" draw:formula="logheight"/>
          </draw:enhanced-geometry>
        </draw:custom-shape>
        <draw:custom-shape draw:name="object 18" draw:style-name="gr3" draw:text-style-name="P3" draw:layer="layout" svg:width="0.308cm" svg:height="0.482cm" svg:x="11.755cm" svg:y="12.091cm">
          <text:p/>
          <draw:enhanced-geometry draw:mirror-horizontal="false" draw:mirror-vertical="false" svg:viewBox="0 0 0 0" drawooo:sub-view-size="111125 173989" draw:text-areas="0 0 ?f0 ?f1" draw:type="ooxml-non-primitive" draw:enhanced-path="M 61340 0 L 0 60833 39624 173609 110617 173609 61340 0 Z N">
            <draw:equation draw:name="f0" draw:formula="logwidth"/>
            <draw:equation draw:name="f1" draw:formula="logheight"/>
          </draw:enhanced-geometry>
        </draw:custom-shape>
        <draw:custom-shape draw:name="object 19" draw:style-name="gr6" draw:text-style-name="P6" draw:layer="layout" svg:width="0.301cm" svg:height="0.301cm" svg:x="12.227cm" svg:y="1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7" draw:text-style-name="P7" draw:layer="layout" svg:width="0.336cm" svg:height="0.625cm" svg:x="8.433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8" draw:text-style-name="P8" draw:layer="layout" svg:width="0.477cm" svg:height="0.605cm" svg:x="8.9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9" draw:text-style-name="P9" draw:layer="layout" svg:width="0.449cm" svg:height="0.624cm" svg:x="9.651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0" draw:text-style-name="P10" draw:layer="layout" svg:width="0.477cm" svg:height="0.605cm" svg:x="10.301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1" draw:text-style-name="P11" draw:layer="layout" svg:width="0.475cm" svg:height="0.614cm" svg:x="11.003cm" svg:y="16.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2" draw:text-style-name="P12" draw:layer="layout" svg:width="0.477cm" svg:height="0.605cm" svg:x="11.6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13" draw:layer="layout" svg:width="0.336cm" svg:height="0.625cm" svg:x="12.366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4" draw:text-style-name="P14" draw:layer="layout" svg:width="0.406cm" svg:height="3.862cm" svg:x="12.784cm" svg:y="11.9cm">
          <text:p/>
          <draw:enhanced-geometry draw:mirror-horizontal="false" draw:mirror-vertical="false" svg:viewBox="0 0 0 0" drawooo:sub-view-size="146685 1390650" draw:text-areas="0 0 ?f0 ?f1" draw:type="ooxml-non-primitive" draw:enhanced-path="M 0 1390650 L 146558 1390650 146558 0 0 0 0 1390650 Z N">
            <draw:equation draw:name="f0" draw:formula="logwidth"/>
            <draw:equation draw:name="f1" draw:formula="logheight"/>
          </draw:enhanced-geometry>
        </draw:custom-shape>
        <draw:custom-shape draw:name="object 28" draw:style-name="gr14" draw:text-style-name="P14" draw:layer="layout" svg:width="4.259cm" svg:height="0.405cm" svg:x="8.931cm" svg:y="11.494cm">
          <text:p/>
          <draw:enhanced-geometry draw:mirror-horizontal="false" draw:mirror-vertical="false" svg:viewBox="0 0 0 0" drawooo:sub-view-size="1533525 146050" draw:text-areas="0 0 ?f0 ?f1" draw:type="ooxml-non-primitive" draw:enhanced-path="M 0 146050 L 1533524 146050 1533524 0 0 0 0 146050 Z N">
            <draw:equation draw:name="f0" draw:formula="logwidth"/>
            <draw:equation draw:name="f1" draw:formula="logheight"/>
          </draw:enhanced-geometry>
        </draw:custom-shape>
        <draw:custom-shape draw:name="object 29" draw:style-name="gr14" draw:text-style-name="P14" draw:layer="layout" svg:width="0.406cm" svg:height="3.851cm" svg:x="13.27cm" svg:y="11.411cm">
          <text:p/>
          <draw:enhanced-geometry draw:mirror-horizontal="false" draw:mirror-vertical="false" svg:viewBox="0 0 0 0" drawooo:sub-view-size="146685 1386839" draw:text-areas="0 0 ?f0 ?f1" draw:type="ooxml-non-primitive" draw:enhanced-path="M 0 1386840 L 146545 1386840 146545 0 0 0 0 1386840 Z N">
            <draw:equation draw:name="f0" draw:formula="logwidth"/>
            <draw:equation draw:name="f1" draw:formula="logheight"/>
          </draw:enhanced-geometry>
        </draw:custom-shape>
        <draw:custom-shape draw:name="object 30" draw:style-name="gr14" draw:text-style-name="P14" draw:layer="layout" svg:width="4.246cm" svg:height="0.405cm" svg:x="9.431cm" svg:y="11.005cm">
          <text:p/>
          <draw:enhanced-geometry draw:mirror-horizontal="false" draw:mirror-vertical="false" svg:viewBox="0 0 0 0" drawooo:sub-view-size="1529079 146050" draw:text-areas="0 0 ?f0 ?f1" draw:type="ooxml-non-primitive" draw:enhanced-path="M 0 146050 L 1528572 146050 1528572 0 0 0 0 146050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Blank" presentation:presentation-page-layout-name="AL1T11">
        <draw:custom-shape draw:name="object 2" draw:style-name="gr16" draw:text-style-name="P16" draw:layer="layout" svg:width="6.719cm" svg:height="29.698cm" svg:x="14.27cm" svg:y="0cm">
          <text:p/>
          <draw:enhanced-geometry draw:mirror-horizontal="false" draw:mirror-vertical="false" svg:viewBox="0 0 0 0" drawooo:sub-view-size="2419350 10691495" draw:text-areas="0 0 ?f0 ?f1" draw:type="ooxml-non-primitive" draw:enhanced-path="M 0 10691241 L 2418969 10691241 2418969 0 0 0 0 10691241 Z N">
            <draw:equation draw:name="f0" draw:formula="logwidth"/>
            <draw:equation draw:name="f1" draw:formula="logheight"/>
          </draw:enhanced-geometry>
        </draw:custom-shape>
        <draw:custom-shape draw:name="object 3" draw:style-name="gr17" draw:text-style-name="P19" draw:layer="layout" svg:width="4.583cm" svg:height="2.088cm" svg:x="2.112cm" svg:y="2.656cm">
          <text:p text:style-name="P17"><text:span text:style-name="T1">Blindex®</text:span></text:p>
          <text:p text:style-name="P18"><text:span text:style-name="T2">Sistema</text:span><text:span text:style-name="T3">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21" draw:layer="layout" svg:width="3.174cm" svg:height="2.629cm" svg:x="15.979cm" svg:y="2.895cm">
          <text:p text:style-name="P20"><text:span text:style-name="T5">Di</text:span><text:span text:style-name="T6">f</text:span><text:span text:style-name="T7">e</text:span><text:span text:style-name="T8">r</text:span><text:span text:style-name="T9">e</text:span><text:span text:style-name="T5">n</text:span><text:span text:style-name="T10">c</text:span><text:span text:style-name="T5">i</text:span><text:span text:style-name="T11">a</text:span><text:span text:style-name="T9">i</text:span><text:span text:style-name="T5">s <text:s/></text:span><text:span text:style-name="T10">do </text:span><text:span text:style-name="T6">Sistema <text:s/></text:span><text:span text:style-name="T7">Bl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23" draw:layer="layout" svg:width="9.171cm" svg:height="6.504cm" svg:x="2.112cm" svg:y="4.744cm">
          <text:p text:style-name="P22"><text:span text:style-name="T12">O </text:span><text:span text:style-name="T13">Blindex® </text:span><text:span text:style-name="T14">Sistema </text:span><text:span text:style-name="T15">Sacadas </text:span><text:span text:style-name="T12">é </text:span><text:span text:style-name="T16">uma </text:span><text:span text:style-name="T14">solução <text:s/>completa, </text:span><text:span text:style-name="T17">que </text:span><text:span text:style-name="T18">inclui </text:span><text:span text:style-name="T14">todos </text:span><text:span text:style-name="T16">os </text:span><text:span text:style-name="T19">componentes <text:s/>necessários </text:span><text:span text:style-name="T20">para </text:span><text:span text:style-name="T12">a </text:span><text:span text:style-name="T16">melhor </text:span><text:span text:style-name="T19">execução </text:span><text:span text:style-name="T18">do </text:span><text:span text:style-name="T21">projeto <text:s/></text:span><text:span text:style-name="T16">de </text:span><text:span text:style-name="T18">envidraçamento, além do </text:span><text:span text:style-name="T16">vidro de </text:span><text:span text:style-name="T14">segurança <text:s/></text:span><text:span text:style-name="T22">Blindex®, </text:span><text:span text:style-name="T17">que </text:span><text:span text:style-name="T16">garante </text:span><text:span text:style-name="T14">elegância </text:span><text:span text:style-name="T12">e </text:span><text:span text:style-name="T17">transparência <text:s/></text:span><text:span text:style-name="T20">para </text:span><text:span text:style-name="T18">preservar </text:span><text:span text:style-name="T12">a </text:span><text:span text:style-name="T17">luminosidade </text:span><text:span text:style-name="T18">do </text:span><text:span text:style-name="T19">ambientecom <text:s/></text:span><text:span text:style-name="T12">a </text:span><text:span text:style-name="T14">segurança </text:span><text:span text:style-name="T17">que </text:span><text:span text:style-name="T20">só </text:span><text:span text:style-name="T12">a </text:span><text:span text:style-name="T17">marca que </text:span><text:span text:style-name="T12">é </text:span><text:span text:style-name="T17">sinônimo </text:span><text:span text:style-name="T16">de <text:s/>vidro </text:span><text:span text:style-name="T18">temperado</text:span><text:span text:style-name="T23"> </text:span><text:span text:style-name="T18">ofere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 draw:text-style-name="P24" draw:layer="layout" svg:width="18.512cm" svg:height="14.326cm" svg:x="0cm" svg:y="15.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26" draw:layer="layout" svg:width="1.879cm" svg:height="1.891cm" svg:x="16.508cm" svg:y="7.114cm">
          <text:p text:style-name="P25"><text:span text:style-name="T24">Menos <text:s/></text:span><text:span text:style-name="T25">alumínio, <text:s/></text:span><text:span text:style-name="T26">mais</text:span><text:span text:style-name="T27"> </text:span><text:span text:style-name="T28">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2" draw:text-style-name="P28" draw:layer="layout" svg:width="2.458cm" svg:height="1.891cm" svg:x="16.264cm" svg:y="14.111cm">
          <text:p text:style-name="P27"><text:span text:style-name="T29">Proteção <text:s/></text:span><text:span text:style-name="T26">contra</text:span><text:span text:style-name="T30"> </text:span><text:span text:style-name="T24">cortes <text:s/></text:span><text:span text:style-name="T31">e</text:span><text:span text:style-name="T25"> </text:span><text:span text:style-name="T24">acid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3" draw:text-style-name="P30" draw:layer="layout" svg:width="2.119cm" svg:height="2.348cm" svg:x="16.359cm" svg:y="25.038cm">
          <text:p text:style-name="P29"><text:span text:style-name="T29">Excelente <text:s/></text:span><text:span text:style-name="T24">eficiência <text:s/></text:span><text:span text:style-name="T25">de</text:span><text:span text:style-name="T32"> </text:span><text:span text:style-name="T33">ved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4" draw:text-style-name="P32" draw:layer="layout" svg:width="2.828cm" svg:height="2.348cm" svg:x="16.034cm" svg:y="10.662cm">
          <text:p text:style-name="P31"><text:span text:style-name="T34">Suporta </text:span><text:span text:style-name="T28">mais <text:s/></text:span><text:span text:style-name="T34">peso </text:span><text:span text:style-name="T31">e </text:span><text:span text:style-name="T25">melhor <text:s/></text:span><text:span text:style-name="T26">funcion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5" draw:text-style-name="P34" draw:layer="layout" svg:width="2.419cm" svg:height="1.891cm" svg:x="16.284cm" svg:y="17.764cm">
          <text:p text:style-name="P33"><text:span text:style-name="T33">P</text:span><text:span text:style-name="T29">oss</text:span><text:span text:style-name="T24">i</text:span><text:span text:style-name="T34">b</text:span><text:span text:style-name="T24">i</text:span><text:span text:style-name="T28">l</text:span><text:span text:style-name="T24">i</text:span><text:span text:style-name="T34">d</text:span><text:span text:style-name="T28">a</text:span><text:span text:style-name="T34">d</text:span><text:span text:style-name="T31">e <text:s/></text:span><text:span text:style-name="T25">de </text:span><text:span text:style-name="T26">persiana <text:s/>integ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6" draw:text-style-name="P36" draw:layer="layout" svg:width="2.721cm" svg:height="2.348cm" svg:x="16.087cm" svg:y="21.528cm">
          <text:p text:style-name="P35"><text:span text:style-name="T29">Sistema <text:s/></text:span><text:span text:style-name="T24">exclusivo </text:span><text:span text:style-name="T35">com <text:s/></text:span><text:span text:style-name="T25">r</text:span><text:span text:style-name="T28">a</text:span><text:span text:style-name="T34">s</text:span><text:span text:style-name="T28">t</text:span><text:span text:style-name="T25">r</text:span><text:span text:style-name="T26">e</text:span><text:span text:style-name="T28">a</text:span><text:span text:style-name="T25">b</text:span><text:span text:style-name="T28">ili</text:span><text:span text:style-name="T25">d</text:span><text:span text:style-name="T28">a</text:span><text:span text:style-name="T25">d</text:span><text:span text:style-name="T31">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7" draw:text-style-name="P38" draw:layer="layout" svg:width="3.271cm" svg:height="2.314cm" svg:x="9.63cm" svg:y="17.344cm">
          <text:p text:style-name="P37"><text:span text:style-name="T36">Atende</text:span><text:span text:style-name="T37"> </text:span><text:span text:style-name="T38">100%</text:span><text:span text:style-name="T39"> </text:span><text:span text:style-name="T40">a <text:s/></text:span><text:span text:style-name="T41">norma</text:span><text:span text:style-name="T42"> </text:span><text:span text:style-name="T43">de</text:span><text:span text:style-name="T44"> </text:span><text:span text:style-name="T45">segurança </text:span><text:span text:style-name="T40"><text:s/></text:span><text:span text:style-name="T46">NBR </text:span><text:span text:style-name="T43">16259 </text:span><text:span text:style-name="T40">/</text:span><text:span text:style-name="T47"> </text:span><text:span text:style-name="T39">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8" draw:text-style-name="P39" draw:layer="layout" svg:width="0.428cm" svg:height="0.428cm" svg:x="2.174cm" svg:y="1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 draw:text-style-name="P40" draw:layer="layout" svg:width="0.428cm" svg:height="0.428cm" svg:x="2.174cm" svg:y="13.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30" draw:text-style-name="P41" draw:layer="layout" svg:width="0.428cm" svg:height="0.428cm" svg:x="2.174cm" svg:y="14.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31" draw:text-style-name="P42" draw:layer="layout" svg:width="0.428cm" svg:height="0.428cm" svg:x="2.174cm" svg:y="16.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2" draw:text-style-name="P46" draw:layer="layout" svg:width="5.862cm" svg:height="4.627cm" svg:x="2.138cm" svg:y="11.999cm">
          <text:p text:style-name="P43"><text:span text:style-name="T48">Testado </text:span><text:span text:style-name="T49">e <text:s/>h</text:span><text:span text:style-name="T50">o</text:span><text:span text:style-name="T51">m</text:span><text:span text:style-name="T50">ol</text:span><text:span text:style-name="T52">o</text:span><text:span text:style-name="T49">g</text:span><text:span text:style-name="T53">a</text:span><text:span text:style-name="T49">do</text:span></text:p>
          <text:p text:style-name="P44"><text:span text:style-name="T54">Impacto <text:s/></text:span><text:span text:style-name="T55">Pressãode</text:span><text:span text:style-name="T56"> </text:span><text:span text:style-name="T57">vento <text:s/></text:span><text:span text:style-name="T58">Corrosão</text:span></text:p>
          <text:p text:style-name="P45"><text:span text:style-name="T59">Ciclos </text:span><text:span text:style-name="T60">de</text:span><text:span text:style-name="T61"> </text:span><text:span text:style-name="T57">aber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3" draw:text-style-name="P47" draw:layer="layout" svg:width="1.29cm" svg:height="0.001cm" svg:x="16.8cm" svg:y="6.817cm">
          <text:p/>
          <draw:enhanced-geometry draw:mirror-horizontal="false" draw:mirror-vertical="false" svg:viewBox="0 0 0 0" drawooo:sub-view-size="464820 0" draw:text-areas="0 0 ?f0 ?f1" draw:type="ooxml-non-primitive" draw:enhanced-path="M 0 0 L 464312 0 N">
            <draw:equation draw:name="f0" draw:formula="logwidth"/>
            <draw:equation draw:name="f1" draw:formula="logheight"/>
          </draw:enhanced-geometry>
        </draw:custom-shape>
        <draw:custom-shape draw:name="object 20" draw:style-name="gr34" draw:text-style-name="P47" draw:layer="layout" svg:width="1.29cm" svg:height="0.001cm" svg:x="16.799cm" svg:y="6.792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1" draw:style-name="gr35" draw:text-style-name="P47" draw:layer="layout" svg:width="0.001cm" svg:height="0.944cm" svg:x="16.825cm" svg:y="5.824cm">
          <text:p/>
          <draw:enhanced-geometry draw:mirror-horizontal="false" draw:mirror-vertical="false" svg:viewBox="0 0 0 0" drawooo:sub-view-size="0 340360" draw:text-areas="0 0 ?f0 ?f1" draw:type="ooxml-non-primitive" draw:enhanced-path="M 0 0 L 0 340360 N">
            <draw:equation draw:name="f0" draw:formula="logwidth"/>
            <draw:equation draw:name="f1" draw:formula="logheight"/>
          </draw:enhanced-geometry>
        </draw:custom-shape>
        <draw:custom-shape draw:name="object 22" draw:style-name="gr36" draw:text-style-name="P47" draw:layer="layout" svg:width="1.29cm" svg:height="0.001cm" svg:x="16.799cm" svg:y="5.799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3" draw:style-name="gr37" draw:text-style-name="P48" draw:layer="layout" svg:width="0.052cm" svg:height="0.13cm" svg:x="17.212cm" svg:y="6.639cm">
          <text:p/>
          <draw:enhanced-geometry draw:mirror-horizontal="false" draw:mirror-vertical="false" svg:viewBox="0 0 0 0" drawooo:sub-view-size="19050 46989" draw:text-areas="0 0 ?f0 ?f1" draw:type="ooxml-non-primitive" draw:enhanced-path="M 0 46990 L 18629 46990 18629 0 0 0 0 46990 Z N">
            <draw:equation draw:name="f0" draw:formula="logwidth"/>
            <draw:equation draw:name="f1" draw:formula="logheight"/>
          </draw:enhanced-geometry>
        </draw:custom-shape>
        <draw:custom-shape draw:name="object 24" draw:style-name="gr33" draw:text-style-name="P47" draw:layer="layout" svg:width="1.213cm" svg:height="0.001cm" svg:x="16.878cm" svg:y="6.637cm">
          <text:p/>
          <draw:enhanced-geometry draw:mirror-horizontal="false" draw:mirror-vertical="false" svg:viewBox="0 0 0 0" drawooo:sub-view-size="436879 0" draw:text-areas="0 0 ?f0 ?f1" draw:type="ooxml-non-primitive" draw:enhanced-path="M 0 0 L 436498 0 N">
            <draw:equation draw:name="f0" draw:formula="logwidth"/>
            <draw:equation draw:name="f1" draw:formula="logheight"/>
          </draw:enhanced-geometry>
        </draw:custom-shape>
        <draw:custom-shape draw:name="object 25" draw:style-name="gr34" draw:text-style-name="P47" draw:layer="layout" svg:width="1.214cm" svg:height="0.001cm" svg:x="16.876cm" svg:y="6.612cm">
          <text:p/>
          <draw:enhanced-geometry draw:mirror-horizontal="false" draw:mirror-vertical="false" svg:viewBox="0 0 0 0" drawooo:sub-view-size="437515 0" draw:text-areas="0 0 ?f0 ?f1" draw:type="ooxml-non-primitive" draw:enhanced-path="M 0 0 L 437006 0 N">
            <draw:equation draw:name="f0" draw:formula="logwidth"/>
            <draw:equation draw:name="f1" draw:formula="logheight"/>
          </draw:enhanced-geometry>
        </draw:custom-shape>
        <draw:custom-shape draw:name="object 26" draw:style-name="gr33" draw:text-style-name="P47" draw:layer="layout" svg:width="1.211cm" svg:height="0.001cm" svg:x="16.878cm" svg:y="6.588cm">
          <text:p/>
          <draw:enhanced-geometry draw:mirror-horizontal="false" draw:mirror-vertical="false" svg:viewBox="0 0 0 0" drawooo:sub-view-size="436245 0" draw:text-areas="0 0 ?f0 ?f1" draw:type="ooxml-non-primitive" draw:enhanced-path="M 0 0 L 436244 0 N">
            <draw:equation draw:name="f0" draw:formula="logwidth"/>
            <draw:equation draw:name="f1" draw:formula="logheight"/>
          </draw:enhanced-geometry>
        </draw:custom-shape>
        <draw:custom-shape draw:name="object 27" draw:style-name="gr38" draw:text-style-name="P47" draw:layer="layout" svg:width="0.001cm" svg:height="0.761cm" svg:x="17.238cm" svg:y="5.824cm">
          <text:p/>
          <draw:enhanced-geometry draw:mirror-horizontal="false" draw:mirror-vertical="false" svg:viewBox="0 0 0 0" drawooo:sub-view-size="0 274319" draw:text-areas="0 0 ?f0 ?f1" draw:type="ooxml-non-primitive" draw:enhanced-path="M 0 0 L 0 274320 N">
            <draw:equation draw:name="f0" draw:formula="logwidth"/>
            <draw:equation draw:name="f1" draw:formula="logheight"/>
          </draw:enhanced-geometry>
        </draw:custom-shape>
        <draw:custom-shape draw:name="object 28" draw:style-name="gr37" draw:text-style-name="P48" draw:layer="layout" svg:width="0.052cm" svg:height="0.13cm" svg:x="17.625cm" svg:y="6.639cm">
          <text:p/>
          <draw:enhanced-geometry draw:mirror-horizontal="false" draw:mirror-vertical="false" svg:viewBox="0 0 0 0" drawooo:sub-view-size="19050 46989" draw:text-areas="0 0 ?f0 ?f1" draw:type="ooxml-non-primitive" draw:enhanced-path="M 0 46990 L 18643 46990 18643 0 0 0 0 46990 Z N">
            <draw:equation draw:name="f0" draw:formula="logwidth"/>
            <draw:equation draw:name="f1" draw:formula="logheight"/>
          </draw:enhanced-geometry>
        </draw:custom-shape>
        <draw:custom-shape draw:name="object 29" draw:style-name="gr37" draw:text-style-name="P48" draw:layer="layout" svg:width="0.05cm" svg:height="0.13cm" svg:x="18.039cm" svg:y="6.639cm">
          <text:p/>
          <draw:enhanced-geometry draw:mirror-horizontal="false" draw:mirror-vertical="false" svg:viewBox="0 0 0 0" drawooo:sub-view-size="18415 46989" draw:text-areas="0 0 ?f0 ?f1" draw:type="ooxml-non-primitive" draw:enhanced-path="M 0 46366 L 18262 46366 18262 0 0 0 0 46366 Z N">
            <draw:equation draw:name="f0" draw:formula="logwidth"/>
            <draw:equation draw:name="f1" draw:formula="logheight"/>
          </draw:enhanced-geometry>
        </draw:custom-shape>
        <draw:custom-shape draw:name="object 30" draw:style-name="gr35" draw:text-style-name="P47" draw:layer="layout" svg:width="0.001cm" svg:height="0.763cm" svg:x="18.065cm" svg:y="5.824cm">
          <text:p/>
          <draw:enhanced-geometry draw:mirror-horizontal="false" draw:mirror-vertical="false" svg:viewBox="0 0 0 0" drawooo:sub-view-size="0 274955" draw:text-areas="0 0 ?f0 ?f1" draw:type="ooxml-non-primitive" draw:enhanced-path="M 0 0 L 0 274574 N">
            <draw:equation draw:name="f0" draw:formula="logwidth"/>
            <draw:equation draw:name="f1" draw:formula="logheight"/>
          </draw:enhanced-geometry>
        </draw:custom-shape>
        <draw:custom-shape draw:name="object 31" draw:style-name="gr37" draw:text-style-name="P48" draw:layer="layout" svg:width="0.05cm" svg:height="0.077cm" svg:x="17.626cm" svg:y="6.508cm">
          <text:p/>
          <draw:enhanced-geometry draw:mirror-horizontal="false" draw:mirror-vertical="false" svg:viewBox="0 0 0 0" drawooo:sub-view-size="18414 27939" draw:text-areas="0 0 ?f0 ?f1" draw:type="ooxml-non-primitive" draw:enhanced-path="M 0 27940 L 18313 27940 18313 0 0 0 0 27940 Z N">
            <draw:equation draw:name="f0" draw:formula="logwidth"/>
            <draw:equation draw:name="f1" draw:formula="logheight"/>
          </draw:enhanced-geometry>
        </draw:custom-shape>
        <draw:custom-shape draw:name="object 32" draw:style-name="gr35" draw:text-style-name="P47" draw:layer="layout" svg:width="0.001cm" svg:height="0.521cm" svg:x="17.651cm" svg:y="5.824cm">
          <text:p/>
          <draw:enhanced-geometry draw:mirror-horizontal="false" draw:mirror-vertical="false" svg:viewBox="0 0 0 0" drawooo:sub-view-size="0 187960" draw:text-areas="0 0 ?f0 ?f1" draw:type="ooxml-non-primitive" draw:enhanced-path="M 0 0 L 0 187960 N">
            <draw:equation draw:name="f0" draw:formula="logwidth"/>
            <draw:equation draw:name="f1" draw:formula="logheight"/>
          </draw:enhanced-geometry>
        </draw:custom-shape>
        <draw:custom-shape draw:name="object 33" draw:style-name="gr37" draw:text-style-name="P48" draw:layer="layout" svg:width="0.14cm" svg:height="0.174cm" svg:x="17.724cm" svg:y="5.903cm">
          <text:p/>
          <draw:enhanced-geometry draw:mirror-horizontal="false" draw:mirror-vertical="false" svg:viewBox="0 0 0 0" drawooo:sub-view-size="50800 62864" draw:text-areas="0 0 ?f0 ?f1" draw:type="ooxml-non-primitive" draw:enhanced-path="M 37337 0 L 36067 126 0 51816 0 53340 380 53848 12826 62611 13207 62738 14350 62738 14986 62484 50800 11175 50800 9525 50418 9017 37337 0 Z N">
            <draw:equation draw:name="f0" draw:formula="logwidth"/>
            <draw:equation draw:name="f1" draw:formula="logheight"/>
          </draw:enhanced-geometry>
        </draw:custom-shape>
        <draw:custom-shape draw:name="object 34" draw:style-name="gr37" draw:text-style-name="P48" draw:layer="layout" svg:width="0.142cm" svg:height="0.174cm" svg:x="17.311cm" svg:y="5.904cm">
          <text:p/>
          <draw:enhanced-geometry draw:mirror-horizontal="false" draw:mirror-vertical="false" svg:viewBox="0 0 0 0" drawooo:sub-view-size="51435 62864" draw:text-areas="0 0 ?f0 ?f1" draw:type="ooxml-non-primitive" draw:enhanced-path="M 37211 0 L 36195 254 35687 508 0 51689 0 53213 254 53721 12826 62484 13208 62611 14350 62611 14986 62230 50800 11049 50926 10541 50673 9398 50419 8890 37846 127 37211 0 Z N">
            <draw:equation draw:name="f0" draw:formula="logwidth"/>
            <draw:equation draw:name="f1" draw:formula="logheight"/>
          </draw:enhanced-geometry>
        </draw:custom-shape>
        <draw:custom-shape draw:name="object 35" draw:style-name="gr37" draw:text-style-name="P48" draw:layer="layout" svg:width="0.142cm" svg:height="0.174cm" svg:x="17.685cm" svg:y="5.834cm">
          <text:p/>
          <draw:enhanced-geometry draw:mirror-horizontal="false" draw:mirror-vertical="false" svg:viewBox="0 0 0 0" drawooo:sub-view-size="51435 62864" draw:text-areas="0 0 ?f0 ?f1" draw:type="ooxml-non-primitive" draw:enhanced-path="M 37846 0 L 36449 126 35813 1142 0 52197 253 53593 1270 54228 13208 62610 13715 62737 14732 62737 15366 62483 51181 11175 51181 9651 50926 9143 37846 0 Z N">
            <draw:equation draw:name="f0" draw:formula="logwidth"/>
            <draw:equation draw:name="f1" draw:formula="logheight"/>
          </draw:enhanced-geometry>
        </draw:custom-shape>
        <draw:custom-shape draw:name="object 36" draw:style-name="gr37" draw:text-style-name="P48" draw:layer="layout" svg:width="0.144cm" svg:height="0.174cm" svg:x="17.272cm" svg:y="5.834cm">
          <text:p/>
          <draw:enhanced-geometry draw:mirror-horizontal="false" draw:mirror-vertical="false" svg:viewBox="0 0 0 0" drawooo:sub-view-size="52070 62864" draw:text-areas="0 0 ?f0 ?f1" draw:type="ooxml-non-primitive" draw:enhanced-path="M 37718 0 L 37083 126 36575 253 36067 507 0 52070 253 53339 13207 62483 13588 62610 14350 62610 14985 62483 15493 62102 51562 10667 51307 9271 38226 126 37718 0 Z N">
            <draw:equation draw:name="f0" draw:formula="logwidth"/>
            <draw:equation draw:name="f1" draw:formula="logheight"/>
          </draw:enhanced-geometry>
        </draw:custom-shape>
        <draw:custom-shape draw:name="object 37" draw:style-name="gr39" draw:text-style-name="P49" draw:layer="layout" svg:width="0.18cm" svg:height="0.243cm" svg:x="16.859cm" svg:y="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37" draw:text-style-name="P48" draw:layer="layout" svg:width="0.645cm" svg:height="1.112cm" svg:x="16.946cm" svg:y="12.733cm">
          <text:p/>
          <draw:enhanced-geometry draw:mirror-horizontal="false" draw:mirror-vertical="false" svg:viewBox="0 0 0 0" drawooo:sub-view-size="232410 400685" draw:text-areas="0 0 ?f0 ?f1" draw:type="ooxml-non-primitive" draw:enhanced-path="M 171322 0 L 164972 0 160654 3301 156082 6223 102234 41910 44830 56387 7112 58420 1015 63754 888 74041 0 123189 380 162560 4063 207263 12572 249809 37464 306450 78231 352933 118490 380111 163067 399288 166369 400431 170814 399923 213613 382270 232155 371094 167639 371094 166496 370713 130809 354711 98170 332994 61213 291973 39115 241426 29844 189992 28828 151764 28955 85851 67055 81787 103124 71882 136905 55880 168147 33147 217042 33147 211581 30225 190118 14859 184022 9779 177545 4952 171322 0 Z N">
            <draw:equation draw:name="f0" draw:formula="logwidth"/>
            <draw:equation draw:name="f1" draw:formula="logheight"/>
          </draw:enhanced-geometry>
        </draw:custom-shape>
        <draw:custom-shape draw:name="object 39" draw:style-name="gr37" draw:text-style-name="P48" draw:layer="layout" svg:width="0.468cm" svg:height="0.939cm" svg:x="17.411cm" svg:y="12.825cm">
          <text:p/>
          <draw:enhanced-geometry draw:mirror-horizontal="false" draw:mirror-vertical="false" svg:viewBox="0 0 0 0" drawooo:sub-view-size="168910 338454" draw:text-areas="0 0 ?f0 ?f1" draw:type="ooxml-non-primitive" draw:enhanced-path="M 49402 0 L 507 0 31623 22733 65277 38735 101345 48513 139445 52704 139573 53975 139700 54483 139826 56514 140335 90042 140335 124460 132714 195199 113411 248538 73405 297688 35813 322072 0 337947 64515 337947 118237 291338 139445 258825 154559 221614 165226 170561 168401 118617 168401 90042 167890 48513 167766 30479 162305 25273 134492 24002 125856 23367 117220 22351 91439 17399 66928 9016 49402 0 Z N">
            <draw:equation draw:name="f0" draw:formula="logwidth"/>
            <draw:equation draw:name="f1" draw:formula="logheight"/>
          </draw:enhanced-geometry>
        </draw:custom-shape>
        <draw:custom-shape draw:name="object 40" draw:style-name="gr40" draw:text-style-name="P50" draw:layer="layout" svg:width="0.404cm" svg:height="0.295cm" svg:x="17.208cm" svg:y="1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37" draw:text-style-name="P48" draw:layer="layout" svg:width="1.287cm" svg:height="0.925cm" svg:x="16.764cm" svg:y="9.497cm">
          <text:p/>
          <draw:enhanced-geometry draw:mirror-horizontal="false" draw:mirror-vertical="false" svg:viewBox="0 0 0 0" drawooo:sub-view-size="463550 333375" draw:text-areas="0 0 ?f0 ?f1" draw:type="ooxml-non-primitive" draw:enhanced-path="M 134238 0 L 128270 4064 118110 29337 127 317246 0 322834 5461 330962 10922 332994 444246 333121 453390 333121 459105 330200 463042 323088 463042 315722 461137 312039 457962 304292 36322 304292 147955 30988 150622 29083 346329 29083 340995 15875 157987 635 151384 508 134238 0 Z N">
            <draw:equation draw:name="f0" draw:formula="logwidth"/>
            <draw:equation draw:name="f1" draw:formula="logheight"/>
          </draw:enhanced-geometry>
        </draw:custom-shape>
        <draw:custom-shape draw:name="object 42" draw:style-name="gr37" draw:text-style-name="P48" draw:layer="layout" svg:width="0.399cm" svg:height="0.765cm" svg:x="17.636cm" svg:y="9.578cm">
          <text:p/>
          <draw:enhanced-geometry draw:mirror-horizontal="false" draw:mirror-vertical="false" svg:viewBox="0 0 0 0" drawooo:sub-view-size="144145 275589" draw:text-areas="0 0 ?f0 ?f1" draw:type="ooxml-non-primitive" draw:enhanced-path="M 32385 0 L 0 0 2286 1524 111378 272033 112394 275208 144017 275208 64642 79755 32385 0 Z N">
            <draw:equation draw:name="f0" draw:formula="logwidth"/>
            <draw:equation draw:name="f1" draw:formula="logheight"/>
          </draw:enhanced-geometry>
        </draw:custom-shape>
        <draw:custom-shape draw:name="object 43" draw:style-name="gr33" draw:text-style-name="P47" draw:layer="layout" svg:width="0.525cm" svg:height="0.001cm" svg:x="17.201cm" svg:y="9.578cm">
          <text:p/>
          <draw:enhanced-geometry draw:mirror-horizontal="false" draw:mirror-vertical="false" svg:viewBox="0 0 0 0" drawooo:sub-view-size="189229 0" draw:text-areas="0 0 ?f0 ?f1" draw:type="ooxml-non-primitive" draw:enhanced-path="M 0 0 L 189103 0 N">
            <draw:equation draw:name="f0" draw:formula="logwidth"/>
            <draw:equation draw:name="f1" draw:formula="logheight"/>
          </draw:enhanced-geometry>
        </draw:custom-shape>
        <draw:custom-shape draw:name="object 44" draw:style-name="gr41" draw:text-style-name="P51" draw:layer="layout" svg:width="0.458cm" svg:height="0.25cm" svg:x="17.203cm" svg:y="9.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37" draw:text-style-name="P48" draw:layer="layout" svg:width="1.11cm" svg:height="1.068cm" svg:x="16.916cm" svg:y="16.541cm">
          <text:p/>
          <draw:enhanced-geometry draw:mirror-horizontal="false" draw:mirror-vertical="false" svg:viewBox="0 0 0 0" drawooo:sub-view-size="400050 384810" draw:text-areas="0 0 ?f0 ?f1" draw:type="ooxml-non-primitive" draw:enhanced-path="M 18034 0 L 0 0 0 341630 3301 344170 11429 345439 258445 345439 257683 356870 257555 369570 261238 377189 271399 383539 275463 384810 283337 384810 287020 383539 291591 381000 389382 381000 396113 377189 400050 369570 400050 367030 280288 367030 277495 365760 275336 365760 274827 364489 274954 359410 276733 340360 279653 327660 18923 327660 18414 326389 17779 326389 17907 170180 18034 168910 288036 168910 279400 158750 18414 158750 18161 157480 17779 157480 17907 1270 18034 0 Z N">
            <draw:equation draw:name="f0" draw:formula="logwidth"/>
            <draw:equation draw:name="f1" draw:formula="logheight"/>
          </draw:enhanced-geometry>
        </draw:custom-shape>
        <draw:custom-shape draw:name="object 46" draw:style-name="gr42" draw:text-style-name="P52" draw:layer="layout" svg:width="0.606cm" svg:height="1.069cm" svg:x="17.42cm" svg:y="1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37" draw:text-style-name="P48" draw:layer="layout" svg:width="1.235cm" svg:height="0.165cm" svg:x="16.819cm" svg:y="16.375cm">
          <text:p/>
          <draw:enhanced-geometry draw:mirror-horizontal="false" draw:mirror-vertical="false" svg:viewBox="0 0 0 0" drawooo:sub-view-size="445135 59689" draw:text-areas="0 0 ?f0 ?f1" draw:type="ooxml-non-primitive" draw:enhanced-path="M 442087 0 L 3428 0 0 3810 0 55879 3301 59689 434848 59689 442467 58420 444753 55879 444753 40639 18034 40639 18034 17779 444753 17779 444753 2539 442087 0 Z N">
            <draw:equation draw:name="f0" draw:formula="logwidth"/>
            <draw:equation draw:name="f1" draw:formula="logheight"/>
          </draw:enhanced-geometry>
        </draw:custom-shape>
        <draw:custom-shape draw:name="object 48" draw:style-name="gr37" draw:text-style-name="P48" draw:layer="layout" svg:width="0.05cm" svg:height="0.063cm" svg:x="18.004cm" svg:y="16.424cm">
          <text:p/>
          <draw:enhanced-geometry draw:mirror-horizontal="false" draw:mirror-vertical="false" svg:viewBox="0 0 0 0" drawooo:sub-view-size="18414 22860" draw:text-areas="0 0 ?f0 ?f1" draw:type="ooxml-non-primitive" draw:enhanced-path="M 0 22860 L 18135 22860 18135 0 0 0 0 22860 Z N">
            <draw:equation draw:name="f0" draw:formula="logwidth"/>
            <draw:equation draw:name="f1" draw:formula="logheight"/>
          </draw:enhanced-geometry>
        </draw:custom-shape>
        <draw:custom-shape draw:name="object 49" draw:style-name="gr37" draw:text-style-name="P48" draw:layer="layout" svg:width="0.548cm" svg:height="1.054cm" svg:x="16.969cm" svg:y="23.71cm">
          <text:p/>
          <draw:enhanced-geometry draw:mirror-horizontal="false" draw:mirror-vertical="false" svg:viewBox="0 0 0 0" drawooo:sub-view-size="197485 379729" draw:text-areas="0 0 ?f0 ?f1" draw:type="ooxml-non-primitive" draw:enhanced-path="M 162178 0 L 134874 31115 111125 71247 84074 120015 56642 178562 39877 230886 38608 252476 41528 273939 48768 295021 51943 302006 51562 305943 15367 341376 0 363220 1397 368808 5207 374015 11175 379730 19812 379476 28067 372110 120776 279273 75564 279273 71247 266954 68834 254381 68834 241681 85089 192405 100584 156591 129921 100584 160147 45085 197485 45085 177292 11303 170052 2794 162178 0 Z N">
            <draw:equation draw:name="f0" draw:formula="logwidth"/>
            <draw:equation draw:name="f1" draw:formula="logheight"/>
          </draw:enhanced-geometry>
        </draw:custom-shape>
        <draw:custom-shape draw:name="object 50" draw:style-name="gr43" draw:text-style-name="P53" draw:layer="layout" svg:width="0.677cm" svg:height="0.65cm" svg:x="17.179cm" svg:y="23.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44" draw:text-style-name="P54" draw:layer="layout" svg:width="0.592cm" svg:height="0.616cm" svg:x="17.186cm" svg:y="24.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37" draw:text-style-name="P48" draw:layer="layout" svg:width="0.99cm" svg:height="1.297cm" svg:x="16.895cm" svg:y="19.966cm">
          <text:p/>
          <draw:enhanced-geometry draw:mirror-horizontal="false" draw:mirror-vertical="false" svg:viewBox="0 0 0 0" drawooo:sub-view-size="356870 467359" draw:text-areas="0 0 ?f0 ?f1" draw:type="ooxml-non-primitive" draw:enhanced-path="M 202056 0 L 127762 18414 91058 50037 66928 93090 58038 144271 58165 145668 75183 211835 99949 268223 122174 309752 131952 326897 113918 329437 75437 337565 33146 353313 2793 382142 0 397382 888 403732 27558 433704 69341 451865 127507 463803 168275 466597 190373 466978 203707 466851 248030 465200 293877 459485 337692 447547 356362 439800 199643 439800 150494 437641 101473 430783 54610 417067 27939 399033 28066 391286 67437 369442 147192 351789 181101 351789 177164 346201 143637 291083 125602 256920 97789 191388 87249 151129 86360 136905 92963 100202 138556 44195 180975 28574 188849 27812 280288 27812 278638 26288 254888 12445 229235 3682 202056 0 Z N">
            <draw:equation draw:name="f0" draw:formula="logwidth"/>
            <draw:equation draw:name="f1" draw:formula="logheight"/>
          </draw:enhanced-geometry>
        </draw:custom-shape>
        <draw:custom-shape draw:name="object 53" draw:style-name="gr45" draw:text-style-name="P55" draw:layer="layout" svg:width="0.684cm" svg:height="0.243cm" svg:x="17.304cm" svg:y="20.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7" draw:text-style-name="P48" draw:layer="layout" svg:width="0.452cm" svg:height="0.96cm" svg:x="17.439cm" svg:y="20.043cm">
          <text:p/>
          <draw:enhanced-geometry draw:mirror-horizontal="false" draw:mirror-vertical="false" svg:viewBox="0 0 0 0" drawooo:sub-view-size="163195 346075" draw:text-areas="0 0 ?f0 ?f1" draw:type="ooxml-non-primitive" draw:enhanced-path="M 84455 0 L 889 0 37592 6223 69342 23622 93853 50545 108712 84836 111252 100711 111252 109092 102997 154431 88011 192912 70993 228853 36195 290194 11684 327913 0 345566 33528 345566 41783 333120 47117 324992 162814 324992 109220 306196 65278 299211 64135 299084 63627 299084 84328 263270 116078 198627 133477 150749 139827 111760 138430 90804 131445 63500 119634 38607 103251 16763 84455 0 Z N">
            <draw:equation draw:name="f0" draw:formula="logwidth"/>
            <draw:equation draw:name="f1" draw:formula="logheight"/>
          </draw:enhanced-geometry>
        </draw:custom-shape>
        <draw:custom-shape draw:name="object 55" draw:style-name="gr46" draw:text-style-name="P56" draw:layer="layout" svg:width="0.378cm" svg:height="0.377cm" svg:x="17.253cm" svg:y="20.1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47" draw:text-style-name="P57" draw:layer="layout" svg:width="1.406cm" svg:height="1.406cm" svg:x="1.938cm" svg:y="26.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48" draw:text-style-name="P58" draw:layer="layout" svg:width="0.087cm" svg:height="0.025cm" svg:x="1.937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58" draw:style-name="gr48" draw:text-style-name="P58" draw:layer="layout" svg:width="0.105cm" svg:height="0.195cm" svg:x="1.943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59" draw:style-name="gr48" draw:text-style-name="P58" draw:layer="layout" svg:width="0.133cm" svg:height="0.2cm" svg:x="2.119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0" draw:style-name="gr48" draw:text-style-name="P58" draw:layer="layout" svg:width="0.04cm" svg:height="0.07cm" svg:x="2.237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1" draw:style-name="gr48" draw:text-style-name="P58" draw:layer="layout" svg:width="0.048cm" svg:height="0.101cm" svg:x="2.198cm" svg:y="28.456cm">
          <text:p/>
          <draw:enhanced-geometry draw:mirror-horizontal="false" draw:mirror-vertical="false" svg:viewBox="0 0 0 0" drawooo:sub-view-size="17779 36829" draw:text-areas="0 0 ?f0 ?f1" draw:type="ooxml-non-primitive" draw:enhanced-path="M 4508 0 L 0 0 977 4165 1904 7696 12471 36703 17691 36703 4508 0 Z N">
            <draw:equation draw:name="f0" draw:formula="logwidth"/>
            <draw:equation draw:name="f1" draw:formula="logheight"/>
          </draw:enhanced-geometry>
        </draw:custom-shape>
        <draw:custom-shape draw:name="object 62" draw:style-name="gr48" draw:text-style-name="P58" draw:layer="layout" svg:width="0.149cm" svg:height="0.205cm" svg:x="2.339cm" svg:y="28.436cm">
          <text:p/>
          <draw:enhanced-geometry draw:mirror-horizontal="false" draw:mirror-vertical="false" svg:viewBox="0 0 0 0" drawooo:sub-view-size="53975 74295" draw:text-areas="0 0 ?f0 ?f1" draw:type="ooxml-non-primitive" draw:enhanced-path="M 45656 0 L 36474 0 21196 2870 9715 10782 2501 22694 0 37553 2870 54025 10490 65417 21374 72009 34023 74142 42875 74142 49809 72339 53441 70523 53162 69773 35725 69773 22834 67500 13284 61036 7365 50927 5321 37668 7480 23736 13677 13258 23507 6667 36576 4381 52679 4381 53124 3200 50990 2032 45656 0 Z N">
            <draw:equation draw:name="f0" draw:formula="logwidth"/>
            <draw:equation draw:name="f1" draw:formula="logheight"/>
          </draw:enhanced-geometry>
        </draw:custom-shape>
        <draw:custom-shape draw:name="object 63" draw:style-name="gr48" draw:text-style-name="P58" draw:layer="layout" svg:width="0.133cm" svg:height="0.2cm" svg:x="2.553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4" draw:style-name="gr48" draw:text-style-name="P58" draw:layer="layout" svg:width="0.04cm" svg:height="0.07cm" svg:x="2.671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5" draw:style-name="gr48" draw:text-style-name="P58" draw:layer="layout" svg:width="0.048cm" svg:height="0.101cm" svg:x="2.632cm" svg:y="28.456cm">
          <text:p/>
          <draw:enhanced-geometry draw:mirror-horizontal="false" draw:mirror-vertical="false" svg:viewBox="0 0 0 0" drawooo:sub-view-size="17780 36829" draw:text-areas="0 0 ?f0 ?f1" draw:type="ooxml-non-primitive" draw:enhanced-path="M 4521 0 L 0 0 990 4165 1917 7696 12484 36703 17703 36703 4521 0 Z N">
            <draw:equation draw:name="f0" draw:formula="logwidth"/>
            <draw:equation draw:name="f1" draw:formula="logheight"/>
          </draw:enhanced-geometry>
        </draw:custom-shape>
        <draw:custom-shape draw:name="object 66" draw:style-name="gr48" draw:text-style-name="P58" draw:layer="layout" svg:width="0.108cm" svg:height="0.202cm" svg:x="2.784cm" svg:y="28.438cm">
          <text:p/>
          <draw:enhanced-geometry draw:mirror-horizontal="false" draw:mirror-vertical="false" svg:viewBox="0 0 0 0" drawooo:sub-view-size="39369 73025" draw:text-areas="0 0 ?f0 ?f1" draw:type="ooxml-non-primitive" draw:enhanced-path="M 18453 0 L 11620 0 5460 647 0 1600 0 72326 5219 72859 10452 72961 15989 72961 25819 72224 34366 70078 37198 68694 12153 68694 8000 68592 5118 68160 5118 5435 8204 4800 12585 4267 39344 4267 35636 2552 27685 647 18453 0 Z N">
            <draw:equation draw:name="f0" draw:formula="logwidth"/>
            <draw:equation draw:name="f1" draw:formula="logheight"/>
          </draw:enhanced-geometry>
        </draw:custom-shape>
        <draw:custom-shape draw:name="object 67" draw:style-name="gr48" draw:text-style-name="P58" draw:layer="layout" svg:width="0.11cm" svg:height="0.179cm" svg:x="2.831cm" svg:y="28.45cm">
          <text:p/>
          <draw:enhanced-geometry draw:mirror-horizontal="false" draw:mirror-vertical="false" svg:viewBox="0 0 0 0" drawooo:sub-view-size="40005 64770 40005 64770 40005 64770" draw:text-areas="0 0 ?f0 ?f1" draw:type="ooxml-non-primitive" draw:enhanced-path="M 25427 55640 L 15100 62090 0 64427 20446 64427 25427 55640 Z N M 32556 43063 L 25427 55640 25857 55371 32296 44767 32556 43063 Z N M 22593 0 L 1371 0 16344 2235 26682 8521 32626 18224 34442 30721 32556 43063 39674 30505 25501 1358 22593 0 Z N">
            <draw:equation draw:name="f0" draw:formula="logwidth"/>
            <draw:equation draw:name="f1" draw:formula="logheight"/>
          </draw:enhanced-geometry>
        </draw:custom-shape>
        <draw:custom-shape draw:name="object 68" draw:style-name="gr48" draw:text-style-name="P58" draw:layer="layout" svg:width="0.133cm" svg:height="0.2cm" svg:x="3.008cm" svg:y="28.44cm">
          <text:p/>
          <draw:enhanced-geometry draw:mirror-horizontal="false" draw:mirror-vertical="false" svg:viewBox="0 0 0 0" drawooo:sub-view-size="48259 72390" draw:text-areas="0 0 ?f0 ?f1" draw:type="ooxml-non-primitive" draw:enhanced-path="M 30937 0 L 26034 0 0 71894 5232 71894 14084 46723 47713 46723 46177 42456 15684 42456 24434 18249 26098 13449 27241 9817 28168 5753 33007 5753 30937 0 Z N">
            <draw:equation draw:name="f0" draw:formula="logwidth"/>
            <draw:equation draw:name="f1" draw:formula="logheight"/>
          </draw:enhanced-geometry>
        </draw:custom-shape>
        <draw:custom-shape draw:name="object 69" draw:style-name="gr48" draw:text-style-name="P58" draw:layer="layout" svg:width="0.04cm" svg:height="0.07cm" svg:x="3.126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70" draw:style-name="gr48" draw:text-style-name="P58" draw:layer="layout" svg:width="0.048cm" svg:height="0.101cm" svg:x="3.088cm" svg:y="28.456cm">
          <text:p/>
          <draw:enhanced-geometry draw:mirror-horizontal="false" draw:mirror-vertical="false" svg:viewBox="0 0 0 0" drawooo:sub-view-size="17780 36829" draw:text-areas="0 0 ?f0 ?f1" draw:type="ooxml-non-primitive" draw:enhanced-path="M 4521 0 L 0 0 990 4165 1917 7696 12484 36703 17691 36703 4521 0 Z N">
            <draw:equation draw:name="f0" draw:formula="logwidth"/>
            <draw:equation draw:name="f1" draw:formula="logheight"/>
          </draw:enhanced-geometry>
        </draw:custom-shape>
        <draw:custom-shape draw:name="object 71" draw:style-name="gr48" draw:text-style-name="P58" draw:layer="layout" svg:width="0.087cm" svg:height="0.025cm" svg:x="3.234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72" draw:style-name="gr48" draw:text-style-name="P58" draw:layer="layout" svg:width="0.105cm" svg:height="0.195cm" svg:x="3.239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73" draw:style-name="gr49" draw:text-style-name="P47" draw:layer="layout" svg:width="0.001cm" svg:height="1.273cm" svg:x="3.439cm" svg:y="26.871cm">
          <text:p/>
          <draw:enhanced-geometry draw:mirror-horizontal="false" draw:mirror-vertical="false" svg:viewBox="0 0 0 0" drawooo:sub-view-size="0 458470" draw:text-areas="0 0 ?f0 ?f1" draw:type="ooxml-non-primitive" draw:enhanced-path="M 0 0 L 0 458469 N">
            <draw:equation draw:name="f0" draw:formula="logwidth"/>
            <draw:equation draw:name="f1" draw:formula="logheight"/>
          </draw:enhanced-geometry>
        </draw:custom-shape>
        <draw:custom-shape draw:name="object 74" draw:style-name="gr49" draw:text-style-name="P47" draw:layer="layout" svg:width="1.403cm" svg:height="0.001cm" svg:x="2.102cm" svg:y="26.804cm">
          <text:p/>
          <draw:enhanced-geometry draw:mirror-horizontal="false" draw:mirror-vertical="false" svg:viewBox="0 0 0 0" drawooo:sub-view-size="505459 0" draw:text-areas="0 0 ?f0 ?f1" draw:type="ooxml-non-primitive" draw:enhanced-path="M 0 0 L 505421 0 N">
            <draw:equation draw:name="f0" draw:formula="logwidth"/>
            <draw:equation draw:name="f1" draw:formula="logheight"/>
          </draw:enhanced-geometry>
        </draw:custom-shape>
        <draw:custom-shape draw:name="object 75" draw:style-name="gr49" draw:text-style-name="P47" draw:layer="layout" svg:width="0.001cm" svg:height="1.269cm" svg:x="3.599cm" svg:y="26.71cm">
          <text:p/>
          <draw:enhanced-geometry draw:mirror-horizontal="false" draw:mirror-vertical="false" svg:viewBox="0 0 0 0" drawooo:sub-view-size="0 457200" draw:text-areas="0 0 ?f0 ?f1" draw:type="ooxml-non-primitive" draw:enhanced-path="M 0 0 L 0 457199 N">
            <draw:equation draw:name="f0" draw:formula="logwidth"/>
            <draw:equation draw:name="f1" draw:formula="logheight"/>
          </draw:enhanced-geometry>
        </draw:custom-shape>
        <draw:custom-shape draw:name="object 76" draw:style-name="gr49" draw:text-style-name="P47" draw:layer="layout" svg:width="1.4cm" svg:height="0.001cm" svg:x="2.266cm" svg:y="26.643cm">
          <text:p/>
          <draw:enhanced-geometry draw:mirror-horizontal="false" draw:mirror-vertical="false" svg:viewBox="0 0 0 0" drawooo:sub-view-size="504190 0" draw:text-areas="0 0 ?f0 ?f1" draw:type="ooxml-non-primitive" draw:enhanced-path="M 0 0 L 50382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Blank" presentation:presentation-page-layout-name="AL1T11">
        <draw:custom-shape draw:name="object 2" draw:style-name="gr16" draw:text-style-name="P16" draw:layer="layout" svg:width="2.306cm" svg:height="29.698cm" svg:x="18.683cm" svg:y="0cm">
          <text:p/>
          <draw:enhanced-geometry draw:mirror-horizontal="false" draw:mirror-vertical="false" svg:viewBox="0 0 0 0" drawooo:sub-view-size="830579 10691495" draw:text-areas="0 0 ?f0 ?f1" draw:type="ooxml-non-primitive" draw:enhanced-path="M 0 10691241 L 830071 10691241 830071 0 0 0 0 10691241 Z N">
            <draw:equation draw:name="f0" draw:formula="logwidth"/>
            <draw:equation draw:name="f1" draw:formula="logheight"/>
          </draw:enhanced-geometry>
        </draw:custom-shape>
        <draw:custom-shape draw:name="object 3" draw:style-name="gr50" draw:text-style-name="P59" draw:layer="layout" svg:width="3.5cm" svg:height="3.41cm" svg:x="17.478cm" svg:y="24.846cm">
          <text:p/>
          <draw:enhanced-geometry draw:mirror-horizontal="false" draw:mirror-vertical="false" svg:viewBox="0 0 0 0" drawooo:sub-view-size="1260475 1228090" draw:text-areas="0 0 ?f0 ?f1" draw:type="ooxml-non-primitive" draw:enhanced-path="M 242696 0 L 172720 4572 100584 19812 29337 46736 0 62230 0 1227950 1259966 1227924 1259966 801966 78867 801966 79756 682675 85089 616851 100330 563092 123317 520255 152019 487172 184404 462661 251333 434975 307466 427609 947419 427609 961263 418591 1001140 402209 1046988 391794 1098804 387858 1259966 387858 1259966 340613 677163 340613 671703 313690 662432 283209 631443 215772 609218 180721 582167 146177 550290 113030 513207 82295 470662 54991 422656 32131 368808 14731 308863 3682 242696 0 Z N">
            <draw:equation draw:name="f0" draw:formula="logwidth"/>
            <draw:equation draw:name="f1" draw:formula="logheight"/>
          </draw:enhanced-geometry>
        </draw:custom-shape>
        <draw:custom-shape draw:name="object 4" draw:style-name="gr50" draw:text-style-name="P59" draw:layer="layout" svg:width="3.28cm" svg:height="1.04cm" svg:x="17.697cm" svg:y="26.034cm">
          <text:p/>
          <draw:enhanced-geometry draw:mirror-horizontal="false" draw:mirror-vertical="false" svg:viewBox="0 0 0 0" drawooo:sub-view-size="1181100 374650" draw:text-areas="0 0 ?f0 ?f1" draw:type="ooxml-non-primitive" draw:enhanced-path="M 868552 0 L 228599 0 243586 508 266191 2921 325627 19431 389763 60706 418084 94208 440943 138150 456438 193967 462279 263055 461517 371538 0 374357 1181099 374357 1181099 371957 771778 371957 769746 200914 773429 154076 783082 111594 798957 73761 820673 40894 848487 13208 868552 0 Z N">
            <draw:equation draw:name="f0" draw:formula="logwidth"/>
            <draw:equation draw:name="f1" draw:formula="logheight"/>
          </draw:enhanced-geometry>
        </draw:custom-shape>
        <draw:custom-shape draw:name="object 5" draw:style-name="gr51" draw:text-style-name="P47" draw:layer="layout" svg:width="1.137cm" svg:height="0.001cm" svg:x="19.841cm" svg:y="27.066cm">
          <text:p/>
          <draw:enhanced-geometry draw:mirror-horizontal="false" draw:mirror-vertical="false" svg:viewBox="0 0 0 0" drawooo:sub-view-size="409575 0" draw:text-areas="0 0 ?f0 ?f1" draw:type="ooxml-non-primitive" draw:enhanced-path="M 0 0 L 409321 0 N">
            <draw:equation draw:name="f0" draw:formula="logwidth"/>
            <draw:equation draw:name="f1" draw:formula="logheight"/>
          </draw:enhanced-geometry>
        </draw:custom-shape>
        <draw:custom-shape draw:name="object 6" draw:style-name="gr50" draw:text-style-name="P59" draw:layer="layout" svg:width="0.447cm" svg:height="0.142cm" svg:x="20.531cm" svg:y="25.923cm">
          <text:p/>
          <draw:enhanced-geometry draw:mirror-horizontal="false" draw:mirror-vertical="false" svg:viewBox="0 0 0 0" drawooo:sub-view-size="161290 51434" draw:text-areas="0 0 ?f0 ?f1" draw:type="ooxml-non-primitive" draw:enhanced-path="M 161162 0 L 0 0 66548 6858 119760 24765 161162 51435 161162 0 Z N">
            <draw:equation draw:name="f0" draw:formula="logwidth"/>
            <draw:equation draw:name="f1" draw:formula="logheight"/>
          </draw:enhanced-geometry>
        </draw:custom-shape>
        <draw:custom-shape draw:name="object 7" draw:style-name="gr50" draw:text-style-name="P59" draw:layer="layout" svg:width="1.618cm" svg:height="1.056cm" svg:x="19.359cm" svg:y="24.735cm">
          <text:p/>
          <draw:enhanced-geometry draw:mirror-horizontal="false" draw:mirror-vertical="false" svg:viewBox="0 0 0 0" drawooo:sub-view-size="582929 380365" draw:text-areas="0 0 ?f0 ?f1" draw:type="ooxml-non-primitive" draw:enhanced-path="M 462534 0 L 401320 2793 345440 10413 294640 22478 248666 38734 207264 59181 170306 83184 137414 110743 108457 141605 83185 175387 61341 211835 42799 250825 27177 292100 14224 335279 3937 380110 0 380364 582802 380364 582802 11430 528320 3175 462534 0 Z N">
            <draw:equation draw:name="f0" draw:formula="logwidth"/>
            <draw:equation draw:name="f1" draw:formula="logheight"/>
          </draw:enhanced-geometry>
        </draw:custom-shape>
        <draw:custom-shape draw:name="object 8" draw:style-name="gr50" draw:text-style-name="P59" draw:layer="layout" svg:width="3.5cm" svg:height="1.237cm" svg:x="17.478cm" svg:y="22.995cm">
          <text:p/>
          <draw:enhanced-geometry draw:mirror-horizontal="false" draw:mirror-vertical="false" svg:viewBox="0 0 0 0" drawooo:sub-view-size="1260475 445770" draw:text-areas="0 0 ?f0 ?f1" draw:type="ooxml-non-primitive" draw:enhanced-path="M 0 0 L 0 445643 1259966 445770 1259966 762 0 0 Z N">
            <draw:equation draw:name="f0" draw:formula="logwidth"/>
            <draw:equation draw:name="f1" draw:formula="logheight"/>
          </draw:enhanced-geometry>
        </draw:custom-shape>
        <draw:custom-shape draw:name="object 9" draw:style-name="gr50" draw:text-style-name="P59" draw:layer="layout" svg:width="3.5cm" svg:height="1.239cm" svg:x="17.478cm" svg:y="19.554cm">
          <text:p/>
          <draw:enhanced-geometry draw:mirror-horizontal="false" draw:mirror-vertical="false" svg:viewBox="0 0 0 0" drawooo:sub-view-size="1260475 446404" draw:text-areas="0 0 ?f0 ?f1" draw:type="ooxml-non-primitive" draw:enhanced-path="M 1259966 0 L 0 762 0 445896 1259966 446024 1259966 0 Z N">
            <draw:equation draw:name="f0" draw:formula="logwidth"/>
            <draw:equation draw:name="f1" draw:formula="logheight"/>
          </draw:enhanced-geometry>
        </draw:custom-shape>
        <draw:custom-shape draw:name="object 10" draw:style-name="gr50" draw:text-style-name="P59" draw:layer="layout" svg:width="3.5cm" svg:height="4.075cm" svg:x="17.478cm" svg:y="14.851cm">
          <text:p/>
          <draw:enhanced-geometry draw:mirror-horizontal="false" draw:mirror-vertical="false" svg:viewBox="0 0 0 0" drawooo:sub-view-size="1260475 1467484" draw:text-areas="0 0 ?f0 ?f1" draw:type="ooxml-non-primitive" draw:enhanced-path="M 0 0 L 0 390651 1082420 391413 1081913 395986 0 851915 0 1467103 1259966 1466596 1259966 1076325 293496 1076325 292862 1070737 1259966 686435 1259966 635 0 0 Z N">
            <draw:equation draw:name="f0" draw:formula="logwidth"/>
            <draw:equation draw:name="f1" draw:formula="logheight"/>
          </draw:enhanced-geometry>
        </draw:custom-shape>
        <draw:custom-shape draw:name="object 11" draw:style-name="gr50" draw:text-style-name="P59" draw:layer="layout" svg:width="3.5cm" svg:height="4.22cm" svg:x="17.478cm" svg:y="9.99cm">
          <text:p/>
          <draw:enhanced-geometry draw:mirror-horizontal="false" draw:mirror-vertical="false" svg:viewBox="0 0 0 0" drawooo:sub-view-size="1260475 1519554" draw:text-areas="0 0 ?f0 ?f1" draw:type="ooxml-non-primitive" draw:enhanced-path="M 733552 0 L 668019 1397 605028 5079 544830 11049 487171 19303 432054 29591 379476 42164 329311 56642 281686 73025 236474 91313 193675 111378 153162 133096 114935 156464 78867 181355 45085 207772 13462 235585 0 248920 0 1519427 1259966 1519427 1259966 1077087 99568 1076960 101473 961644 103250 911351 108458 864108 117221 819658 129412 778001 144907 739139 163702 703072 185674 669671 210819 638937 239013 610997 270256 585597 304418 562737 341503 542417 381381 524637 423926 509397 469264 496570 517143 486155 567563 478154 620521 472440 675893 469138 733552 467995 1259966 467995 1259966 125729 1198244 93218 1155064 74422 1109726 57530 1062482 42672 1013079 29972 961516 19430 907795 11049 851915 4952 793877 1270 733552 0 Z N">
            <draw:equation draw:name="f0" draw:formula="logwidth"/>
            <draw:equation draw:name="f1" draw:formula="logheight"/>
          </draw:enhanced-geometry>
        </draw:custom-shape>
        <draw:custom-shape draw:name="object 12" draw:style-name="gr50" draw:text-style-name="P59" draw:layer="layout" svg:width="1.461cm" svg:height="0.59cm" svg:x="19.516cm" svg:y="11.29cm">
          <text:p/>
          <draw:enhanced-geometry draw:mirror-horizontal="false" draw:mirror-vertical="false" svg:viewBox="0 0 0 0" drawooo:sub-view-size="526415 212725" draw:text-areas="0 0 ?f0 ?f1" draw:type="ooxml-non-primitive" draw:enhanced-path="M 526414 0 L 0 0 53593 1397 105536 5206 155701 11302 203834 20066 249935 31115 293877 44830 335533 60959 374523 79755 410972 101219 444626 125222 475360 152018 502919 181482 526414 212471 526414 0 Z N">
            <draw:equation draw:name="f0" draw:formula="logwidth"/>
            <draw:equation draw:name="f1" draw:formula="logheight"/>
          </draw:enhanced-geometry>
        </draw:custom-shape>
        <draw:custom-shape draw:name="object 13" draw:style-name="gr50" draw:text-style-name="P59" draw:layer="layout" svg:width="3.5cm" svg:height="7.356cm" svg:x="17.478cm" svg:y="2.251cm">
          <text:p/>
          <draw:enhanced-geometry draw:mirror-horizontal="false" draw:mirror-vertical="false" svg:viewBox="0 0 0 0" drawooo:sub-view-size="1260475 2648585" draw:text-areas="0 0 ?f0 ?f1" draw:type="ooxml-non-primitive" draw:enhanced-path="M 0 0 L 0 460755 364363 635635 0 792607 0 2647315 1259966 2648077 1259966 2220341 101981 2220341 100584 1210437 660654 905383 1259966 905383 1259966 772795 986155 635889 1259966 513461 1259966 367538 659130 367538 0 0 Z N">
            <draw:equation draw:name="f0" draw:formula="logwidth"/>
            <draw:equation draw:name="f1" draw:formula="logheight"/>
          </draw:enhanced-geometry>
        </draw:custom-shape>
        <draw:custom-shape draw:name="object 14" draw:style-name="gr50" draw:text-style-name="P59" draw:layer="layout" svg:width="3.216cm" svg:height="1.758cm" svg:x="17.762cm" svg:y="6.66cm">
          <text:p/>
          <draw:enhanced-geometry draw:mirror-horizontal="false" draw:mirror-vertical="false" svg:viewBox="0 0 0 0" drawooo:sub-view-size="1158240 633094" draw:text-areas="0 0 ?f0 ?f1" draw:type="ooxml-non-primitive" draw:enhanced-path="M 752601 0 L 422021 1270 421767 632205 0 633095 1157985 633095 1157985 632841 752728 631698 752601 0 Z N">
            <draw:equation draw:name="f0" draw:formula="logwidth"/>
            <draw:equation draw:name="f1" draw:formula="logheight"/>
          </draw:enhanced-geometry>
        </draw:custom-shape>
        <draw:custom-shape draw:name="object 15" draw:style-name="gr50" draw:text-style-name="P59" draw:layer="layout" svg:width="1.664cm" svg:height="0.911cm" svg:x="19.314cm" svg:y="4.766cm">
          <text:p/>
          <draw:enhanced-geometry draw:mirror-horizontal="false" draw:mirror-vertical="false" svg:viewBox="0 0 0 0" drawooo:sub-view-size="599440 328294" draw:text-areas="0 0 ?f0 ?f1" draw:type="ooxml-non-primitive" draw:enhanced-path="M 599312 0 L 0 0 599312 328294 599312 0 Z N">
            <draw:equation draw:name="f0" draw:formula="logwidth"/>
            <draw:equation draw:name="f1" draw:formula="logheight"/>
          </draw:enhanced-geometry>
        </draw:custom-shape>
        <draw:custom-shape draw:name="object 16" draw:style-name="gr50" draw:text-style-name="P59" draw:layer="layout" svg:width="1.669cm" svg:height="0.884cm" svg:x="19.309cm" svg:y="2.387cm">
          <text:p/>
          <draw:enhanced-geometry draw:mirror-horizontal="false" draw:mirror-vertical="false" svg:viewBox="0 0 0 0" drawooo:sub-view-size="601345 318769" draw:text-areas="0 0 ?f0 ?f1" draw:type="ooxml-non-primitive" draw:enhanced-path="M 600836 0 L 0 318770 600836 318770 600836 0 Z N">
            <draw:equation draw:name="f0" draw:formula="logwidth"/>
            <draw:equation draw:name="f1" draw:formula="logheight"/>
          </draw:enhanced-geometry>
        </draw:custom-shape>
        <draw:custom-shape draw:name="object 17" draw:style-name="gr52" draw:text-style-name="P60" draw:layer="layout" svg:width="1.661cm" svg:height="2.369cm" svg:x="2.864cm" svg:y="26.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53" draw:text-style-name="P61" draw:layer="layout" svg:width="3.131cm" svg:height="1.336cm" svg:x="9.37cm" svg:y="26.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54" draw:text-style-name="P62" draw:layer="layout" svg:width="2.382cm" svg:height="2.405cm" svg:x="5.92cm" svg:y="2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55" draw:text-style-name="P63" draw:layer="layout" svg:width="3.322cm" svg:height="1.562cm" svg:x="13.359cm" svg:y="26.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56" draw:text-style-name="P64" draw:layer="layout" svg:width="2.213cm" svg:height="2.335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57" draw:text-style-name="P65" draw:layer="layout" svg:width="2.09cm" svg:height="2.09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58" draw:text-style-name="P66" draw:layer="layout" svg:width="1.966cm" svg:height="1.964cm" svg:x="17.481cm" svg:y="1.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59" draw:text-style-name="P67" draw:layer="layout" svg:width="0.81cm" svg:height="1.329cm" svg:x="17.787cm" svg:y="2.069cm">
          <text:p/>
          <draw:enhanced-geometry draw:mirror-horizontal="false" draw:mirror-vertical="false" svg:viewBox="0 0 0 0" drawooo:sub-view-size="292100 478790" draw:text-areas="0 0 ?f0 ?f1" draw:type="ooxml-non-primitive" draw:enhanced-path="M 173101 0 L 129920 17779 92837 41909 60960 71881 35179 106933 16001 146176 4063 188849 126 232663 0 234314 5207 284225 20447 331343 44450 374141 76454 411352 76454 411987 113918 441198 155066 461772 165988 465708 172719 467995 173989 468375 174498 468375 209041 475996 244220 478662 279654 476250 292100 473455 259841 473455 215391 472185 171958 462787 169926 462152 168910 461772 165735 460755 113918 435228 76962 405383 46736 369188 23875 327659 9651 282321 4699 234060 10160 182625 25908 134620 51181 91566 84709 54736 125730 25400 173228 4952 174498 4572 175133 3175 174370 761 173101 0 Z N">
            <draw:equation draw:name="f0" draw:formula="logwidth"/>
            <draw:equation draw:name="f1" draw:formula="logheight"/>
          </draw:enhanced-geometry>
        </draw:custom-shape>
        <draw:custom-shape draw:name="object 25" draw:style-name="gr59" draw:text-style-name="P67" draw:layer="layout" svg:width="0.638cm" svg:height="1.315cm" svg:x="18.509cm" svg:y="2.068cm">
          <text:p/>
          <draw:enhanced-geometry draw:mirror-horizontal="false" draw:mirror-vertical="false" svg:viewBox="0 0 0 0" drawooo:sub-view-size="229870 473709" draw:text-areas="0 0 ?f0 ?f1" draw:type="ooxml-non-primitive" draw:enhanced-path="M 54228 0 L 52959 761 52197 3175 52959 4572 54228 4825 98806 23494 138175 50418 171196 84200 197103 123698 215011 167639 223900 215137 224536 231266 222885 262635 206501 325247 174117 381380 127889 426974 99441 445261 98678 445769 96520 446912 91694 449325 89789 450341 87502 451484 86868 451738 44196 466851 0 473709 32258 473709 54610 468883 55372 468883 64008 466089 72517 463041 80645 459739 88773 456056 89153 455802 89535 455675 91821 454532 95758 452627 98678 451103 100202 450214 100965 449833 103886 448182 157988 407161 196342 356742 220725 298450 229362 234568 229235 227583 224917 187578 205486 130048 179197 86867 144779 49910 103124 20574 55499 380 54228 0 Z N">
            <draw:equation draw:name="f0" draw:formula="logwidth"/>
            <draw:equation draw:name="f1" draw:formula="logheight"/>
          </draw:enhanced-geometry>
        </draw:custom-shape>
        <draw:custom-shape draw:name="object 26" draw:style-name="gr59" draw:text-style-name="P67" draw:layer="layout" svg:width="0.003cm" svg:height="0.001cm" svg:x="18.661cm" svg:y="3.37cm">
          <text:p/>
          <draw:enhanced-geometry draw:mirror-horizontal="false" draw:mirror-vertical="false" svg:viewBox="0 0 0 0" drawooo:sub-view-size="1270 634" draw:text-areas="0 0 ?f0 ?f1" draw:type="ooxml-non-primitive" draw:enhanced-path="M 761 0 L 0 0 507 126 761 0 Z N">
            <draw:equation draw:name="f0" draw:formula="logwidth"/>
            <draw:equation draw:name="f1" draw:formula="logheight"/>
          </draw:enhanced-geometry>
        </draw:custom-shape>
        <draw:custom-shape draw:name="object 27" draw:style-name="gr60" draw:text-style-name="P68" draw:layer="layout" svg:width="1.358cm" svg:height="1.328cm" svg:x="17.784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1" draw:text-style-name="P69" draw:layer="layout" svg:width="0.428cm" svg:height="0.368cm" svg:x="18.651cm" svg:y="2.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62" draw:text-style-name="P70" draw:layer="layout" svg:width="0.486cm" svg:height="0.953cm" svg:x="17.784cm" svg:y="2.063cm">
          <text:p/>
          <draw:enhanced-geometry draw:mirror-horizontal="false" draw:mirror-vertical="false" svg:viewBox="0 0 0 0" drawooo:sub-view-size="175259 343534" draw:text-areas="0 0 ?f0 ?f1" draw:type="ooxml-non-primitive" draw:enhanced-path="M 173100 0 L 130048 17779 92837 41909 61087 71881 35305 106933 16128 146303 4190 188849 0 234060 1777 262889 6858 290829 14986 317753 26162 343407 15366 318134 7492 291591 2666 264159 1015 235965 5079 190753 17017 148081 36195 108838 61975 73786 93852 43814 130936 19684 172974 2285 173608 2158 174878 2158 174498 761 173100 0 Z N">
            <draw:equation draw:name="f0" draw:formula="logwidth"/>
            <draw:equation draw:name="f1" draw:formula="logheight"/>
          </draw:enhanced-geometry>
        </draw:custom-shape>
        <draw:custom-shape draw:name="object 30" draw:style-name="gr62" draw:text-style-name="P70" draw:layer="layout" svg:width="0.003cm" svg:height="0.001cm" svg:x="18.266cm" svg:y="2.069cm">
          <text:p/>
          <draw:enhanced-geometry draw:mirror-horizontal="false" draw:mirror-vertical="false" svg:viewBox="0 0 0 0" drawooo:sub-view-size="1270 634" draw:text-areas="0 0 ?f0 ?f1" draw:type="ooxml-non-primitive" draw:enhanced-path="M 1270 0 L 0 0 762 126 1270 507 1270 0 Z N">
            <draw:equation draw:name="f0" draw:formula="logwidth"/>
            <draw:equation draw:name="f1" draw:formula="logheight"/>
          </draw:enhanced-geometry>
        </draw:custom-shape>
        <draw:custom-shape draw:name="object 31" draw:style-name="gr63" draw:text-style-name="P71" draw:layer="layout" svg:width="0.675cm" svg:height="0.375cm" svg:x="17.867cm" svg:y="3.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62" draw:text-style-name="P70" draw:layer="layout" svg:width="0.625cm" svg:height="0.955cm" svg:x="18.506cm" svg:y="2.423cm">
          <text:p/>
          <draw:enhanced-geometry draw:mirror-horizontal="false" draw:mirror-vertical="false" svg:viewBox="0 0 0 0" drawooo:sub-view-size="225425 344169 225425 344169 225425 344169 225425 344169 225425 344169 225425 344169 225425 344169 225425 344169 225425 344169 225425 344169 225425 344169" draw:text-areas="0 0 ?f0 ?f1" draw:type="ooxml-non-primitive" draw:enhanced-path="M 122006 301023 L 99440 315595 98551 316102 94996 318007 93599 318643 91693 319786 89661 320675 86867 322072 44196 337312 0 344170 13207 344170 45084 339217 87756 323976 97408 319150 122006 301023 Z N M 129890 295213 L 122006 301023 127761 297306 129890 295213 Z N M 172302 253499 L 129890 295213 153415 277875 172302 253499 Z N M 175376 249530 L 172302 253499 174116 251714 175376 249530 Z N M 204302 199391 L 175376 249530 193166 226568 204302 199391 Z N M 207603 191336 L 204302 199391 206501 195579 207603 191336 Z N M 220842 140347 L 207603 191336 217677 166750 220842 140347 Z N M 223589 117421 L 220842 140347 222757 132969 223589 117421 Z N M 224169 90280 L 224408 94106 224408 102107 223589 117421 225425 102107 225298 97408 224169 90280 Z N M 217580 48643 L 224169 90280 224027 88011 223774 85598 223774 85344 220852 62992 217580 48643 Z N M 200151 0 L 208914 20193 215900 41275 217580 48643 216534 42037 209296 20574 200151 0 Z N">
            <draw:equation draw:name="f0" draw:formula="logwidth"/>
            <draw:equation draw:name="f1" draw:formula="logheight"/>
          </draw:enhanced-geometry>
        </draw:custom-shape>
        <draw:custom-shape draw:name="object 33" draw:style-name="gr59" draw:text-style-name="P67" draw:layer="layout" svg:width="0.228cm" svg:height="0.218cm" svg:x="18.352cm" svg:y="1.872cm">
          <text:p/>
          <draw:enhanced-geometry draw:mirror-horizontal="false" draw:mirror-vertical="false" svg:viewBox="0 0 0 0" drawooo:sub-view-size="82550 78740" draw:text-areas="0 0 ?f0 ?f1" draw:type="ooxml-non-primitive" draw:enhanced-path="M 41148 0 L 28448 25780 0 29972 20574 49911 15748 78231 41148 64897 64261 64897 61722 49911 82296 29972 53848 25780 41148 0 Z N">
            <draw:equation draw:name="f0" draw:formula="logwidth"/>
            <draw:equation draw:name="f1" draw:formula="logheight"/>
          </draw:enhanced-geometry>
        </draw:custom-shape>
        <draw:custom-shape draw:name="object 34" draw:style-name="gr59" draw:text-style-name="P67" draw:layer="layout" svg:width="0.07cm" svg:height="0.036cm" svg:x="18.467cm" svg:y="2.052cm">
          <text:p/>
          <draw:enhanced-geometry draw:mirror-horizontal="false" draw:mirror-vertical="false" svg:viewBox="0 0 0 0" drawooo:sub-view-size="25400 13334" draw:text-areas="0 0 ?f0 ?f1" draw:type="ooxml-non-primitive" draw:enhanced-path="M 23113 0 L 0 0 25400 13334 23113 0 Z N">
            <draw:equation draw:name="f0" draw:formula="logwidth"/>
            <draw:equation draw:name="f1" draw:formula="logheight"/>
          </draw:enhanced-geometry>
        </draw:custom-shape>
        <draw:custom-shape draw:name="object 35" draw:style-name="gr59" draw:text-style-name="P67" draw:layer="layout" svg:width="0.135cm" svg:height="0.124cm" svg:x="18.576cm" svg:y="2.021cm">
          <text:p/>
          <draw:enhanced-geometry draw:mirror-horizontal="false" draw:mirror-vertical="false" svg:viewBox="0 0 0 0" drawooo:sub-view-size="48895 45084" draw:text-areas="0 0 ?f0 ?f1" draw:type="ooxml-non-primitive" draw:enhanced-path="M 6223 0 L 10922 16382 0 29591 17018 30225 26162 44703 32131 28575 48641 24383 35179 13843 35687 6223 22098 6223 6223 0 Z N">
            <draw:equation draw:name="f0" draw:formula="logwidth"/>
            <draw:equation draw:name="f1" draw:formula="logheight"/>
          </draw:enhanced-geometry>
        </draw:custom-shape>
        <draw:custom-shape draw:name="object 36" draw:style-name="gr59" draw:text-style-name="P67" draw:layer="layout" svg:width="0.04cm" svg:height="0.025cm" svg:x="18.637cm" svg:y="2.012cm">
          <text:p/>
          <draw:enhanced-geometry draw:mirror-horizontal="false" draw:mirror-vertical="false" svg:viewBox="0 0 0 0" drawooo:sub-view-size="14604 9525" draw:text-areas="0 0 ?f0 ?f1" draw:type="ooxml-non-primitive" draw:enhanced-path="M 14224 0 L 0 9398 13589 9398 14224 0 Z N">
            <draw:equation draw:name="f0" draw:formula="logwidth"/>
            <draw:equation draw:name="f1" draw:formula="logheight"/>
          </draw:enhanced-geometry>
        </draw:custom-shape>
        <draw:custom-shape draw:name="object 37" draw:style-name="gr59" draw:text-style-name="P67" draw:layer="layout" svg:width="0.135cm" svg:height="0.133cm" svg:x="18.222cm" svg:y="2.012cm">
          <text:p/>
          <draw:enhanced-geometry draw:mirror-horizontal="false" draw:mirror-vertical="false" svg:viewBox="0 0 0 0" drawooo:sub-view-size="48895 48259" draw:text-areas="0 0 ?f0 ?f1" draw:type="ooxml-non-primitive" draw:enhanced-path="M 12319 0 L 13335 17018 0 27558 16510 31750 22478 47878 31623 33400 48641 32766 37719 19557 40640 9398 26543 9398 12319 0 Z N">
            <draw:equation draw:name="f0" draw:formula="logwidth"/>
            <draw:equation draw:name="f1" draw:formula="logheight"/>
          </draw:enhanced-geometry>
        </draw:custom-shape>
        <draw:custom-shape draw:name="object 38" draw:style-name="gr59" draw:text-style-name="P67" draw:layer="layout" svg:width="0.043cm" svg:height="0.017cm" svg:x="18.296cm" svg:y="2.021cm">
          <text:p/>
          <draw:enhanced-geometry draw:mirror-horizontal="false" draw:mirror-vertical="false" svg:viewBox="0 0 0 0" drawooo:sub-view-size="15875 6350" draw:text-areas="0 0 ?f0 ?f1" draw:type="ooxml-non-primitive" draw:enhanced-path="M 15875 0 L 0 6223 14097 6223 15875 0 Z N">
            <draw:equation draw:name="f0" draw:formula="logwidth"/>
            <draw:equation draw:name="f1" draw:formula="logheight"/>
          </draw:enhanced-geometry>
        </draw:custom-shape>
        <draw:custom-shape draw:name="object 39" draw:style-name="gr62" draw:text-style-name="P70" draw:layer="layout" svg:width="0.078cm" svg:height="0.015cm" svg:x="18.499cm" svg:y="1.938cm">
          <text:p/>
          <draw:enhanced-geometry draw:mirror-horizontal="false" draw:mirror-vertical="false" svg:viewBox="0 0 0 0" drawooo:sub-view-size="28575 5715" draw:text-areas="0 0 ?f0 ?f1" draw:type="ooxml-non-primitive" draw:enhanced-path="M 0 0 L 889 1904 26797 5715 28321 4191 0 0 Z N">
            <draw:equation draw:name="f0" draw:formula="logwidth"/>
            <draw:equation draw:name="f1" draw:formula="logheight"/>
          </draw:enhanced-geometry>
        </draw:custom-shape>
        <draw:custom-shape draw:name="object 40" draw:style-name="gr62" draw:text-style-name="P70" draw:layer="layout" svg:width="0.017cm" svg:height="0.077cm" svg:x="18.393cm" svg:y="2.008cm">
          <text:p/>
          <draw:enhanced-geometry draw:mirror-horizontal="false" draw:mirror-vertical="false" svg:viewBox="0 0 0 0" drawooo:sub-view-size="6350 27940" draw:text-areas="0 0 ?f0 ?f1" draw:type="ooxml-non-primitive" draw:enhanced-path="M 4825 0 L 0 27431 1397 26797 5842 1016 4825 0 Z N">
            <draw:equation draw:name="f0" draw:formula="logwidth"/>
            <draw:equation draw:name="f1" draw:formula="logheight"/>
          </draw:enhanced-geometry>
        </draw:custom-shape>
        <draw:custom-shape draw:name="object 41" draw:style-name="gr64" draw:text-style-name="P72" draw:layer="layout" svg:width="0.488cm" svg:height="0.272cm" svg:x="18.219cm" svg:y="1.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62" draw:text-style-name="P70" draw:layer="layout" svg:width="0.117cm" svg:height="0.087cm" svg:x="18.35cm" svg:y="1.867cm">
          <text:p/>
          <draw:enhanced-geometry draw:mirror-horizontal="false" draw:mirror-vertical="false" svg:viewBox="0 0 0 0" drawooo:sub-view-size="42545 31750" draw:text-areas="0 0 ?f0 ?f1" draw:type="ooxml-non-primitive" draw:enhanced-path="M 41148 0 L 28321 25780 0 29972 1777 31623 29337 27685 42037 1904 41148 0 Z N">
            <draw:equation draw:name="f0" draw:formula="logwidth"/>
            <draw:equation draw:name="f1" draw:formula="logheight"/>
          </draw:enhanced-geometry>
        </draw:custom-shape>
        <draw:custom-shape draw:name="object 43" draw:style-name="gr62" draw:text-style-name="P70" draw:layer="layout" svg:width="0.033cm" svg:height="0.082cm" svg:x="18.573cm" svg:y="2.015cm">
          <text:p/>
          <draw:enhanced-geometry draw:mirror-horizontal="false" draw:mirror-vertical="false" svg:viewBox="0 0 0 0" drawooo:sub-view-size="12065 29845" draw:text-areas="0 0 ?f0 ?f1" draw:type="ooxml-non-primitive" draw:enhanced-path="M 6350 0 L 10922 16382 0 29590 2412 29717 11937 18287 7238 1904 11049 1904 6350 0 Z N">
            <draw:equation draw:name="f0" draw:formula="logwidth"/>
            <draw:equation draw:name="f1" draw:formula="logheight"/>
          </draw:enhanced-geometry>
        </draw:custom-shape>
        <draw:custom-shape draw:name="object 44" draw:style-name="gr62" draw:text-style-name="P70" draw:layer="layout" svg:width="0.052cm" svg:height="0.017cm" svg:x="18.593cm" svg:y="2.021cm">
          <text:p/>
          <draw:enhanced-geometry draw:mirror-horizontal="false" draw:mirror-vertical="false" svg:viewBox="0 0 0 0" drawooo:sub-view-size="19050 6350" draw:text-areas="0 0 ?f0 ?f1" draw:type="ooxml-non-primitive" draw:enhanced-path="M 3810 0 L 0 0 15875 6223 18669 4445 14986 4445 3810 0 Z N">
            <draw:equation draw:name="f0" draw:formula="logwidth"/>
            <draw:equation draw:name="f1" draw:formula="logheight"/>
          </draw:enhanced-geometry>
        </draw:custom-shape>
        <draw:custom-shape draw:name="object 45" draw:style-name="gr62" draw:text-style-name="P70" draw:layer="layout" svg:width="0.04cm" svg:height="0.025cm" svg:x="18.635cm" svg:y="2.007cm">
          <text:p/>
          <draw:enhanced-geometry draw:mirror-horizontal="false" draw:mirror-vertical="false" svg:viewBox="0 0 0 0" drawooo:sub-view-size="14604 9525" draw:text-areas="0 0 ?f0 ?f1" draw:type="ooxml-non-primitive" draw:enhanced-path="M 14224 0 L 0 9525 3682 9525 13970 2539 14224 0 Z N">
            <draw:equation draw:name="f0" draw:formula="logwidth"/>
            <draw:equation draw:name="f1" draw:formula="logheight"/>
          </draw:enhanced-geometry>
        </draw:custom-shape>
        <draw:custom-shape draw:name="object 46" draw:style-name="gr62" draw:text-style-name="P70" draw:layer="layout" svg:width="0.041cm" svg:height="0.078cm" svg:x="18.219cm" svg:y="2.007cm">
          <text:p/>
          <draw:enhanced-geometry draw:mirror-horizontal="false" draw:mirror-vertical="false" svg:viewBox="0 0 0 0" drawooo:sub-view-size="15240 28575" draw:text-areas="0 0 ?f0 ?f1" draw:type="ooxml-non-primitive" draw:enhanced-path="M 12318 0 L 13461 17017 0 27685 2539 28321 14477 18923 13334 1904 15239 1904 12318 0 Z N">
            <draw:equation draw:name="f0" draw:formula="logwidth"/>
            <draw:equation draw:name="f1" draw:formula="logheight"/>
          </draw:enhanced-geometry>
        </draw:custom-shape>
        <draw:custom-shape draw:name="object 47" draw:style-name="gr62" draw:text-style-name="P70" draw:layer="layout" svg:width="0.052cm" svg:height="0.025cm" svg:x="18.256cm" svg:y="2.012cm">
          <text:p/>
          <draw:enhanced-geometry draw:mirror-horizontal="false" draw:mirror-vertical="false" svg:viewBox="0 0 0 0" drawooo:sub-view-size="19050 9525" draw:text-areas="0 0 ?f0 ?f1" draw:type="ooxml-non-primitive" draw:enhanced-path="M 1904 0 L 0 0 14224 9398 18923 7620 13207 7620 1904 0 Z N">
            <draw:equation draw:name="f0" draw:formula="logwidth"/>
            <draw:equation draw:name="f1" draw:formula="logheight"/>
          </draw:enhanced-geometry>
        </draw:custom-shape>
        <draw:custom-shape draw:name="object 48" draw:style-name="gr62" draw:text-style-name="P70" draw:layer="layout" svg:width="0.043cm" svg:height="0.017cm" svg:x="18.293cm" svg:y="2.015cm">
          <text:p/>
          <draw:enhanced-geometry draw:mirror-horizontal="false" draw:mirror-vertical="false" svg:viewBox="0 0 0 0" drawooo:sub-view-size="15875 6350" draw:text-areas="0 0 ?f0 ?f1" draw:type="ooxml-non-primitive" draw:enhanced-path="M 15875 0 L 0 6350 5715 6350 15240 2539 15875 0 Z N">
            <draw:equation draw:name="f0" draw:formula="logwidth"/>
            <draw:equation draw:name="f1" draw:formula="logheight"/>
          </draw:enhanced-geometry>
        </draw:custom-shape>
        <draw:custom-shape draw:name="object 49" draw:style-name="gr65" draw:text-style-name="P73" draw:layer="layout" svg:width="0.055cm" svg:height="0.057cm" svg:x="18.44cm" svg:y="3.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66" draw:text-style-name="P74" draw:layer="layout" svg:width="0.879cm" svg:height="0.884cm" svg:x="18.027cm" svg:y="2.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67" draw:text-style-name="P75" draw:layer="layout" svg:width="0.279cm" svg:height="0.44cm" svg:x="18.29cm" svg:y="2.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68" draw:text-style-name="P76" draw:layer="layout" svg:width="0.879cm" svg:height="0.371cm" svg:x="18.017cm" svg:y="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69" draw:text-style-name="P80" draw:layer="layout" svg:width="7.573cm" svg:height="6.49cm" svg:x="2.148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79"><text:span text:style-name="T64">Trilho </text:span><text:span text:style-name="T65">inferior </text:span><text:span text:style-name="T64">mais </text:span><text:span text:style-name="T66">reduzido, </text:span><text:span text:style-name="T67">apenas <text:s/></text:span><text:span text:style-name="T68">38 </text:span><text:span text:style-name="T65">mm. </text:span><text:span text:style-name="T69">Menos </text:span><text:span text:style-name="T65">aluminio </text:span><text:span text:style-name="T64">mais</text:span><text:span text:style-name="T70">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70" draw:text-style-name="P80" draw:layer="layout" svg:width="7.573cm" svg:height="6.82cm" svg:x="9.986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1"/></text:p>
          <text:p text:style-name="P82"><text:span text:style-name="T69">Mais </text:span><text:span text:style-name="T67">eficiência </text:span><text:span text:style-name="T65">na </text:span><text:span text:style-name="T67">vedação. </text:span><text:span text:style-name="T68">Calha </text:span><text:span text:style-name="T65">interna <text:s/></text:span><text:span text:style-name="T66">de </text:span><text:span text:style-name="T67">coleta </text:span><text:span text:style-name="T66">de </text:span><text:span text:style-name="T69">água </text:span><text:span text:style-name="T72">(A). </text:span><text:span text:style-name="T73">Drenagem </text:span><text:span text:style-name="T64">mais <text:s/></text:span><text:span text:style-name="T66">eficiente </text:span><text:span text:style-name="T74">(G </text:span><text:span text:style-name="T70">e </text:span><text:span text:style-name="T64">H). </text:span><text:span text:style-name="T69">Mais </text:span><text:span text:style-name="T67">eficiência </text:span><text:span text:style-name="T65">em barrar <text:s/></text:span><text:span text:style-name="T69">água </text:span><text:span text:style-name="T68">(C, </text:span><text:span text:style-name="T66">F, </text:span><text:span text:style-name="T75">B). </text:span><text:span text:style-name="T73">Escovas </text:span><text:span text:style-name="T65">no </text:span><text:span text:style-name="T66">perfil</text:span><text:span text:style-name="T76"> </text:span><text:span text:style-name="T66">de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71" draw:text-style-name="P80" draw:layer="layout" svg:width="7.573cm" svg:height="6.664cm" svg:x="2.148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3"><text:span text:style-name="T68">Acabamentos </text:span><text:span text:style-name="T66">perfil de </text:span><text:span text:style-name="T65">vidro. </text:span><text:span text:style-name="T74">Sistema <text:s/></text:span><text:span text:style-name="T66">anticorte, trazendo </text:span><text:span text:style-name="T64">mais </text:span><text:span text:style-name="T73">segurança </text:span><text:span text:style-name="T64">ao <text:s/></text:span><text:span text:style-name="T65">usuário, </text:span><text:span text:style-name="T66">nenhuma parte do perfil </text:span><text:span text:style-name="T67">fica <text:s/></text:span><text:span text:style-name="T66">expos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72" draw:text-style-name="P80" draw:layer="layout" svg:width="7.573cm" svg:height="6.61cm" svg:x="9.986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4"><text:span text:style-name="T64">Trilho </text:span><text:span text:style-name="T66">superior </text:span><text:span text:style-name="T70">e </text:span><text:span text:style-name="T66">Roldana Superior. </text:span><text:span text:style-name="T64">Trilho <text:s/></text:span><text:span text:style-name="T69">com </text:span><text:span text:style-name="T64">mais área </text:span><text:span text:style-name="T66">de </text:span><text:span text:style-name="T67">sustentação </text:span><text:span text:style-name="T64">da </text:span><text:span text:style-name="T66">Roldana <text:s/>(A </text:span><text:span text:style-name="T70">e </text:span><text:span text:style-name="T72">B), </text:span><text:span text:style-name="T66">distribuindo </text:span><text:span text:style-name="T64">melhor </text:span><text:span text:style-name="T70">o </text:span><text:span text:style-name="T67">peso </text:span><text:span text:style-name="T66">do <text:s/></text:span><text:span text:style-name="T64">vidro </text:span><text:span text:style-name="T67">proporcionando </text:span><text:span text:style-name="T64">mais</text:span><text:span text:style-name="T77"> </text:span><text:span text:style-name="T67">seguranç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73" draw:text-style-name="P80" draw:layer="layout" svg:width="7.573cm" svg:height="6.822cm" svg:x="2.148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8"/></text:p>
          <text:p text:style-name="P85"><text:span text:style-name="T74">Sistema </text:span><text:span text:style-name="T67">exclusivo </text:span><text:span text:style-name="T66">de </text:span><text:span text:style-name="T67">quebra </text:span><text:span text:style-name="T66">de</text:span><text:span text:style-name="T79"> </text:span><text:span text:style-name="T64">fluxo</text:span></text:p>
          <text:p text:style-name="P86"><text:span text:style-name="T66">de </text:span><text:span text:style-name="T69">água </text:span><text:span text:style-name="T74">pelo </text:span><text:span text:style-name="T64">lado </text:span><text:span text:style-name="T66">externo (A </text:span><text:span text:style-name="T70">e </text:span><text:span text:style-name="T80">B). </text:span><text:span text:style-name="T67">Tripla <text:s/></text:span><text:span text:style-name="T73">vedação </text:span><text:span text:style-name="T69">com </text:span><text:span text:style-name="T73">escovas, </text:span><text:span text:style-name="T74">sendo </text:span><text:span text:style-name="T70">a </text:span><text:span text:style-name="T66">superior <text:s/></text:span><text:span text:style-name="T74">pelo </text:span><text:span text:style-name="T64">lado </text:span><text:span text:style-name="T66">externo </text:span><text:span text:style-name="T69">com </text:span><text:span text:style-name="T65">barreira</text:span><text:span text:style-name="T72"> </text:span><text:span text:style-name="T6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74" draw:text-style-name="P80" draw:layer="layout" svg:width="7.573cm" svg:height="6.49cm" svg:x="9.986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87"><text:span text:style-name="T73">Adaptado </text:span><text:span text:style-name="T64">para </text:span><text:span text:style-name="T66">persianas, possibilitando <text:s/></text:span><text:span text:style-name="T70">a </text:span><text:span text:style-name="T66">instalação </text:span><text:span text:style-name="T65">em </text:span><text:span text:style-name="T66">qualquer</text:span><text:span text:style-name="T81"> </text:span><text:span text:style-name="T69">circunstâ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75" draw:text-style-name="P89" draw:layer="layout" svg:width="7.204cm" svg:height="2.762cm" svg:x="2.114cm" svg:y="2.314cm">
          <text:p text:style-name="P88"><text:span text:style-name="T82">Entenda </text:span><text:span text:style-name="T83">os </text:span><text:span text:style-name="T84">diferenciais</text:span><text:span text:style-name="T85"> </text:span><text:span text:style-name="T86">do <text:s/></text:span><text:span text:style-name="T2">Sistema </text:span><text:span text:style-name="T1">Blindex®</text:span><text:span text:style-name="T87">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76" draw:text-style-name="P91" draw:layer="layout" svg:width="4.886cm" svg:height="0.736cm" svg:x="2.114cm" svg:y="24.637cm">
          <text:p text:style-name="P90"><text:span text:style-name="T88">Certifica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77" draw:text-style-name="P92" draw:layer="layout" svg:width="3.796cm" svg:height="3.227cm" svg:x="3.595cm" svg:y="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78" draw:text-style-name="P93" draw:layer="layout" svg:width="4.855cm" svg:height="3.163cm" svg:x="11.211cm" svg:y="18.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3" draw:style-name="gr79" draw:text-style-name="P94" draw:layer="layout" svg:width="5.263cm" svg:height="3.81cm" svg:x="3.261cm" svg:y="11.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80" draw:text-style-name="P95" draw:layer="layout" svg:width="2.303cm" svg:height="3.417cm" svg:x="12.57cm" svg:y="1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81" draw:text-style-name="P96" draw:layer="layout" svg:width="2.96cm" svg:height="3.46cm" svg:x="3.897cm" svg:y="18.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82" draw:text-style-name="P97" draw:layer="layout" svg:width="3.399cm" svg:height="3.361cm" svg:x="11.986cm" svg:y="5.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83" draw:text-style-name="P98" draw:layer="layout" svg:width="1.406cm" svg:height="1.406cm" svg:x="15.21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48" draw:text-style-name="P58" draw:layer="layout" svg:width="0.087cm" svg:height="0.025cm" svg:x="15.21cm" svg:y="3.784cm">
          <text:p/>
          <draw:enhanced-geometry draw:mirror-horizontal="false" draw:mirror-vertical="false" svg:viewBox="0 0 0 0" drawooo:sub-view-size="31750 9525" draw:text-areas="0 0 ?f0 ?f1" draw:type="ooxml-non-primitive" draw:enhanced-path="M 1905 0 L 0 4190 3810 6984 11049 9016 17145 9016 27305 7492 31750 4699 11684 4699 5969 2794 1905 0 Z N">
            <draw:equation draw:name="f0" draw:formula="logwidth"/>
            <draw:equation draw:name="f1" draw:formula="logheight"/>
          </draw:enhanced-geometry>
        </draw:custom-shape>
        <draw:custom-shape draw:name="object 69" draw:style-name="gr48" draw:text-style-name="P58" draw:layer="layout" svg:width="0.105cm" svg:height="0.193cm" svg:x="15.215cm" svg:y="3.603cm">
          <text:p/>
          <draw:enhanced-geometry draw:mirror-horizontal="false" draw:mirror-vertical="false" svg:viewBox="0 0 0 0" drawooo:sub-view-size="38100 69850" draw:text-areas="0 0 ?f0 ?f1" draw:type="ooxml-non-primitive" draw:enhanced-path="M 27686 0 L 20954 0 12572 1397 5841 5079 1524 10922 0 18160 1269 24891 4952 30352 10794 34671 18541 38100 28955 42163 33146 46735 33146 63753 26542 69850 29844 69850 32512 68199 36702 61849 38100 54355 36956 47243 33527 41655 27812 37210 19938 33400 9651 29463 5079 25400 5079 11683 9016 4190 34925 4190 35305 3428 32765 1650 27686 0 Z N">
            <draw:equation draw:name="f0" draw:formula="logwidth"/>
            <draw:equation draw:name="f1" draw:formula="logheight"/>
          </draw:enhanced-geometry>
        </draw:custom-shape>
        <draw:custom-shape draw:name="object 70" draw:style-name="gr48" draw:text-style-name="P58" draw:layer="layout" svg:width="0.022cm" svg:height="0.01cm" svg:x="15.289cm" svg:y="3.615cm">
          <text:p/>
          <draw:enhanced-geometry draw:mirror-horizontal="false" draw:mirror-vertical="false" svg:viewBox="0 0 0 0" drawooo:sub-view-size="8254 3809" draw:text-areas="0 0 ?f0 ?f1" draw:type="ooxml-non-primitive" draw:enhanced-path="M 8128 0 L 0 0 4572 2032 6477 3429 8128 0 Z N">
            <draw:equation draw:name="f0" draw:formula="logwidth"/>
            <draw:equation draw:name="f1" draw:formula="logheight"/>
          </draw:enhanced-geometry>
        </draw:custom-shape>
        <draw:custom-shape draw:name="object 71" draw:style-name="gr48" draw:text-style-name="P58" draw:layer="layout" svg:width="0.133cm" svg:height="0.2cm" svg:x="15.391cm" svg:y="3.606cm">
          <text:p/>
          <draw:enhanced-geometry draw:mirror-horizontal="false" draw:mirror-vertical="false" svg:viewBox="0 0 0 0" drawooo:sub-view-size="48260 72390" draw:text-areas="0 0 ?f0 ?f1" draw:type="ooxml-non-primitive" draw:enhanced-path="M 30988 0 L 26035 0 0 71882 5334 71882 14097 46736 47752 46736 46228 42418 15748 42418 24511 18288 26162 13462 27305 9779 28194 5715 33020 5715 30988 0 Z N">
            <draw:equation draw:name="f0" draw:formula="logwidth"/>
            <draw:equation draw:name="f1" draw:formula="logheight"/>
          </draw:enhanced-geometry>
        </draw:custom-shape>
        <draw:custom-shape draw:name="object 72" draw:style-name="gr48" draw:text-style-name="P58" draw:layer="layout" svg:width="0.04cm" svg:height="0.07cm" svg:x="15.509cm" svg:y="3.736cm">
          <text:p/>
          <draw:enhanced-geometry draw:mirror-horizontal="false" draw:mirror-vertical="false" svg:viewBox="0 0 0 0" drawooo:sub-view-size="14604 25400" draw:text-areas="0 0 ?f0 ?f1" draw:type="ooxml-non-primitive" draw:enhanced-path="M 5207 0 L 0 0 9016 25146 14224 25146 5207 0 Z N">
            <draw:equation draw:name="f0" draw:formula="logwidth"/>
            <draw:equation draw:name="f1" draw:formula="logheight"/>
          </draw:enhanced-geometry>
        </draw:custom-shape>
        <draw:custom-shape draw:name="object 73" draw:style-name="gr48" draw:text-style-name="P58" draw:layer="layout" svg:width="0.048cm" svg:height="0.101cm" svg:x="15.47cm" svg:y="3.622cm">
          <text:p/>
          <draw:enhanced-geometry draw:mirror-horizontal="false" draw:mirror-vertical="false" svg:viewBox="0 0 0 0" drawooo:sub-view-size="17779 36830" draw:text-areas="0 0 ?f0 ?f1" draw:type="ooxml-non-primitive" draw:enhanced-path="M 4445 0 L 0 0 889 4191 1905 7747 12446 36702 17653 36702 4445 0 Z N">
            <draw:equation draw:name="f0" draw:formula="logwidth"/>
            <draw:equation draw:name="f1" draw:formula="logheight"/>
          </draw:enhanced-geometry>
        </draw:custom-shape>
        <draw:custom-shape draw:name="object 74" draw:style-name="gr48" draw:text-style-name="P58" draw:layer="layout" svg:width="0.147cm" svg:height="0.205cm" svg:x="15.611cm" svg:y="3.603cm">
          <text:p/>
          <draw:enhanced-geometry draw:mirror-horizontal="false" draw:mirror-vertical="false" svg:viewBox="0 0 0 0" drawooo:sub-view-size="53339 74294" draw:text-areas="0 0 ?f0 ?f1" draw:type="ooxml-non-primitive" draw:enhanced-path="M 45593 0 L 36449 0 21082 2793 9652 10795 2413 22605 0 37464 2794 53975 10414 65404 21336 72008 33909 74167 42799 74167 49784 72262 53340 70484 53086 69723 35687 69723 22733 67436 13208 60959 7366 50926 5207 37591 7366 23749 13589 13207 23495 6603 36576 4317 52578 4317 53086 3175 50927 2031 45593 0 Z N">
            <draw:equation draw:name="f0" draw:formula="logwidth"/>
            <draw:equation draw:name="f1" draw:formula="logheight"/>
          </draw:enhanced-geometry>
        </draw:custom-shape>
        <draw:custom-shape draw:name="object 75" draw:style-name="gr48" draw:text-style-name="P58" draw:layer="layout" svg:width="0.031cm" svg:height="0.01cm" svg:x="15.728cm" svg:y="3.787cm">
          <text:p/>
          <draw:enhanced-geometry draw:mirror-horizontal="false" draw:mirror-vertical="false" svg:viewBox="0 0 0 0" drawooo:sub-view-size="11429 3809" draw:text-areas="0 0 ?f0 ?f1" draw:type="ooxml-non-primitive" draw:enhanced-path="M 10160 0 L 5969 2031 0 3301 11302 3301 10160 0 Z N">
            <draw:equation draw:name="f0" draw:formula="logwidth"/>
            <draw:equation draw:name="f1" draw:formula="logheight"/>
          </draw:enhanced-geometry>
        </draw:custom-shape>
        <draw:custom-shape draw:name="object 76" draw:style-name="gr48" draw:text-style-name="P58" draw:layer="layout" svg:width="0.027cm" svg:height="0.008cm" svg:x="15.73cm" svg:y="3.615cm">
          <text:p/>
          <draw:enhanced-geometry draw:mirror-horizontal="false" draw:mirror-vertical="false" svg:viewBox="0 0 0 0" drawooo:sub-view-size="10160 3175" draw:text-areas="0 0 ?f0 ?f1" draw:type="ooxml-non-primitive" draw:enhanced-path="M 9906 0 L 0 0 5207 1270 8762 3175 9906 0 Z N">
            <draw:equation draw:name="f0" draw:formula="logwidth"/>
            <draw:equation draw:name="f1" draw:formula="logheight"/>
          </draw:enhanced-geometry>
        </draw:custom-shape>
        <draw:custom-shape draw:name="object 77" draw:style-name="gr48" draw:text-style-name="P58" draw:layer="layout" svg:width="0.133cm" svg:height="0.2cm" svg:x="15.826cm" svg:y="3.606cm">
          <text:p/>
          <draw:enhanced-geometry draw:mirror-horizontal="false" draw:mirror-vertical="false" svg:viewBox="0 0 0 0" drawooo:sub-view-size="48260 72390" draw:text-areas="0 0 ?f0 ?f1" draw:type="ooxml-non-primitive" draw:enhanced-path="M 30987 0 L 26034 0 0 71882 5206 71882 14096 46736 47751 46736 46227 42418 15620 42418 24383 18288 26034 13462 27177 9779 28193 5715 33019 5715 30987 0 Z N">
            <draw:equation draw:name="f0" draw:formula="logwidth"/>
            <draw:equation draw:name="f1" draw:formula="logheight"/>
          </draw:enhanced-geometry>
        </draw:custom-shape>
        <draw:custom-shape draw:name="object 78" draw:style-name="gr48" draw:text-style-name="P58" draw:layer="layout" svg:width="0.04cm" svg:height="0.07cm" svg:x="15.943cm" svg:y="3.736cm">
          <text:p/>
          <draw:enhanced-geometry draw:mirror-horizontal="false" draw:mirror-vertical="false" svg:viewBox="0 0 0 0" drawooo:sub-view-size="14604 25400" draw:text-areas="0 0 ?f0 ?f1" draw:type="ooxml-non-primitive" draw:enhanced-path="M 5334 0 L 0 0 9144 25146 14350 25146 5334 0 Z N">
            <draw:equation draw:name="f0" draw:formula="logwidth"/>
            <draw:equation draw:name="f1" draw:formula="logheight"/>
          </draw:enhanced-geometry>
        </draw:custom-shape>
        <draw:custom-shape draw:name="object 79" draw:style-name="gr48" draw:text-style-name="P58" draw:layer="layout" svg:width="0.048cm" svg:height="0.101cm" svg:x="15.905cm" svg:y="3.622cm">
          <text:p/>
          <draw:enhanced-geometry draw:mirror-horizontal="false" draw:mirror-vertical="false" svg:viewBox="0 0 0 0" drawooo:sub-view-size="17779 36830" draw:text-areas="0 0 ?f0 ?f1" draw:type="ooxml-non-primitive" draw:enhanced-path="M 4572 0 L 0 0 1016 4191 1905 7747 12573 36702 17780 36702 4572 0 Z N">
            <draw:equation draw:name="f0" draw:formula="logwidth"/>
            <draw:equation draw:name="f1" draw:formula="logheight"/>
          </draw:enhanced-geometry>
        </draw:custom-shape>
        <draw:custom-shape draw:name="object 80" draw:style-name="gr48" draw:text-style-name="P58" draw:layer="layout" svg:width="0.108cm" svg:height="0.202cm" svg:x="16.057cm" svg:y="3.605cm">
          <text:p/>
          <draw:enhanced-geometry draw:mirror-horizontal="false" draw:mirror-vertical="false" svg:viewBox="0 0 0 0" drawooo:sub-view-size="39370 73025" draw:text-areas="0 0 ?f0 ?f1" draw:type="ooxml-non-primitive" draw:enhanced-path="M 18542 0 L 11684 0 5587 635 0 1524 0 72263 5334 72898 16002 72898 25908 72263 34417 70103 37211 68706 12192 68706 8000 68579 5207 68199 5207 5461 8255 4825 12700 4191 39370 4191 35687 2540 27686 635 18542 0 Z N">
            <draw:equation draw:name="f0" draw:formula="logwidth"/>
            <draw:equation draw:name="f1" draw:formula="logheight"/>
          </draw:enhanced-geometry>
        </draw:custom-shape>
        <draw:custom-shape draw:name="object 81" draw:style-name="gr48" draw:text-style-name="P58" draw:layer="layout" svg:width="0.11cm" svg:height="0.179cm" svg:x="16.103cm" svg:y="3.616cm">
          <text:p/>
          <draw:enhanced-geometry draw:mirror-horizontal="false" draw:mirror-vertical="false" svg:viewBox="0 0 0 0" drawooo:sub-view-size="40004 64769 40004 64769 40004 64769" draw:text-areas="0 0 ?f0 ?f1" draw:type="ooxml-non-primitive" draw:enhanced-path="M 25512 55618 L 15112 62102 0 64515 20446 64515 25512 55618 Z N M 32654 43073 L 25512 55618 25907 55372 32384 44830 32654 43073 Z N M 22605 0 L 1396 0 16382 2285 26669 8635 32638 18287 34543 30733 32654 43073 39750 30606 25526 1397 22605 0 Z N">
            <draw:equation draw:name="f0" draw:formula="logwidth"/>
            <draw:equation draw:name="f1" draw:formula="logheight"/>
          </draw:enhanced-geometry>
        </draw:custom-shape>
        <draw:custom-shape draw:name="object 82" draw:style-name="gr48" draw:text-style-name="P58" draw:layer="layout" svg:width="0.131cm" svg:height="0.2cm" svg:x="16.281cm" svg:y="3.606cm">
          <text:p/>
          <draw:enhanced-geometry draw:mirror-horizontal="false" draw:mirror-vertical="false" svg:viewBox="0 0 0 0" drawooo:sub-view-size="47625 72390" draw:text-areas="0 0 ?f0 ?f1" draw:type="ooxml-non-primitive" draw:enhanced-path="M 30861 0 L 26035 0 0 71882 5207 71882 13970 46736 47625 46736 46100 42418 15621 42418 24384 18288 26035 13462 27177 9779 28067 5715 32893 5715 30861 0 Z N">
            <draw:equation draw:name="f0" draw:formula="logwidth"/>
            <draw:equation draw:name="f1" draw:formula="logheight"/>
          </draw:enhanced-geometry>
        </draw:custom-shape>
        <draw:custom-shape draw:name="object 83" draw:style-name="gr48" draw:text-style-name="P58" draw:layer="layout" svg:width="0.04cm" svg:height="0.07cm" svg:x="16.399cm" svg:y="3.736cm">
          <text:p/>
          <draw:enhanced-geometry draw:mirror-horizontal="false" draw:mirror-vertical="false" svg:viewBox="0 0 0 0" drawooo:sub-view-size="14604 25400" draw:text-areas="0 0 ?f0 ?f1" draw:type="ooxml-non-primitive" draw:enhanced-path="M 5206 0 L 0 0 9016 25146 14224 25146 5206 0 Z N">
            <draw:equation draw:name="f0" draw:formula="logwidth"/>
            <draw:equation draw:name="f1" draw:formula="logheight"/>
          </draw:enhanced-geometry>
        </draw:custom-shape>
        <draw:custom-shape draw:name="object 84" draw:style-name="gr48" draw:text-style-name="P58" draw:layer="layout" svg:width="0.048cm" svg:height="0.101cm" svg:x="16.36cm" svg:y="3.622cm">
          <text:p/>
          <draw:enhanced-geometry draw:mirror-horizontal="false" draw:mirror-vertical="false" svg:viewBox="0 0 0 0" drawooo:sub-view-size="17779 36830" draw:text-areas="0 0 ?f0 ?f1" draw:type="ooxml-non-primitive" draw:enhanced-path="M 4445 0 L 0 0 1015 4191 1904 7747 12446 36702 17652 36702 4445 0 Z N">
            <draw:equation draw:name="f0" draw:formula="logwidth"/>
            <draw:equation draw:name="f1" draw:formula="logheight"/>
          </draw:enhanced-geometry>
        </draw:custom-shape>
        <draw:custom-shape draw:name="object 85" draw:style-name="gr48" draw:text-style-name="P58" draw:layer="layout" svg:width="0.087cm" svg:height="0.025cm" svg:x="16.506cm" svg:y="3.784cm">
          <text:p/>
          <draw:enhanced-geometry draw:mirror-horizontal="false" draw:mirror-vertical="false" svg:viewBox="0 0 0 0" drawooo:sub-view-size="31750 9525" draw:text-areas="0 0 ?f0 ?f1" draw:type="ooxml-non-primitive" draw:enhanced-path="M 1905 0 L 0 4190 3683 6984 10922 9016 17145 9016 27177 7492 31623 4699 11557 4699 5969 2794 1905 0 Z N">
            <draw:equation draw:name="f0" draw:formula="logwidth"/>
            <draw:equation draw:name="f1" draw:formula="logheight"/>
          </draw:enhanced-geometry>
        </draw:custom-shape>
        <draw:custom-shape draw:name="object 86" draw:style-name="gr48" draw:text-style-name="P58" draw:layer="layout" svg:width="0.105cm" svg:height="0.193cm" svg:x="16.511cm" svg:y="3.603cm">
          <text:p/>
          <draw:enhanced-geometry draw:mirror-horizontal="false" draw:mirror-vertical="false" svg:viewBox="0 0 0 0" drawooo:sub-view-size="38100 69850" draw:text-areas="0 0 ?f0 ?f1" draw:type="ooxml-non-primitive" draw:enhanced-path="M 27558 0 L 20827 0 12445 1397 5841 5079 1524 10922 0 18160 1269 24891 4952 30352 10667 34671 18414 38100 28828 42163 33019 46735 33019 63753 26415 69850 29717 69850 32384 68199 36702 61849 38100 54355 36956 47243 33400 41655 27812 37210 19938 33400 9525 29463 4952 25400 4952 11683 8889 4190 34797 4190 35178 3428 32765 1650 27558 0 Z N">
            <draw:equation draw:name="f0" draw:formula="logwidth"/>
            <draw:equation draw:name="f1" draw:formula="logheight"/>
          </draw:enhanced-geometry>
        </draw:custom-shape>
        <draw:custom-shape draw:name="object 87" draw:style-name="gr48" draw:text-style-name="P58" draw:layer="layout" svg:width="0.022cm" svg:height="0.01cm" svg:x="16.586cm" svg:y="3.615cm">
          <text:p/>
          <draw:enhanced-geometry draw:mirror-horizontal="false" draw:mirror-vertical="false" svg:viewBox="0 0 0 0" drawooo:sub-view-size="8254 3809" draw:text-areas="0 0 ?f0 ?f1" draw:type="ooxml-non-primitive" draw:enhanced-path="M 8000 0 L 0 0 4572 2032 6477 3429 8000 0 Z N">
            <draw:equation draw:name="f0" draw:formula="logwidth"/>
            <draw:equation draw:name="f1" draw:formula="logheight"/>
          </draw:enhanced-geometry>
        </draw:custom-shape>
        <draw:custom-shape draw:name="object 88" draw:style-name="gr49" draw:text-style-name="P47" draw:layer="layout" svg:width="0.001cm" svg:height="1.273cm" svg:x="16.711cm" svg:y="2.037cm">
          <text:p/>
          <draw:enhanced-geometry draw:mirror-horizontal="false" draw:mirror-vertical="false" svg:viewBox="0 0 0 0" drawooo:sub-view-size="0 458469" draw:text-areas="0 0 ?f0 ?f1" draw:type="ooxml-non-primitive" draw:enhanced-path="M 0 0 L 0 458469 N">
            <draw:equation draw:name="f0" draw:formula="logwidth"/>
            <draw:equation draw:name="f1" draw:formula="logheight"/>
          </draw:enhanced-geometry>
        </draw:custom-shape>
        <draw:custom-shape draw:name="object 89" draw:style-name="gr49" draw:text-style-name="P47" draw:layer="layout" svg:width="1.403cm" svg:height="0.001cm" svg:x="15.374cm" svg:y="1.97cm">
          <text:p/>
          <draw:enhanced-geometry draw:mirror-horizontal="false" draw:mirror-vertical="false" svg:viewBox="0 0 0 0" drawooo:sub-view-size="505460 0" draw:text-areas="0 0 ?f0 ?f1" draw:type="ooxml-non-primitive" draw:enhanced-path="M 0 0 L 505460 0 N">
            <draw:equation draw:name="f0" draw:formula="logwidth"/>
            <draw:equation draw:name="f1" draw:formula="logheight"/>
          </draw:enhanced-geometry>
        </draw:custom-shape>
        <draw:custom-shape draw:name="object 90" draw:style-name="gr49" draw:text-style-name="P47" draw:layer="layout" svg:width="0.001cm" svg:height="1.269cm" svg:x="16.871cm" svg:y="1.876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91" draw:style-name="gr49" draw:text-style-name="P47" draw:layer="layout" svg:width="1.4cm" svg:height="0.001cm" svg:x="15.539cm" svg:y="1.809cm">
          <text:p/>
          <draw:enhanced-geometry draw:mirror-horizontal="false" draw:mirror-vertical="false" svg:viewBox="0 0 0 0" drawooo:sub-view-size="504189 0" draw:text-areas="0 0 ?f0 ?f1" draw:type="ooxml-non-primitive" draw:enhanced-path="M 0 0 L 50368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3" draw:master-page-name="Blank" presentation:presentation-page-layout-name="AL1T11">
        <draw:custom-shape draw:name="object 2" draw:style-name="gr84" draw:text-style-name="P100" draw:layer="layout" svg:width="10.763cm" svg:height="1.018cm" svg:x="5.129cm" svg:y="2.566cm">
          <text:p text:style-name="P99"><text:span text:style-name="T89">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0" draw:text-style-name="P59" draw:layer="layout" svg:width="3.5cm" svg:height="3.41cm" svg:x="0cm" svg:y="24.846cm">
          <text:p/>
          <draw:enhanced-geometry draw:mirror-horizontal="false" draw:mirror-vertical="false" svg:viewBox="0 0 0 0" drawooo:sub-view-size="1260475 1228090" draw:text-areas="0 0 ?f0 ?f1" draw:type="ooxml-non-primitive" draw:enhanced-path="M 242684 0 L 172618 4572 100592 19812 29311 46736 0 62230 0 1227950 1259903 1227924 1259903 801966 78803 801966 79692 682675 85021 616851 100248 563092 123272 520255 151993 487172 184302 462661 251282 434975 307403 427609 947331 427609 961224 418591 1001090 402209 1046949 391794 1098791 387858 1259903 387858 1259903 340613 677049 340613 671690 313690 662432 283209 631367 215772 609142 180721 582168 146177 550240 113030 513143 82295 470662 54991 422592 32131 368719 14731 308813 3682 242684 0 Z N">
            <draw:equation draw:name="f0" draw:formula="logwidth"/>
            <draw:equation draw:name="f1" draw:formula="logheight"/>
          </draw:enhanced-geometry>
        </draw:custom-shape>
        <draw:custom-shape draw:name="object 4" draw:style-name="gr50" draw:text-style-name="P59" draw:layer="layout" svg:width="3.28cm" svg:height="1.04cm" svg:x="0.219cm" svg:y="26.034cm">
          <text:p/>
          <draw:enhanced-geometry draw:mirror-horizontal="false" draw:mirror-vertical="false" svg:viewBox="0 0 0 0" drawooo:sub-view-size="1181100 374650" draw:text-areas="0 0 ?f0 ?f1" draw:type="ooxml-non-primitive" draw:enhanced-path="M 868527 0 L 228600 0 243598 508 266217 2921 325691 19431 389724 60706 418045 94208 441020 138150 456488 193967 462280 263055 461479 371538 0 374357 1181100 374357 1181100 371957 771829 371957 769772 200914 773430 154076 783145 111594 798918 73761 820724 40894 848563 13208 868527 0 Z N">
            <draw:equation draw:name="f0" draw:formula="logwidth"/>
            <draw:equation draw:name="f1" draw:formula="logheight"/>
          </draw:enhanced-geometry>
        </draw:custom-shape>
        <draw:custom-shape draw:name="object 5" draw:style-name="gr51" draw:text-style-name="P47" draw:layer="layout" svg:width="1.137cm" svg:height="0.001cm" svg:x="2.363cm" svg:y="27.066cm">
          <text:p/>
          <draw:enhanced-geometry draw:mirror-horizontal="false" draw:mirror-vertical="false" svg:viewBox="0 0 0 0" drawooo:sub-view-size="409575 0" draw:text-areas="0 0 ?f0 ?f1" draw:type="ooxml-non-primitive" draw:enhanced-path="M 0 0 L 409270 0 N">
            <draw:equation draw:name="f0" draw:formula="logwidth"/>
            <draw:equation draw:name="f1" draw:formula="logheight"/>
          </draw:enhanced-geometry>
        </draw:custom-shape>
        <draw:custom-shape draw:name="object 6" draw:style-name="gr50" draw:text-style-name="P59" draw:layer="layout" svg:width="0.447cm" svg:height="0.142cm" svg:x="3.052cm" svg:y="25.923cm">
          <text:p/>
          <draw:enhanced-geometry draw:mirror-horizontal="false" draw:mirror-vertical="false" svg:viewBox="0 0 0 0" drawooo:sub-view-size="161290 51434" draw:text-areas="0 0 ?f0 ?f1" draw:type="ooxml-non-primitive" draw:enhanced-path="M 161112 0 L 0 0 66547 6858 119760 24765 161112 51435 161112 0 Z N">
            <draw:equation draw:name="f0" draw:formula="logwidth"/>
            <draw:equation draw:name="f1" draw:formula="logheight"/>
          </draw:enhanced-geometry>
        </draw:custom-shape>
        <draw:custom-shape draw:name="object 7" draw:style-name="gr50" draw:text-style-name="P59" draw:layer="layout" svg:width="1.618cm" svg:height="1.056cm" svg:x="1.881cm" svg:y="24.735cm">
          <text:p/>
          <draw:enhanced-geometry draw:mirror-horizontal="false" draw:mirror-vertical="false" svg:viewBox="0 0 0 0" drawooo:sub-view-size="582930 380365" draw:text-areas="0 0 ?f0 ?f1" draw:type="ooxml-non-primitive" draw:enhanced-path="M 462661 0 L 401447 2793 345541 10413 294716 22478 248729 38734 207365 59181 170357 83184 137502 110743 108559 141605 83299 175387 61468 211835 42862 250825 27228 292100 14338 335279 3949 380110 0 380364 582853 380364 582853 11430 528383 3175 462661 0 Z N">
            <draw:equation draw:name="f0" draw:formula="logwidth"/>
            <draw:equation draw:name="f1" draw:formula="logheight"/>
          </draw:enhanced-geometry>
        </draw:custom-shape>
        <draw:custom-shape draw:name="object 8" draw:style-name="gr50" draw:text-style-name="P59" draw:layer="layout" svg:width="1.689cm" svg:height="1.239cm" svg:x="0cm" svg:y="22.995cm">
          <text:p/>
          <draw:enhanced-geometry draw:mirror-horizontal="false" draw:mirror-vertical="false" svg:viewBox="0 0 0 0" drawooo:sub-view-size="608330 446404" draw:text-areas="0 0 ?f0 ?f1" draw:type="ooxml-non-primitive" draw:enhanced-path="M 0 445782 L 607860 445782 607860 0 0 0 0 445782 Z N">
            <draw:equation draw:name="f0" draw:formula="logwidth"/>
            <draw:equation draw:name="f1" draw:formula="logheight"/>
          </draw:enhanced-geometry>
        </draw:custom-shape>
        <draw:custom-shape draw:name="object 9" draw:style-name="gr50" draw:text-style-name="P59" draw:layer="layout" svg:width="1.689cm" svg:height="1.239cm" svg:x="0cm" svg:y="19.554cm">
          <text:p/>
          <draw:enhanced-geometry draw:mirror-horizontal="false" draw:mirror-vertical="false" svg:viewBox="0 0 0 0" drawooo:sub-view-size="608330 446404" draw:text-areas="0 0 ?f0 ?f1" draw:type="ooxml-non-primitive" draw:enhanced-path="M 0 446100 L 607860 446100 607860 0 0 0 0 446100 Z N">
            <draw:equation draw:name="f0" draw:formula="logwidth"/>
            <draw:equation draw:name="f1" draw:formula="logheight"/>
          </draw:enhanced-geometry>
        </draw:custom-shape>
        <draw:custom-shape draw:name="object 10" draw:style-name="gr50" draw:text-style-name="P59" draw:layer="layout" svg:width="3.5cm" svg:height="4.075cm" svg:x="0cm" svg:y="14.851cm">
          <text:p/>
          <draw:enhanced-geometry draw:mirror-horizontal="false" draw:mirror-vertical="false" svg:viewBox="0 0 0 0" drawooo:sub-view-size="1260475 1467484" draw:text-areas="0 0 ?f0 ?f1" draw:type="ooxml-non-primitive" draw:enhanced-path="M 0 0 L 0 390651 1082382 391413 1081836 395986 0 851915 0 1467103 1259903 1466596 1259903 1076325 293408 1076325 292785 1070737 1259903 686435 1259903 635 0 0 Z N">
            <draw:equation draw:name="f0" draw:formula="logwidth"/>
            <draw:equation draw:name="f1" draw:formula="logheight"/>
          </draw:enhanced-geometry>
        </draw:custom-shape>
        <draw:custom-shape draw:name="object 11" draw:style-name="gr50" draw:text-style-name="P59" draw:layer="layout" svg:width="3.5cm" svg:height="4.22cm" svg:x="0cm" svg:y="9.99cm">
          <text:p/>
          <draw:enhanced-geometry draw:mirror-horizontal="false" draw:mirror-vertical="false" svg:viewBox="0 0 0 0" drawooo:sub-view-size="1260475 1519554" draw:text-areas="0 0 ?f0 ?f1" draw:type="ooxml-non-primitive" draw:enhanced-path="M 733526 0 L 667918 1397 605002 5079 544728 11049 487070 19303 431965 29591 379399 42164 329323 56642 281686 73025 236461 91313 193611 111378 153073 133096 114838 156464 78845 181355 45059 207772 13440 235585 0 248920 0 1519427 1259903 1519427 1259903 1077087 99545 1076960 101412 961644 103168 911351 108463 864108 117227 819658 129400 778001 144907 739139 163690 703072 185674 669671 210807 638937 239014 610997 270230 585597 304393 562737 341439 542417 381292 524637 423887 509397 469176 496570 517080 486155 567524 478154 620471 472440 675817 469138 733526 467995 1259903 467995 1259903 125729 1198143 93218 1154963 74422 1109726 57530 1062405 42672 1012964 29972 961415 19430 907707 11049 851839 4952 793788 1270 733526 0 Z N">
            <draw:equation draw:name="f0" draw:formula="logwidth"/>
            <draw:equation draw:name="f1" draw:formula="logheight"/>
          </draw:enhanced-geometry>
        </draw:custom-shape>
        <draw:custom-shape draw:name="object 12" draw:style-name="gr50" draw:text-style-name="P59" draw:layer="layout" svg:width="1.461cm" svg:height="0.59cm" svg:x="2.038cm" svg:y="11.29cm">
          <text:p/>
          <draw:enhanced-geometry draw:mirror-horizontal="false" draw:mirror-vertical="false" svg:viewBox="0 0 0 0" drawooo:sub-view-size="526415 212725" draw:text-areas="0 0 ?f0 ?f1" draw:type="ooxml-non-primitive" draw:enhanced-path="M 526376 0 L 0 0 53555 1397 105473 5206 155613 11302 203822 20066 249961 31115 293890 44830 335457 60959 374535 79755 410946 101219 444588 125222 475284 152018 502907 181482 526376 212471 526376 0 Z N">
            <draw:equation draw:name="f0" draw:formula="logwidth"/>
            <draw:equation draw:name="f1" draw:formula="logheight"/>
          </draw:enhanced-geometry>
        </draw:custom-shape>
        <draw:custom-shape draw:name="object 13" draw:style-name="gr50" draw:text-style-name="P59" draw:layer="layout" svg:width="3.5cm" svg:height="7.356cm" svg:x="0cm" svg:y="2.251cm">
          <text:p/>
          <draw:enhanced-geometry draw:mirror-horizontal="false" draw:mirror-vertical="false" svg:viewBox="0 0 0 0" drawooo:sub-view-size="1260475 2648585" draw:text-areas="0 0 ?f0 ?f1" draw:type="ooxml-non-primitive" draw:enhanced-path="M 0 0 L 0 460755 364312 635635 0 792607 0 2647315 1259903 2648077 1259903 2220341 101958 2220341 100534 1210564 660615 905383 1259903 905383 1259903 772795 986167 635889 1259903 513461 1259903 367538 659041 367538 0 0 Z N">
            <draw:equation draw:name="f0" draw:formula="logwidth"/>
            <draw:equation draw:name="f1" draw:formula="logheight"/>
          </draw:enhanced-geometry>
        </draw:custom-shape>
        <draw:custom-shape draw:name="object 14" draw:style-name="gr50" draw:text-style-name="P59" draw:layer="layout" svg:width="3.216cm" svg:height="1.758cm" svg:x="0.283cm" svg:y="6.66cm">
          <text:p/>
          <draw:enhanced-geometry draw:mirror-horizontal="false" draw:mirror-vertical="false" svg:viewBox="0 0 0 0" drawooo:sub-view-size="1158240 633094" draw:text-areas="0 0 ?f0 ?f1" draw:type="ooxml-non-primitive" draw:enhanced-path="M 752612 0 L 422031 1270 421713 632205 0 633095 1157945 633095 1157945 632841 752701 631698 752612 0 Z N">
            <draw:equation draw:name="f0" draw:formula="logwidth"/>
            <draw:equation draw:name="f1" draw:formula="logheight"/>
          </draw:enhanced-geometry>
        </draw:custom-shape>
        <draw:custom-shape draw:name="object 15" draw:style-name="gr50" draw:text-style-name="P59" draw:layer="layout" svg:width="1.664cm" svg:height="0.911cm" svg:x="1.835cm" svg:y="4.766cm">
          <text:p/>
          <draw:enhanced-geometry draw:mirror-horizontal="false" draw:mirror-vertical="false" svg:viewBox="0 0 0 0" drawooo:sub-view-size="599440 328294" draw:text-areas="0 0 ?f0 ?f1" draw:type="ooxml-non-primitive" draw:enhanced-path="M 599287 0 L 0 0 599287 328294 599287 0 Z N">
            <draw:equation draw:name="f0" draw:formula="logwidth"/>
            <draw:equation draw:name="f1" draw:formula="logheight"/>
          </draw:enhanced-geometry>
        </draw:custom-shape>
        <draw:custom-shape draw:name="object 16" draw:style-name="gr50" draw:text-style-name="P59" draw:layer="layout" svg:width="1.669cm" svg:height="0.884cm" svg:x="1.831cm" svg:y="2.387cm">
          <text:p/>
          <draw:enhanced-geometry draw:mirror-horizontal="false" draw:mirror-vertical="false" svg:viewBox="0 0 0 0" drawooo:sub-view-size="601344 318769" draw:text-areas="0 0 ?f0 ?f1" draw:type="ooxml-non-primitive" draw:enhanced-path="M 600862 0 L 0 318770 600862 318770 600862 0 Z N">
            <draw:equation draw:name="f0" draw:formula="logwidth"/>
            <draw:equation draw:name="f1" draw:formula="logheight"/>
          </draw:enhanced-geometry>
        </draw:custom-shape>
        <draw:custom-shape draw:name="object 17" draw:style-name="gr85" draw:text-style-name="P47" draw:layer="layout" svg:width="0.289cm" svg:height="25.564cm" svg:x="4.694cm" svg:y="2.692cm">
          <text:p/>
          <draw:enhanced-geometry draw:mirror-horizontal="true" draw:mirror-vertical="false" svg:viewBox="0 0 0 0" drawooo:sub-view-size="0 638175" draw:text-areas="0 0 ?f0 ?f1" draw:type="ooxml-non-primitive" draw:enhanced-path="M 0 0 L 0 637921 N">
            <draw:equation draw:name="f0" draw:formula="logwidth"/>
            <draw:equation draw:name="f1" draw:formula="logheight"/>
          </draw:enhanced-geometry>
        </draw:custom-shape>
        <draw:custom-shape draw:name="object 22" draw:style-name="gr86" draw:text-style-name="P101" draw:layer="layout" svg:width="1.406cm" svg:height="1.406cm" svg:x="18.491cm" svg:y="0.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8" draw:text-style-name="P58" draw:layer="layout" svg:width="0.087cm" svg:height="0.025cm" svg:x="18.49cm" svg:y="2.669cm">
          <text:p/>
          <draw:enhanced-geometry draw:mirror-horizontal="false" draw:mirror-vertical="false" svg:viewBox="0 0 0 0" drawooo:sub-view-size="31750 9525" draw:text-areas="0 0 ?f0 ?f1" draw:type="ooxml-non-primitive" draw:enhanced-path="M 1904 0 L 0 4191 3682 7111 10922 9144 17145 9144 27177 7493 31623 4699 11556 4699 5969 2794 1904 0 Z N">
            <draw:equation draw:name="f0" draw:formula="logwidth"/>
            <draw:equation draw:name="f1" draw:formula="logheight"/>
          </draw:enhanced-geometry>
        </draw:custom-shape>
        <draw:custom-shape draw:name="object 24" draw:style-name="gr48" draw:text-style-name="P58" draw:layer="layout" svg:width="0.105cm" svg:height="0.193cm" svg:x="18.496cm" svg:y="2.488cm">
          <text:p/>
          <draw:enhanced-geometry draw:mirror-horizontal="false" draw:mirror-vertical="false" svg:viewBox="0 0 0 0" drawooo:sub-view-size="38100 69850" draw:text-areas="0 0 ?f0 ?f1" draw:type="ooxml-non-primitive" draw:enhanced-path="M 27559 0 L 20827 0 12446 1397 5842 5079 1524 10922 0 18287 1270 24892 4825 30352 10668 34671 18415 38100 28828 42163 33020 46862 33020 63753 26416 69850 29718 69850 32385 68199 36702 61849 38100 54355 36957 47244 33400 41655 27813 37210 19939 33527 9525 29463 4952 25400 4952 11683 8890 4191 34798 4191 35178 3428 32766 1650 27559 0 Z N">
            <draw:equation draw:name="f0" draw:formula="logwidth"/>
            <draw:equation draw:name="f1" draw:formula="logheight"/>
          </draw:enhanced-geometry>
        </draw:custom-shape>
        <draw:custom-shape draw:name="object 25" draw:style-name="gr48" draw:text-style-name="P58" draw:layer="layout" svg:width="0.133cm" svg:height="0.2cm" svg:x="18.672cm" svg:y="2.491cm">
          <text:p/>
          <draw:enhanced-geometry draw:mirror-horizontal="false" draw:mirror-vertical="false" svg:viewBox="0 0 0 0" drawooo:sub-view-size="48259 72390" draw:text-areas="0 0 ?f0 ?f1" draw:type="ooxml-non-primitive" draw:enhanced-path="M 30861 0 L 26035 0 0 71881 5207 71881 14097 46735 47751 46735 46100 42417 15621 42417 24384 18287 26035 13461 27177 9778 28194 5714 33020 5714 30861 0 Z N">
            <draw:equation draw:name="f0" draw:formula="logwidth"/>
            <draw:equation draw:name="f1" draw:formula="logheight"/>
          </draw:enhanced-geometry>
        </draw:custom-shape>
        <draw:custom-shape draw:name="object 26" draw:style-name="gr48" draw:text-style-name="P58" draw:layer="layout" svg:width="0.04cm" svg:height="0.07cm" svg:x="18.79cm" svg:y="2.621cm">
          <text:p/>
          <draw:enhanced-geometry draw:mirror-horizontal="false" draw:mirror-vertical="false" svg:viewBox="0 0 0 0" drawooo:sub-view-size="14604 25400" draw:text-areas="0 0 ?f0 ?f1" draw:type="ooxml-non-primitive" draw:enhanced-path="M 5333 0 L 0 0 9144 25146 14350 25146 5333 0 Z N">
            <draw:equation draw:name="f0" draw:formula="logwidth"/>
            <draw:equation draw:name="f1" draw:formula="logheight"/>
          </draw:enhanced-geometry>
        </draw:custom-shape>
        <draw:custom-shape draw:name="object 27" draw:style-name="gr48" draw:text-style-name="P58" draw:layer="layout" svg:width="0.048cm" svg:height="0.101cm" svg:x="18.751cm" svg:y="2.507cm">
          <text:p/>
          <draw:enhanced-geometry draw:mirror-horizontal="false" draw:mirror-vertical="false" svg:viewBox="0 0 0 0" drawooo:sub-view-size="17779 36830" draw:text-areas="0 0 ?f0 ?f1" draw:type="ooxml-non-primitive" draw:enhanced-path="M 4572 0 L 0 0 1016 4191 1904 7747 12446 36702 17652 36702 4572 0 Z N">
            <draw:equation draw:name="f0" draw:formula="logwidth"/>
            <draw:equation draw:name="f1" draw:formula="logheight"/>
          </draw:enhanced-geometry>
        </draw:custom-shape>
        <draw:custom-shape draw:name="object 28" draw:style-name="gr48" draw:text-style-name="P58" draw:layer="layout" svg:width="0.149cm" svg:height="0.205cm" svg:x="18.892cm" svg:y="2.488cm">
          <text:p/>
          <draw:enhanced-geometry draw:mirror-horizontal="false" draw:mirror-vertical="false" svg:viewBox="0 0 0 0" drawooo:sub-view-size="53975 74294" draw:text-areas="0 0 ?f0 ?f1" draw:type="ooxml-non-primitive" draw:enhanced-path="M 45720 0 L 36449 0 21209 2794 9778 10795 2540 22605 0 37592 2921 53975 10541 65404 21336 72008 34036 74168 42925 74168 49784 72262 53467 70484 53213 69723 35687 69723 22860 67436 13335 60959 7366 50926 5334 37592 7493 23749 13716 13207 23495 6603 36575 4318 52704 4318 53086 3175 51053 2031 45720 0 Z N">
            <draw:equation draw:name="f0" draw:formula="logwidth"/>
            <draw:equation draw:name="f1" draw:formula="logheight"/>
          </draw:enhanced-geometry>
        </draw:custom-shape>
        <draw:custom-shape draw:name="object 29" draw:style-name="gr48" draw:text-style-name="P58" draw:layer="layout" svg:width="0.133cm" svg:height="0.2cm" svg:x="19.106cm" svg:y="2.491cm">
          <text:p/>
          <draw:enhanced-geometry draw:mirror-horizontal="false" draw:mirror-vertical="false" svg:viewBox="0 0 0 0" drawooo:sub-view-size="48259 72390" draw:text-areas="0 0 ?f0 ?f1" draw:type="ooxml-non-primitive" draw:enhanced-path="M 30987 0 L 26034 0 0 71881 5333 71881 14097 46735 47751 46735 46227 42417 15748 42417 24510 18287 26161 13461 27304 9778 28193 5714 33020 5714 30987 0 Z N">
            <draw:equation draw:name="f0" draw:formula="logwidth"/>
            <draw:equation draw:name="f1" draw:formula="logheight"/>
          </draw:enhanced-geometry>
        </draw:custom-shape>
        <draw:custom-shape draw:name="object 30" draw:style-name="gr48" draw:text-style-name="P58" draw:layer="layout" svg:width="0.04cm" svg:height="0.07cm" svg:x="19.224cm" svg:y="2.621cm">
          <text:p/>
          <draw:enhanced-geometry draw:mirror-horizontal="false" draw:mirror-vertical="false" svg:viewBox="0 0 0 0" drawooo:sub-view-size="14604 25400" draw:text-areas="0 0 ?f0 ?f1" draw:type="ooxml-non-primitive" draw:enhanced-path="M 5206 0 L 0 0 9016 25146 14223 25146 5206 0 Z N">
            <draw:equation draw:name="f0" draw:formula="logwidth"/>
            <draw:equation draw:name="f1" draw:formula="logheight"/>
          </draw:enhanced-geometry>
        </draw:custom-shape>
        <draw:custom-shape draw:name="object 31" draw:style-name="gr48" draw:text-style-name="P58" draw:layer="layout" svg:width="0.048cm" svg:height="0.101cm" svg:x="19.185cm" svg:y="2.507cm">
          <text:p/>
          <draw:enhanced-geometry draw:mirror-horizontal="false" draw:mirror-vertical="false" svg:viewBox="0 0 0 0" drawooo:sub-view-size="17779 36830" draw:text-areas="0 0 ?f0 ?f1" draw:type="ooxml-non-primitive" draw:enhanced-path="M 4445 0 L 0 0 888 4191 1904 7747 12446 36702 17652 36702 4445 0 Z N">
            <draw:equation draw:name="f0" draw:formula="logwidth"/>
            <draw:equation draw:name="f1" draw:formula="logheight"/>
          </draw:enhanced-geometry>
        </draw:custom-shape>
        <draw:custom-shape draw:name="object 32" draw:style-name="gr48" draw:text-style-name="P58" draw:layer="layout" svg:width="0.108cm" svg:height="0.202cm" svg:x="19.338cm" svg:y="2.49cm">
          <text:p/>
          <draw:enhanced-geometry draw:mirror-horizontal="false" draw:mirror-vertical="false" svg:viewBox="0 0 0 0" drawooo:sub-view-size="39370 73025" draw:text-areas="0 0 ?f0 ?f1" draw:type="ooxml-non-primitive" draw:enhanced-path="M 18415 0 L 11556 0 5461 635 0 1650 0 72263 5206 72898 16001 72898 25780 72263 34417 70103 37211 68707 12192 68707 8000 68580 5079 68199 5079 5461 8254 4825 12573 4318 39370 4318 35687 2540 27686 635 18415 0 Z N">
            <draw:equation draw:name="f0" draw:formula="logwidth"/>
            <draw:equation draw:name="f1" draw:formula="logheight"/>
          </draw:enhanced-geometry>
        </draw:custom-shape>
        <draw:custom-shape draw:name="object 33" draw:style-name="gr48" draw:text-style-name="P58" draw:layer="layout" svg:width="0.11cm" svg:height="0.179cm" svg:x="19.384cm" svg:y="2.502cm">
          <text:p/>
          <draw:enhanced-geometry draw:mirror-horizontal="false" draw:mirror-vertical="false" svg:viewBox="0 0 0 0" drawooo:sub-view-size="40004 64769 40004 64769 40004 64769" draw:text-areas="0 0 ?f0 ?f1" draw:type="ooxml-non-primitive" draw:enhanced-path="M 25420 55595 L 15112 61975 0 64389 20447 64389 25420 55595 Z N M 32509 43059 L 25420 55595 25780 55372 32257 44703 32509 43059 Z N M 22605 0 L 1397 0 16382 2158 26670 8508 32638 18160 34416 30606 32509 43059 39624 30479 25526 1270 22605 0 Z N">
            <draw:equation draw:name="f0" draw:formula="logwidth"/>
            <draw:equation draw:name="f1" draw:formula="logheight"/>
          </draw:enhanced-geometry>
        </draw:custom-shape>
        <draw:custom-shape draw:name="object 34" draw:style-name="gr48" draw:text-style-name="P58" draw:layer="layout" svg:width="0.133cm" svg:height="0.2cm" svg:x="19.562cm" svg:y="2.491cm">
          <text:p/>
          <draw:enhanced-geometry draw:mirror-horizontal="false" draw:mirror-vertical="false" svg:viewBox="0 0 0 0" drawooo:sub-view-size="48259 72390" draw:text-areas="0 0 ?f0 ?f1" draw:type="ooxml-non-primitive" draw:enhanced-path="M 30988 0 L 26034 0 0 71881 5206 71881 14097 46735 47751 46735 46227 42417 15748 42417 24383 18287 26161 13461 27177 9778 28194 5714 33020 5714 30988 0 Z N">
            <draw:equation draw:name="f0" draw:formula="logwidth"/>
            <draw:equation draw:name="f1" draw:formula="logheight"/>
          </draw:enhanced-geometry>
        </draw:custom-shape>
        <draw:custom-shape draw:name="object 35" draw:style-name="gr48" draw:text-style-name="P58" draw:layer="layout" svg:width="0.04cm" svg:height="0.07cm" svg:x="19.679cm" svg:y="2.621cm">
          <text:p/>
          <draw:enhanced-geometry draw:mirror-horizontal="false" draw:mirror-vertical="false" svg:viewBox="0 0 0 0" drawooo:sub-view-size="14604 25400" draw:text-areas="0 0 ?f0 ?f1" draw:type="ooxml-non-primitive" draw:enhanced-path="M 5333 0 L 0 0 9143 25146 14350 25146 5333 0 Z N">
            <draw:equation draw:name="f0" draw:formula="logwidth"/>
            <draw:equation draw:name="f1" draw:formula="logheight"/>
          </draw:enhanced-geometry>
        </draw:custom-shape>
        <draw:custom-shape draw:name="object 36" draw:style-name="gr48" draw:text-style-name="P58" draw:layer="layout" svg:width="0.048cm" svg:height="0.101cm" svg:x="19.641cm" svg:y="2.507cm">
          <text:p/>
          <draw:enhanced-geometry draw:mirror-horizontal="false" draw:mirror-vertical="false" svg:viewBox="0 0 0 0" drawooo:sub-view-size="17779 36830" draw:text-areas="0 0 ?f0 ?f1" draw:type="ooxml-non-primitive" draw:enhanced-path="M 4572 0 L 0 0 1016 4191 1904 7747 12573 36702 17779 36702 4572 0 Z N">
            <draw:equation draw:name="f0" draw:formula="logwidth"/>
            <draw:equation draw:name="f1" draw:formula="logheight"/>
          </draw:enhanced-geometry>
        </draw:custom-shape>
        <draw:custom-shape draw:name="object 37" draw:style-name="gr48" draw:text-style-name="P58" draw:layer="layout" svg:width="0.087cm" svg:height="0.025cm" svg:x="19.787cm" svg:y="2.669cm">
          <text:p/>
          <draw:enhanced-geometry draw:mirror-horizontal="false" draw:mirror-vertical="false" svg:viewBox="0 0 0 0" drawooo:sub-view-size="31750 9525" draw:text-areas="0 0 ?f0 ?f1" draw:type="ooxml-non-primitive" draw:enhanced-path="M 1904 0 L 0 4191 3809 7111 11049 9144 17145 9144 27304 7493 31750 4699 11683 4699 5969 2794 1904 0 Z N">
            <draw:equation draw:name="f0" draw:formula="logwidth"/>
            <draw:equation draw:name="f1" draw:formula="logheight"/>
          </draw:enhanced-geometry>
        </draw:custom-shape>
        <draw:custom-shape draw:name="object 38" draw:style-name="gr48" draw:text-style-name="P58" draw:layer="layout" svg:width="0.105cm" svg:height="0.193cm" svg:x="19.792cm" svg:y="2.488cm">
          <text:p/>
          <draw:enhanced-geometry draw:mirror-horizontal="false" draw:mirror-vertical="false" svg:viewBox="0 0 0 0" drawooo:sub-view-size="38100 69850" draw:text-areas="0 0 ?f0 ?f1" draw:type="ooxml-non-primitive" draw:enhanced-path="M 27686 0 L 20954 0 12573 1397 5842 5079 1524 10922 0 18287 1270 24892 4952 30352 10795 34671 18542 38100 28955 42163 33147 46862 33147 63753 26543 69850 29845 69850 32512 68199 36702 61849 38100 54355 36957 47244 33527 41655 27813 37210 19939 33527 9651 29463 5079 25400 5079 11683 9017 4191 34925 4191 35305 3428 32766 1650 27686 0 Z N">
            <draw:equation draw:name="f0" draw:formula="logwidth"/>
            <draw:equation draw:name="f1" draw:formula="logheight"/>
          </draw:enhanced-geometry>
        </draw:custom-shape>
        <draw:custom-shape draw:name="object 39" draw:style-name="gr49" draw:text-style-name="P47" draw:layer="layout" svg:width="0.001cm" svg:height="1.273cm" svg:x="19.992cm" svg:y="0.923cm">
          <text:p/>
          <draw:enhanced-geometry draw:mirror-horizontal="false" draw:mirror-vertical="false" svg:viewBox="0 0 0 0" drawooo:sub-view-size="0 458470" draw:text-areas="0 0 ?f0 ?f1" draw:type="ooxml-non-primitive" draw:enhanced-path="M 0 0 L 0 458470 N">
            <draw:equation draw:name="f0" draw:formula="logwidth"/>
            <draw:equation draw:name="f1" draw:formula="logheight"/>
          </draw:enhanced-geometry>
        </draw:custom-shape>
        <draw:custom-shape draw:name="object 40" draw:style-name="gr49" draw:text-style-name="P47" draw:layer="layout" svg:width="1.403cm" svg:height="0.001cm" svg:x="18.655cm" svg:y="0.855cm">
          <text:p/>
          <draw:enhanced-geometry draw:mirror-horizontal="false" draw:mirror-vertical="false" svg:viewBox="0 0 0 0" drawooo:sub-view-size="505459 0" draw:text-areas="0 0 ?f0 ?f1" draw:type="ooxml-non-primitive" draw:enhanced-path="M 0 0 L 505460 0 N">
            <draw:equation draw:name="f0" draw:formula="logwidth"/>
            <draw:equation draw:name="f1" draw:formula="logheight"/>
          </draw:enhanced-geometry>
        </draw:custom-shape>
        <draw:custom-shape draw:name="object 41" draw:style-name="gr49" draw:text-style-name="P47" draw:layer="layout" svg:width="0.001cm" svg:height="1.269cm" svg:x="20.152cm" svg:y="0.762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42" draw:style-name="gr49" draw:text-style-name="P47" draw:layer="layout" svg:width="1.4cm" svg:height="0.001cm" svg:x="18.819cm" svg:y="0.695cm">
          <text:p/>
          <draw:enhanced-geometry draw:mirror-horizontal="false" draw:mirror-vertical="false" svg:viewBox="0 0 0 0" drawooo:sub-view-size="504190 0" draw:text-areas="0 0 ?f0 ?f1" draw:type="ooxml-non-primitive" draw:enhanced-path="M 0 0 L 503808 0 N">
            <draw:equation draw:name="f0" draw:formula="logwidth"/>
            <draw:equation draw:name="f1" draw:formula="logheight"/>
          </draw:enhanced-geometry>
        </draw:custom-shape>
        <draw:custom-shape draw:name="object 2" draw:style-name="gr87" draw:text-style-name="P103" draw:layer="layout" svg:width="5.714cm" svg:height="1.052cm" svg:x="5.186cm" svg:y="8cm">
          <text:p text:style-name="P102"><text:span text:style-name="T90">Orç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88" draw:text-style-name="P105" draw:layer="layout" svg:width="11.789cm" svg:height="1.049cm" svg:x="5.2cm" svg:y="15cm">
          <text:p text:style-name="P104"><text:span text:style-name="T91">Nome da Vidraç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89" draw:text-style-name="P105" draw:layer="layout" svg:width="11.789cm" svg:height="1.049cm" svg:x="5.211cm" svg:y="23.549cm">
          <text:p text:style-name="P104"><text:span text:style-name="T91">Forma de Pag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Blank" presentation:presentation-page-layout-name="AL1T11">
        <draw:custom-shape draw:name="object 2" draw:style-name="gr90" draw:text-style-name="P106" draw:layer="layout" svg:width="20.988cm" svg:height="29.7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91" draw:text-style-name="P107" draw:layer="layout" svg:width="0.385cm" svg:height="0.25cm" svg:x="10.092cm" svg:y="26.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2" draw:text-style-name="P103" draw:layer="layout" svg:width="5.097cm" svg:height="1.048cm" svg:x="7.902cm" svg:y="25.377cm">
          <text:p text:style-name="P102"><text:span text:style-name="T92">Fabricado </text:span><text:span text:style-name="T93">e </text:span><text:span text:style-name="T94">distribuído</text:span><text:span text:style-name="T95"> </text:span><text:span text:style-name="T94">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2" draw:layer="layout" svg:width="3.047cm" svg:height="3.045cm" svg:x="8.63cm" svg:y="14.129cm">
          <text:p/>
          <draw:enhanced-geometry draw:mirror-horizontal="false" draw:mirror-vertical="false" svg:viewBox="0 0 0 0" drawooo:sub-view-size="1097279 1096645" draw:text-areas="0 0 ?f0 ?f1" draw:type="ooxml-non-primitive" draw:enhanced-path="M 1096645 0 L 0 0 0 1096645 1096772 1096645 1096645 0 Z N">
            <draw:equation draw:name="f0" draw:formula="logwidth"/>
            <draw:equation draw:name="f1" draw:formula="logheight"/>
          </draw:enhanced-geometry>
        </draw:custom-shape>
        <draw:custom-shape draw:name="object 6" draw:style-name="gr3" draw:text-style-name="P3" draw:layer="layout" svg:width="0.708cm" svg:height="0.722cm" svg:x="8.715cm" svg:y="16.372cm">
          <text:p/>
          <draw:enhanced-geometry draw:mirror-horizontal="false" draw:mirror-vertical="false" svg:viewBox="0 0 0 0" drawooo:sub-view-size="255270 260350" draw:text-areas="0 0 ?f0 ?f1" draw:type="ooxml-non-primitive" draw:enhanced-path="M 116585 0 L 91312 4190 64262 22859 0 87121 172973 260095 235077 197865 240030 191769 182880 191769 137794 146812 153289 130937 163830 123443 175006 120903 254889 120903 253492 118363 109600 118363 67182 76580 78105 65786 92456 56133 105282 54737 172211 54737 169418 39369 155320 18287 138430 6095 116585 0 Z N">
            <draw:equation draw:name="f0" draw:formula="logwidth"/>
            <draw:equation draw:name="f1" draw:formula="logheight"/>
          </draw:enhanced-geometry>
        </draw:custom-shape>
        <draw:custom-shape draw:name="object 7" draw:style-name="gr3" draw:text-style-name="P3" draw:layer="layout" svg:width="0.235cm" svg:height="0.197cm" svg:x="9.201cm" svg:y="16.708cm">
          <text:p/>
          <draw:enhanced-geometry draw:mirror-horizontal="false" draw:mirror-vertical="false" svg:viewBox="0 0 0 0" drawooo:sub-view-size="85089 71120" draw:text-areas="0 0 ?f0 ?f1" draw:type="ooxml-non-primitive" draw:enhanced-path="M 79883 0 L 0 0 11557 2666 22987 10922 32638 27304 31496 41655 25146 52704 19050 59562 7874 70865 65024 70865 71500 62991 83185 38988 84836 8636 79883 0 Z N">
            <draw:equation draw:name="f0" draw:formula="logwidth"/>
            <draw:equation draw:name="f1" draw:formula="logheight"/>
          </draw:enhanced-geometry>
        </draw:custom-shape>
        <draw:custom-shape draw:name="object 8" draw:style-name="gr3" draw:text-style-name="P3" draw:layer="layout" svg:width="0.412cm" svg:height="0.177cm" svg:x="9.007cm" svg:y="16.524cm">
          <text:p/>
          <draw:enhanced-geometry draw:mirror-horizontal="false" draw:mirror-vertical="false" svg:viewBox="0 0 0 0" drawooo:sub-view-size="148589 64135" draw:text-areas="0 0 ?f0 ?f1" draw:type="ooxml-non-primitive" draw:enhanced-path="M 66928 0 L 0 0 10160 3555 16890 8508 21082 13715 25400 23621 24891 37464 14224 53847 4318 63626 148209 63626 135509 41782 125602 34670 58927 34670 58547 34289 64643 22351 67818 4952 66928 0 Z N">
            <draw:equation draw:name="f0" draw:formula="logwidth"/>
            <draw:equation draw:name="f1" draw:formula="logheight"/>
          </draw:enhanced-geometry>
        </draw:custom-shape>
        <draw:custom-shape draw:name="object 9" draw:style-name="gr3" draw:text-style-name="P3" draw:layer="layout" svg:width="0.184cm" svg:height="0.034cm" svg:x="9.171cm" svg:y="16.585cm">
          <text:p/>
          <draw:enhanced-geometry draw:mirror-horizontal="false" draw:mirror-vertical="false" svg:viewBox="0 0 0 0" drawooo:sub-view-size="66675 12700" draw:text-areas="0 0 ?f0 ?f1" draw:type="ooxml-non-primitive" draw:enhanced-path="M 36830 0 L 18034 3175 0 12445 66675 12445 56387 4825 36830 0 Z N">
            <draw:equation draw:name="f0" draw:formula="logwidth"/>
            <draw:equation draw:name="f1" draw:formula="logheight"/>
          </draw:enhanced-geometry>
        </draw:custom-shape>
        <draw:custom-shape draw:name="object 10" draw:style-name="gr3" draw:text-style-name="P3" draw:layer="layout" svg:width="0.678cm" svg:height="0.593cm" svg:x="9.082cm" svg:y="16.134cm">
          <text:p/>
          <draw:enhanced-geometry draw:mirror-horizontal="false" draw:mirror-vertical="false" svg:viewBox="0 0 0 0" drawooo:sub-view-size="244475 213995" draw:text-areas="0 0 ?f0 ?f1" draw:type="ooxml-non-primitive" draw:enhanced-path="M 40639 0 L 0 40639 172847 213487 244348 141731 182245 141731 40639 0 Z N">
            <draw:equation draw:name="f0" draw:formula="logwidth"/>
            <draw:equation draw:name="f1" draw:formula="logheight"/>
          </draw:enhanced-geometry>
        </draw:custom-shape>
        <draw:custom-shape draw:name="object 11" draw:style-name="gr3" draw:text-style-name="P3" draw:layer="layout" svg:width="0.246cm" svg:height="0.16cm" svg:x="9.588cm" svg:y="16.368cm">
          <text:p/>
          <draw:enhanced-geometry draw:mirror-horizontal="false" draw:mirror-vertical="false" svg:viewBox="0 0 0 0" drawooo:sub-view-size="88900 57785" draw:text-areas="0 0 ?f0 ?f1" draw:type="ooxml-non-primitive" draw:enhanced-path="M 57150 0 L 0 57403 62102 57403 88391 31114 57150 0 Z N">
            <draw:equation draw:name="f0" draw:formula="logwidth"/>
            <draw:equation draw:name="f1" draw:formula="logheight"/>
          </draw:enhanced-geometry>
        </draw:custom-shape>
        <draw:custom-shape draw:name="object 12" draw:style-name="gr3" draw:text-style-name="P3" draw:layer="layout" svg:width="0.593cm" svg:height="0.592cm" svg:x="9.396cm" svg:y="15.82cm">
          <text:p/>
          <draw:enhanced-geometry draw:mirror-horizontal="false" draw:mirror-vertical="false" svg:viewBox="0 0 0 0" drawooo:sub-view-size="213995 213360" draw:text-areas="0 0 ?f0 ?f1" draw:type="ooxml-non-primitive" draw:enhanced-path="M 40639 0 L 0 40512 172719 213232 213487 172592 40639 0 Z N">
            <draw:equation draw:name="f0" draw:formula="logwidth"/>
            <draw:equation draw:name="f1" draw:formula="logheight"/>
          </draw:enhanced-geometry>
        </draw:custom-shape>
        <draw:custom-shape draw:name="object 13" draw:style-name="gr3" draw:text-style-name="P3" draw:layer="layout" svg:width="0.579cm" svg:height="0.611cm" svg:x="9.566cm" svg:y="15.631cm">
          <text:p/>
          <draw:enhanced-geometry draw:mirror-horizontal="false" draw:mirror-vertical="false" svg:viewBox="0 0 0 0" drawooo:sub-view-size="208914 220345" draw:text-areas="0 0 ?f0 ?f1" draw:type="ooxml-non-primitive" draw:enhanced-path="M 47497 0 L 0 47116 173100 220090 208533 184403 83565 59436 84073 58800 192023 58800 47497 0 Z N">
            <draw:equation draw:name="f0" draw:formula="logwidth"/>
            <draw:equation draw:name="f1" draw:formula="logheight"/>
          </draw:enhanced-geometry>
        </draw:custom-shape>
        <draw:custom-shape draw:name="object 14" draw:style-name="gr3" draw:text-style-name="P3" draw:layer="layout" svg:width="0.618cm" svg:height="0.209cm" svg:x="9.799cm" svg:y="15.795cm">
          <text:p/>
          <draw:enhanced-geometry draw:mirror-horizontal="false" draw:mirror-vertical="false" svg:viewBox="0 0 0 0" drawooo:sub-view-size="222885 75564" draw:text-areas="0 0 ?f0 ?f1" draw:type="ooxml-non-primitive" draw:enhanced-path="M 107950 0 L 0 0 174625 75311 222631 27304 205740 10413 133604 10413 107950 0 Z N">
            <draw:equation draw:name="f0" draw:formula="logwidth"/>
            <draw:equation draw:name="f1" draw:formula="logheight"/>
          </draw:enhanced-geometry>
        </draw:custom-shape>
        <draw:custom-shape draw:name="object 15" draw:style-name="gr3" draw:text-style-name="P3" draw:layer="layout" svg:width="0.532cm" svg:height="0.433cm" svg:x="9.84cm" svg:y="15.391cm">
          <text:p/>
          <draw:enhanced-geometry draw:mirror-horizontal="false" draw:mirror-vertical="false" svg:viewBox="0 0 0 0" drawooo:sub-view-size="191770 156210" draw:text-areas="0 0 ?f0 ?f1" draw:type="ooxml-non-primitive" draw:enhanced-path="M 35687 0 L 0 35687 119633 155448 119125 155701 191262 155701 35687 0 Z N">
            <draw:equation draw:name="f0" draw:formula="logwidth"/>
            <draw:equation draw:name="f1" draw:formula="logheight"/>
          </draw:enhanced-geometry>
        </draw:custom-shape>
        <draw:custom-shape draw:name="object 16" draw:style-name="gr3" draw:text-style-name="P3" draw:layer="layout" svg:width="0.664cm" svg:height="0.743cm" svg:x="9.997cm" svg:y="15.069cm">
          <text:p/>
          <draw:enhanced-geometry draw:mirror-horizontal="false" draw:mirror-vertical="false" svg:viewBox="0 0 0 0" drawooo:sub-view-size="239395 267970" draw:text-areas="0 0 ?f0 ?f1" draw:type="ooxml-non-primitive" draw:enhanced-path="M 133985 0 L 94234 9778 60960 33654 0 94995 172720 267715 228726 211708 239268 197230 183007 197230 70358 84581 81025 74294 105410 57912 130810 55371 234314 55371 226568 44195 178688 9651 133985 0 Z N">
            <draw:equation draw:name="f0" draw:formula="logwidth"/>
            <draw:equation draw:name="f1" draw:formula="logheight"/>
          </draw:enhanced-geometry>
        </draw:custom-shape>
        <draw:custom-shape draw:name="object 17" draw:style-name="gr93" draw:text-style-name="P108" draw:layer="layout" svg:width="0.376cm" svg:height="0.393cm" svg:x="10.36cm" svg:y="15.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 draw:text-style-name="P3" draw:layer="layout" svg:width="1.038cm" svg:height="0.925cm" svg:x="10.417cm" svg:y="14.467cm">
          <text:p/>
          <draw:enhanced-geometry draw:mirror-horizontal="false" draw:mirror-vertical="false" svg:viewBox="0 0 0 0" drawooo:sub-view-size="374014 333375" draw:text-areas="0 0 ?f0 ?f1" draw:type="ooxml-non-primitive" draw:enhanced-path="M 160147 0 L 0 160146 172847 333247 242316 263778 181610 263778 138176 220217 168275 189991 107950 189991 69342 151637 161417 59308 373888 59308 289306 33400 288544 30987 237998 30987 160147 0 Z N">
            <draw:equation draw:name="f0" draw:formula="logwidth"/>
            <draw:equation draw:name="f1" draw:formula="logheight"/>
          </draw:enhanced-geometry>
        </draw:custom-shape>
        <draw:custom-shape draw:name="object 19" draw:style-name="gr3" draw:text-style-name="P3" draw:layer="layout" svg:width="0.745cm" svg:height="0.567cm" svg:x="10.865cm" svg:y="14.631cm">
          <text:p/>
          <draw:enhanced-geometry draw:mirror-horizontal="false" draw:mirror-vertical="false" svg:viewBox="0 0 0 0" drawooo:sub-view-size="268604 204470" draw:text-areas="0 0 ?f0 ?f1" draw:type="ooxml-non-primitive" draw:enhanced-path="M 212471 0 L 0 0 78993 23241 106679 118237 20192 204470 80899 204470 164211 121285 133223 28448 257048 28448 268350 17145 212471 0 Z N">
            <draw:equation draw:name="f0" draw:formula="logwidth"/>
            <draw:equation draw:name="f1" draw:formula="logheight"/>
          </draw:enhanced-geometry>
        </draw:custom-shape>
        <draw:custom-shape draw:name="object 20" draw:style-name="gr3" draw:text-style-name="P3" draw:layer="layout" svg:width="0.244cm" svg:height="0.16cm" svg:x="10.717cm" svg:y="14.835cm">
          <text:p/>
          <draw:enhanced-geometry draw:mirror-horizontal="false" draw:mirror-vertical="false" svg:viewBox="0 0 0 0" drawooo:sub-view-size="88264 57785" draw:text-areas="0 0 ?f0 ?f1" draw:type="ooxml-non-primitive" draw:enhanced-path="M 57531 0 L 0 57530 60325 57530 87884 30098 57531 0 Z N">
            <draw:equation draw:name="f0" draw:formula="logwidth"/>
            <draw:equation draw:name="f1" draw:formula="logheight"/>
          </draw:enhanced-geometry>
        </draw:custom-shape>
        <draw:custom-shape draw:name="object 21" draw:style-name="gr3" draw:text-style-name="P3" draw:layer="layout" svg:width="0.343cm" svg:height="0.094cm" svg:x="11.235cm" svg:y="14.71cm">
          <text:p/>
          <draw:enhanced-geometry draw:mirror-horizontal="false" draw:mirror-vertical="false" svg:viewBox="0 0 0 0" drawooo:sub-view-size="123825 34289" draw:text-areas="0 0 ?f0 ?f1" draw:type="ooxml-non-primitive" draw:enhanced-path="M 123825 0 L 0 0 89534 34162 123825 0 Z N">
            <draw:equation draw:name="f0" draw:formula="logwidth"/>
            <draw:equation draw:name="f1" draw:formula="logheight"/>
          </draw:enhanced-geometry>
        </draw:custom-shape>
        <draw:custom-shape draw:name="object 22" draw:style-name="gr3" draw:text-style-name="P3" draw:layer="layout" svg:width="0.219cm" svg:height="0.345cm" svg:x="10.999cm" svg:y="14.208cm">
          <text:p/>
          <draw:enhanced-geometry draw:mirror-horizontal="false" draw:mirror-vertical="false" svg:viewBox="0 0 0 0" drawooo:sub-view-size="79375 124460" draw:text-areas="0 0 ?f0 ?f1" draw:type="ooxml-non-primitive" draw:enhanced-path="M 43687 0 L 0 43433 28320 123951 78866 123951 43687 0 Z N">
            <draw:equation draw:name="f0" draw:formula="logwidth"/>
            <draw:equation draw:name="f1" draw:formula="logheight"/>
          </draw:enhanced-geometry>
        </draw:custom-shape>
        <draw:custom-shape draw:name="object 23" draw:style-name="gr94" draw:text-style-name="P109" draw:layer="layout" svg:width="0.215cm" svg:height="0.215cm" svg:x="11.336cm" svg:y="14.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95" draw:text-style-name="P110" draw:layer="layout" svg:width="0.24cm" svg:height="0.446cm" svg:x="8.62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96" draw:text-style-name="P111" draw:layer="layout" svg:width="0.34cm" svg:height="0.431cm" svg:x="9.02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7" draw:text-style-name="P112" draw:layer="layout" svg:width="0.32cm" svg:height="0.445cm" svg:x="9.49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98" draw:text-style-name="P113" draw:layer="layout" svg:width="0.34cm" svg:height="0.431cm" svg:x="9.96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99" draw:text-style-name="P114" draw:layer="layout" svg:width="0.34cm" svg:height="0.431cm" svg:x="10.948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00" draw:text-style-name="P115" draw:layer="layout" svg:width="0.338cm" svg:height="0.438cm" svg:x="10.463cm" svg:y="17.4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101" draw:text-style-name="P116" draw:layer="layout" svg:width="0.24cm" svg:height="0.446cm" svg:x="11.436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4" draw:text-style-name="P14" draw:layer="layout" svg:width="0.29cm" svg:height="2.754cm" svg:x="11.734cm" svg:y="14.072cm">
          <text:p/>
          <draw:enhanced-geometry draw:mirror-horizontal="false" draw:mirror-vertical="false" svg:viewBox="0 0 0 0" drawooo:sub-view-size="104775 991870" draw:text-areas="0 0 ?f0 ?f1" draw:type="ooxml-non-primitive" draw:enhanced-path="M 0 991869 L 104566 991869 104566 0 0 0 0 991869 Z N">
            <draw:equation draw:name="f0" draw:formula="logwidth"/>
            <draw:equation draw:name="f1" draw:formula="logheight"/>
          </draw:enhanced-geometry>
        </draw:custom-shape>
        <draw:custom-shape draw:name="object 32" draw:style-name="gr14" draw:text-style-name="P14" draw:layer="layout" svg:width="3.04cm" svg:height="0.288cm" svg:x="8.985cm" svg:y="13.782cm">
          <text:p/>
          <draw:enhanced-geometry draw:mirror-horizontal="false" draw:mirror-vertical="false" svg:viewBox="0 0 0 0" drawooo:sub-view-size="1094739 104139" draw:text-areas="0 0 ?f0 ?f1" draw:type="ooxml-non-primitive" draw:enhanced-path="M 0 104138 L 1094282 104138 1094282 0 0 0 0 104138 Z N">
            <draw:equation draw:name="f0" draw:formula="logwidth"/>
            <draw:equation draw:name="f1" draw:formula="logheight"/>
          </draw:enhanced-geometry>
        </draw:custom-shape>
        <draw:custom-shape draw:name="object 33" draw:style-name="gr14" draw:text-style-name="P14" draw:layer="layout" svg:width="0.29cm" svg:height="2.747cm" svg:x="12.081cm" svg:y="13.723cm">
          <text:p/>
          <draw:enhanced-geometry draw:mirror-horizontal="false" draw:mirror-vertical="false" svg:viewBox="0 0 0 0" drawooo:sub-view-size="104775 989329" draw:text-areas="0 0 ?f0 ?f1" draw:type="ooxml-non-primitive" draw:enhanced-path="M 0 989329 L 104559 989329 104559 0 0 0 0 989329 Z N">
            <draw:equation draw:name="f0" draw:formula="logwidth"/>
            <draw:equation draw:name="f1" draw:formula="logheight"/>
          </draw:enhanced-geometry>
        </draw:custom-shape>
        <draw:custom-shape draw:name="object 34" draw:style-name="gr14" draw:text-style-name="P14" draw:layer="layout" svg:width="3.029cm" svg:height="0.288cm" svg:x="9.341cm" svg:y="13.434cm">
          <text:p/>
          <draw:enhanced-geometry draw:mirror-horizontal="false" draw:mirror-vertical="false" svg:viewBox="0 0 0 0" drawooo:sub-view-size="1090929 104139" draw:text-areas="0 0 ?f0 ?f1" draw:type="ooxml-non-primitive" draw:enhanced-path="M 0 104138 L 1090726 104138 1090726 0 0 0 0 104138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32000008C3C452076DDFE4E4C4.jpg" xlink:type="simple" xlink:show="embed" xlink:actuate="onLoad"/>
    <draw:fill-image draw:name="msFillBitmap_20_10" draw:display-name="msFillBitmap 10" xlink:href="Pictures/10000001000000240000002EA734283E9FB22EDE.png" xlink:type="simple" xlink:show="embed" xlink:actuate="onLoad"/>
    <draw:fill-image draw:name="msFillBitmap_20_11" draw:display-name="msFillBitmap 11" xlink:href="Pictures/10000001000000190000003073EB83C054E65B3D.png" xlink:type="simple" xlink:show="embed" xlink:actuate="onLoad"/>
    <draw:fill-image draw:name="msFillBitmap_20_12" draw:display-name="msFillBitmap 12" xlink:href="Pictures/10000001000005770000032C113C747E42028113.png" xlink:type="simple" xlink:show="embed" xlink:actuate="onLoad"/>
    <draw:fill-image draw:name="msFillBitmap_20_13" draw:display-name="msFillBitmap 13" xlink:href="Pictures/10000001000000210000002063E5FC7EAE457315.png" xlink:type="simple" xlink:show="embed" xlink:actuate="onLoad"/>
    <draw:fill-image draw:name="msFillBitmap_20_14" draw:display-name="msFillBitmap 14" xlink:href="Pictures/1000000100000021000000207F9470D53CB00B2E.png" xlink:type="simple" xlink:show="embed" xlink:actuate="onLoad"/>
    <draw:fill-image draw:name="msFillBitmap_20_15" draw:display-name="msFillBitmap 15" xlink:href="Pictures/10000001000000210000002103A0EC5903C801EF.png" xlink:type="simple" xlink:show="embed" xlink:actuate="onLoad"/>
    <draw:fill-image draw:name="msFillBitmap_20_16" draw:display-name="msFillBitmap 16" xlink:href="Pictures/100000010000002100000021ABA36B4A108523B7.png" xlink:type="simple" xlink:show="embed" xlink:actuate="onLoad"/>
    <draw:fill-image draw:name="msFillBitmap_20_17" draw:display-name="msFillBitmap 17" xlink:href="Pictures/100000010000000E000000128C7546393AC15243.png" xlink:type="simple" xlink:show="embed" xlink:actuate="onLoad"/>
    <draw:fill-image draw:name="msFillBitmap_20_18" draw:display-name="msFillBitmap 18" xlink:href="Pictures/100000010000001E0000001726A821D050458B5D.png" xlink:type="simple" xlink:show="embed" xlink:actuate="onLoad"/>
    <draw:fill-image draw:name="msFillBitmap_20_19" draw:display-name="msFillBitmap 19" xlink:href="Pictures/10000001000000230000001352F92DBE701457E5.png" xlink:type="simple" xlink:show="embed" xlink:actuate="onLoad"/>
    <draw:fill-image draw:name="msFillBitmap_20_2" draw:display-name="msFillBitmap 2" xlink:href="Pictures/100000010000002E000000285FE10DEBCDA8767A.png" xlink:type="simple" xlink:show="embed" xlink:actuate="onLoad"/>
    <draw:fill-image draw:name="msFillBitmap_20_20" draw:display-name="msFillBitmap 20" xlink:href="Pictures/100000010000002E00000051DA21C79C162F50E3.png" xlink:type="simple" xlink:show="embed" xlink:actuate="onLoad"/>
    <draw:fill-image draw:name="msFillBitmap_20_21" draw:display-name="msFillBitmap 21" xlink:href="Pictures/100000010000003300000031E3A1A8DBDF01EA29.png" xlink:type="simple" xlink:show="embed" xlink:actuate="onLoad"/>
    <draw:fill-image draw:name="msFillBitmap_20_22" draw:display-name="msFillBitmap 22" xlink:href="Pictures/100000010000002D0000002EBE4D0580B50CECF2.png" xlink:type="simple" xlink:show="embed" xlink:actuate="onLoad"/>
    <draw:fill-image draw:name="msFillBitmap_20_23" draw:display-name="msFillBitmap 23" xlink:href="Pictures/100000010000003400000012B601973D96965AA7.png" xlink:type="simple" xlink:show="embed" xlink:actuate="onLoad"/>
    <draw:fill-image draw:name="msFillBitmap_20_24" draw:display-name="msFillBitmap 24" xlink:href="Pictures/100000010000001D0000001DDA38D6FA31503822.png" xlink:type="simple" xlink:show="embed" xlink:actuate="onLoad"/>
    <draw:fill-image draw:name="msFillBitmap_20_25" draw:display-name="msFillBitmap 25" xlink:href="Pictures/100000010000006B0000006A2D66DD2E4FE76196.png" xlink:type="simple" xlink:show="embed" xlink:actuate="onLoad"/>
    <draw:fill-image draw:name="msFillBitmap_20_26" draw:display-name="msFillBitmap 26" xlink:href="Pictures/10000001000000420000005E813C9126E83FC5D9.png" xlink:type="simple" xlink:show="embed" xlink:actuate="onLoad"/>
    <draw:fill-image draw:name="msFillBitmap_20_27" draw:display-name="msFillBitmap 27" xlink:href="Pictures/100000000000007C00000035E834D717D073F757.jpg" xlink:type="simple" xlink:show="embed" xlink:actuate="onLoad"/>
    <draw:fill-image draw:name="msFillBitmap_20_28" draw:display-name="msFillBitmap 28" xlink:href="Pictures/100000000000005E0000005F49818CDF20F3E363.jpg" xlink:type="simple" xlink:show="embed" xlink:actuate="onLoad"/>
    <draw:fill-image draw:name="msFillBitmap_20_29" draw:display-name="msFillBitmap 29" xlink:href="Pictures/10000001000000830000003EEBAE6D2ED0F5CD70.png" xlink:type="simple" xlink:show="embed" xlink:actuate="onLoad"/>
    <draw:fill-image draw:name="msFillBitmap_20_3" draw:display-name="msFillBitmap 3" xlink:href="Pictures/10000001000000280000002A1263E45E56B57C6E.png" xlink:type="simple" xlink:show="embed" xlink:actuate="onLoad"/>
    <draw:fill-image draw:name="msFillBitmap_20_30" draw:display-name="msFillBitmap 30" xlink:href="Pictures/10000001000000A7000000B1859C4191DFC22EB3.png" xlink:type="simple" xlink:show="embed" xlink:actuate="onLoad"/>
    <draw:fill-image draw:name="msFillBitmap_20_31" draw:display-name="msFillBitmap 31" xlink:href="Pictures/100000010000009E0000009E74F8EA3CB455982A.png" xlink:type="simple" xlink:show="embed" xlink:actuate="onLoad"/>
    <draw:fill-image draw:name="msFillBitmap_20_32" draw:display-name="msFillBitmap 32" xlink:href="Pictures/1000000100000095000000956B263D79A734D25E.png" xlink:type="simple" xlink:show="embed" xlink:actuate="onLoad"/>
    <draw:fill-image draw:name="msFillBitmap_20_33" draw:display-name="msFillBitmap 33" xlink:href="Pictures/100000010000006700000064CA06F8AD375B6D3F.png" xlink:type="simple" xlink:show="embed" xlink:actuate="onLoad"/>
    <draw:fill-image draw:name="msFillBitmap_20_34" draw:display-name="msFillBitmap 34" xlink:href="Pictures/10000001000000200000001C2F6DB4403EC54B87.png" xlink:type="simple" xlink:show="embed" xlink:actuate="onLoad"/>
    <draw:fill-image draw:name="msFillBitmap_20_35" draw:display-name="msFillBitmap 35" xlink:href="Pictures/10000001000000330000001CE89F20168BAA6B0D.png" xlink:type="simple" xlink:show="embed" xlink:actuate="onLoad"/>
    <draw:fill-image draw:name="msFillBitmap_20_36" draw:display-name="msFillBitmap 36" xlink:href="Pictures/100000010000002500000015DB123584741BE8DA.png" xlink:type="simple" xlink:show="embed" xlink:actuate="onLoad"/>
    <draw:fill-image draw:name="msFillBitmap_20_37" draw:display-name="msFillBitmap 37" xlink:href="Pictures/100000010000000400000005B25A98E02AAF91E5.png" xlink:type="simple" xlink:show="embed" xlink:actuate="onLoad"/>
    <draw:fill-image draw:name="msFillBitmap_20_38" draw:display-name="msFillBitmap 38" xlink:href="Pictures/1000000100000042000000435FF430150FABBE77.png" xlink:type="simple" xlink:show="embed" xlink:actuate="onLoad"/>
    <draw:fill-image draw:name="msFillBitmap_20_39" draw:display-name="msFillBitmap 39" xlink:href="Pictures/100000010000001500000022EBDDE07D68E0A36C.png" xlink:type="simple" xlink:show="embed" xlink:actuate="onLoad"/>
    <draw:fill-image draw:name="msFillBitmap_20_4" draw:display-name="msFillBitmap 4" xlink:href="Pictures/100000010000001700000017375B5128A02D70F8.png" xlink:type="simple" xlink:show="embed" xlink:actuate="onLoad"/>
    <draw:fill-image draw:name="msFillBitmap_20_40" draw:display-name="msFillBitmap 40" xlink:href="Pictures/10000001000000420000001CE35E074A9D327F3D.png" xlink:type="simple" xlink:show="embed" xlink:actuate="onLoad"/>
    <draw:fill-image draw:name="msFillBitmap_20_41" draw:display-name="msFillBitmap 41" xlink:href="Pictures/1000000000000097000000802DD4477D1B6EE0AE.jpg" xlink:type="simple" xlink:show="embed" xlink:actuate="onLoad"/>
    <draw:fill-image draw:name="msFillBitmap_20_42" draw:display-name="msFillBitmap 42" xlink:href="Pictures/10000000000000C00000007D3FB9502D465160C6.jpg" xlink:type="simple" xlink:show="embed" xlink:actuate="onLoad"/>
    <draw:fill-image draw:name="msFillBitmap_20_43" draw:display-name="msFillBitmap 43" xlink:href="Pictures/10000000000000D00000009712D701D63C732654.jpg" xlink:type="simple" xlink:show="embed" xlink:actuate="onLoad"/>
    <draw:fill-image draw:name="msFillBitmap_20_44" draw:display-name="msFillBitmap 44" xlink:href="Pictures/100000000000005B00000087C415D6D8D0F1B538.jpg" xlink:type="simple" xlink:show="embed" xlink:actuate="onLoad"/>
    <draw:fill-image draw:name="msFillBitmap_20_45" draw:display-name="msFillBitmap 45" xlink:href="Pictures/1000000000000075000000899A81B85EECE68B70.jpg" xlink:type="simple" xlink:show="embed" xlink:actuate="onLoad"/>
    <draw:fill-image draw:name="msFillBitmap_20_46" draw:display-name="msFillBitmap 46" xlink:href="Pictures/100000000000008600000085E34D7E10EB028A77.jpg" xlink:type="simple" xlink:show="embed" xlink:actuate="onLoad"/>
    <draw:fill-image draw:name="msFillBitmap_20_47" draw:display-name="msFillBitmap 47" xlink:href="Pictures/100000010000006A0000006AC8D3BA5BBB5E2A78.png" xlink:type="simple" xlink:show="embed" xlink:actuate="onLoad"/>
    <draw:fill-image draw:name="msFillBitmap_20_48" draw:display-name="msFillBitmap 48" xlink:href="Pictures/100000010000006A0000006B0461440008BB3BF5.png" xlink:type="simple" xlink:show="embed" xlink:actuate="onLoad"/>
    <draw:fill-image draw:name="msFillBitmap_20_49" draw:display-name="msFillBitmap 49" xlink:href="Pictures/1000000000000632000007CAF575EE6A36C1AD40.jpg" xlink:type="simple" xlink:show="embed" xlink:actuate="onLoad"/>
    <draw:fill-image draw:name="msFillBitmap_20_5" draw:display-name="msFillBitmap 5" xlink:href="Pictures/100000010000001A00000030FE92A9589638438B.png" xlink:type="simple" xlink:show="embed" xlink:actuate="onLoad"/>
    <draw:fill-image draw:name="msFillBitmap_20_50" draw:display-name="msFillBitmap 50" xlink:href="Pictures/100000010000001D0000000EAA9BF312721DD96F.png" xlink:type="simple" xlink:show="embed" xlink:actuate="onLoad"/>
    <draw:fill-image draw:name="msFillBitmap_20_51" draw:display-name="msFillBitmap 51" xlink:href="Pictures/100000010000001D0000001EF3618E21E94C9E2E.png" xlink:type="simple" xlink:show="embed" xlink:actuate="onLoad"/>
    <draw:fill-image draw:name="msFillBitmap_20_52" draw:display-name="msFillBitmap 52" xlink:href="Pictures/100000010000001000000010B4CA12CBAAB9CB8D.png" xlink:type="simple" xlink:show="embed" xlink:actuate="onLoad"/>
    <draw:fill-image draw:name="msFillBitmap_20_53" draw:display-name="msFillBitmap 53" xlink:href="Pictures/10000001000000120000002243B456C81280AB7D.png" xlink:type="simple" xlink:show="embed" xlink:actuate="onLoad"/>
    <draw:fill-image draw:name="msFillBitmap_20_54" draw:display-name="msFillBitmap 54" xlink:href="Pictures/100000010000001A00000021C93E40964A705304.png" xlink:type="simple" xlink:show="embed" xlink:actuate="onLoad"/>
    <draw:fill-image draw:name="msFillBitmap_20_55" draw:display-name="msFillBitmap 55" xlink:href="Pictures/100000010000001800000022C108A21D724D58D8.png" xlink:type="simple" xlink:show="embed" xlink:actuate="onLoad"/>
    <draw:fill-image draw:name="msFillBitmap_20_56" draw:display-name="msFillBitmap 56" xlink:href="Pictures/100000010000001A000000216CD2364359A2793F.png" xlink:type="simple" xlink:show="embed" xlink:actuate="onLoad"/>
    <draw:fill-image draw:name="msFillBitmap_20_57" draw:display-name="msFillBitmap 57" xlink:href="Pictures/1000000100000019000000212D77017CD5E4E3F0.png" xlink:type="simple" xlink:show="embed" xlink:actuate="onLoad"/>
    <draw:fill-image draw:name="msFillBitmap_20_58" draw:display-name="msFillBitmap 58" xlink:href="Pictures/100000010000001A00000021E184B2B47A5AA551.png" xlink:type="simple" xlink:show="embed" xlink:actuate="onLoad"/>
    <draw:fill-image draw:name="msFillBitmap_20_59" draw:display-name="msFillBitmap 59" xlink:href="Pictures/100000010000001300000022F912506332EE4721.png" xlink:type="simple" xlink:show="embed" xlink:actuate="onLoad"/>
    <draw:fill-image draw:name="msFillBitmap_20_6" draw:display-name="msFillBitmap 6" xlink:href="Pictures/10000001000000240000002E43CCEB8C0E17CFF6.png" xlink:type="simple" xlink:show="embed" xlink:actuate="onLoad"/>
    <draw:fill-image draw:name="msFillBitmap_20_7" draw:display-name="msFillBitmap 7" xlink:href="Pictures/1000000100000022000000301CC2E455CF6122F4.png" xlink:type="simple" xlink:show="embed" xlink:actuate="onLoad"/>
    <draw:fill-image draw:name="msFillBitmap_20_8" draw:display-name="msFillBitmap 8" xlink:href="Pictures/10000001000000240000002EAFE657D317010560.png" xlink:type="simple" xlink:show="embed" xlink:actuate="onLoad"/>
    <draw:fill-image draw:name="msFillBitmap_20_9" draw:display-name="msFillBitmap 9" xlink:href="Pictures/10000001000000240000002E55067732A85294E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99cm" fo:page-height="29.72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7.238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bd1621"/>
      <style:paragraph-properties fo:text-align="start" style:font-independent-line-spacing="true"/>
      <style:text-properties fo:font-size="18pt"/>
    </style:style>
    <style:style style:name="MP6" style:family="paragraph">
      <style:paragraph-properties fo:text-align="center" style:writing-mode="lr-tb"/>
      <style:text-properties fo:font-size="18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b2b2b2"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b2b2b2"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custom-shape draw:name="bk object 16" draw:style-name="Mgr3" draw:text-style-name="MP5" draw:layer="backgroundobjects" svg:width="3.5cm" svg:height="29.698cm" svg:x="0cm" svg:y="0cm">
        <text:p/>
        <draw:enhanced-geometry draw:mirror-horizontal="false" draw:mirror-vertical="false" svg:viewBox="0 0 0 0" drawooo:sub-view-size="1260475 10691495" draw:text-areas="0 0 ?f0 ?f1" draw:type="ooxml-non-primitive" draw:enhanced-path="M 0 10691241 L 1259903 10691241 1259903 0 0 0 0 10691241 Z N">
          <draw:equation draw:name="f0" draw:formula="logwidth"/>
          <draw:equation draw:name="f1" draw:formula="logheight"/>
        </draw:enhanced-geometry>
      </draw:custom-shape>
      <draw:frame draw:name="Holder 2" presentation:style-name="Mpr1" draw:text-style-name="MP7" draw:layer="backgroundobjects" svg:width="6.716cm" svg:height="1.485cm" svg:x="7.137cm" svg:y="27.641cm" presentation:class="footer" presentation:user-transformed="true">
        <draw:text-box>
          <text:p text:style-name="MP6"><text:span text:style-name="MT1"><presentation:footer/></text:span></text:p>
        </draw:text-box>
      </draw:frame>
      <draw:frame draw:name="Holder 3" presentation:style-name="Mpr1" draw:text-style-name="MP7" draw:layer="backgroundobjects" svg:width="4.827cm" svg:height="1.485cm" svg:x="1.05cm" svg:y="27.641cm" presentation:class="date-time" presentation:user-transformed="true">
        <draw:text-box>
          <text:p text:style-name="MP8"><text:span text:style-name="MT2"><presentation:date-time/></text:span></text:p>
        </draw:text-box>
      </draw:frame>
      <draw:frame draw:name="Holder 4" presentation:style-name="Mpr1" draw:text-style-name="MP7" draw:layer="backgroundobjects" svg:width="4.827cm" svg:height="1.485cm" svg:x="15.113cm" svg:y="27.641cm" presentation:class="page-number" presentation:user-transformed="true">
        <draw:text-box>
          <text:p text:style-name="MP9"><text:span text:style-name="MT3"><text:page-number>&lt;number&gt;</text:page-number></text:span></text:p>
        </draw:text-box>
      </draw:frame>
      <draw:frame presentation:style-name="Blank-title" draw:layer="backgroundobjects" svg:width="18.89cm" svg:height="4.962cm" svg:x="1.049cm" svg:y="1.185cm" presentation:class="title" presentation:placeholder="true">
        <draw:text-box/>
      </draw:frame>
      <draw:frame presentation:style-name="Blank-outline1" draw:layer="backgroundobjects" svg:width="18.89cm" svg:height="17.237cm" svg:x="1.049cm" svg:y="6.954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olucoes - Proposta2</dc:title>
    <meta:initial-creator>CPU 3</meta:initial-creator>
    <meta:editing-cycles>12</meta:editing-cycles>
    <meta:creation-date>2020-10-07T15:59:13</meta:creation-date>
    <dc:date>2024-06-21T18:02:51.039284576</dc:date>
    <meta:editing-duration>PT36M54S</meta:editing-duration>
    <meta:generator>LibreOffice/7.3.7.2$Linux_X86_64 LibreOffice_project/30$Build-2</meta:generator>
    <meta:document-statistic meta:object-count="299"/>
    <meta:user-defined meta:name="AppVersion">16.0000</meta:user-defined>
    <meta:user-defined meta:name="Created" meta:value-type="date">2020-10-07T00:00:00</meta:user-defined>
    <meta:user-defined meta:name="Creator">Microsoft® PowerPoint® 2010</meta:user-defined>
    <meta:user-defined meta:name="LastSaved" meta:value-type="date">2020-10-07T00:00:00</meta:user-defined>
    <meta:user-defined meta:name="PresentationFormat" meta:value-type="string">Personalizar</meta:user-defined>
    <meta:user-defined meta:name="Slides" meta:value-type="float">5</meta:user-defined>
  </office:meta>
</office:document-meta>
</file>